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ce3" office:value-type="string" calcext:value-type="string">
            <text:p>Speed= 0, 1 UE-payload= 140 bytes</text:p>
          </table:table-cell>
          <table:table-cell table:number-columns-repeated="2"/>
          <table:table-cell table:style-name="ce6" office:value-type="string" calcext:value-type="string">
            <text:p>Speed= 0, 1 UE-payload= 800 bytes</text:p>
          </table:table-cell>
          <table:table-cell table:number-columns-repeated="3"/>
          <table:table-cell table:style-name="ce6" office:value-type="string" calcext:value-type="string">
            <text:p>Speed= 0, 3 UEs-payload= 140 bytes</text:p>
          </table:table-cell>
          <table:table-cell/>
          <table:table-cell table:style-name="Default"/>
          <table:table-cell table:number-columns-repeated="3"/>
          <table:table-cell table:style-name="ce6" office:value-type="string" calcext:value-type="string">
            <text:p>Speed= 0, 3 UEs-payload= 800 bytes</text:p>
          </table:table-cell>
          <table:table-cell table:style-name="Default"/>
          <table:table-cell table:number-columns-repeated="4"/>
          <table:table-cell table:style-name="ce6" office:value-type="string" calcext:value-type="string">
            <text:p>Speed= 0, 5 UEs-payload= 140 bytes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6" office:value-type="string" calcext:value-type="string">
            <text:p>Speed= 0, 5 UEs-payload= 140 by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 time</text:p>
          </table:table-cell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Sim Time</text:p>
          </table:table-cell>
          <table:table-cell office:value-type="string" calcext:value-type="string">
            <text:p>Throughput</text:p>
          </table:table-cell>
          <table:table-cell table:number-columns-repeated="2"/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table:style-name="Default" office:value-type="string" calcext:value-type="string">
            <text:p>UE3</text:p>
          </table:table-cell>
          <table:table-cell office:value-type="string" calcext:value-type="string">
            <text:p>Sim Time</text:p>
          </table:table-cell>
          <table:table-cell office:value-type="string" calcext:value-type="string">
            <text:p>Average</text:p>
          </table:table-cell>
          <table:table-cell/>
          <table:table-cell table:style-name="Default" office:value-type="string" calcext:value-type="string">
            <text:p>UE1</text:p>
          </table:table-cell>
          <table:table-cell table:style-name="Default"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Sim Time</text:p>
          </table:table-cell>
          <table:table-cell office:value-type="string" calcext:value-type="string">
            <text:p>Average</text:p>
          </table:table-cell>
          <table:table-cell/>
          <table:table-cell table:style-name="Default" office:value-type="string" calcext:value-type="string">
            <text:p>UE1</text:p>
          </table:table-cell>
          <table:table-cell table:style-name="Default"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table:style-name="Default" office:value-type="string" calcext:value-type="string">
            <text:p>UE5</text:p>
          </table:table-cell>
          <table:table-cell office:value-type="string" calcext:value-type="string">
            <text:p>Sim Time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office:value-type="string" calcext:value-type="string">
            <text:p>UE5</text:p>
          </table:table-cell>
          <table:table-cell office:value-type="string" calcext:value-type="string">
            <text:p>Sim Time 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 AVERAGE([.H2:.J3])" office:value-type="float" office:value="10.6333333333333" calcext:value-type="float">
            <text:p>10.6333333333333</text:p>
          </table:table-cell>
          <table:table-cell table:style-name="ce4"/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AVERAGE([.N3:.P3])" office:value-type="float" office:value="12.3333333333333" calcext:value-type="float">
            <text:p>12.3333333333333</text:p>
          </table:table-cell>
          <table:table-cell table:style-name="ce4"/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.9" calcext:value-type="float">
            <text:p>3.9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1.3" calcext:value-type="float">
            <text:p>1.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 AVERAGE([.T3:.X3])" office:value-type="float" office:value="3.16" calcext:value-type="float">
            <text:p>3.16</text:p>
          </table:table-cell>
          <table:table-cell table:style-name="ce4"/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 AVERAGE([.AB3:.AF3])" office:value-type="float" office:value="6.48" calcext:value-type="float">
            <text:p>6.48</text:p>
          </table:table-cell>
          <table:table-cell table:style-name="ce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 AVERAGE([.H3:.J4])" office:value-type="float" office:value="10.55" calcext:value-type="float">
            <text:p>10.55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7" calcext:value-type="float">
            <text:p>9.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AVERAGE([.N4:.P4])" office:value-type="float" office:value="10.2" calcext:value-type="float">
            <text:p>10.2</text:p>
          </table:table-cell>
          <table:table-cell table:style-name="ce4"/>
          <table:table-cell table:style-name="ce5" office:value-type="float" office:value="1.9" calcext:value-type="float">
            <text:p>1.9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2.2" calcext:value-type="float">
            <text:p>2.2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 AVERAGE([.T4:.X4])" office:value-type="float" office:value="3" calcext:value-type="float">
            <text:p>3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 AVERAGE([.AB4:.AF4])" office:value-type="float" office:value="5.98" calcext:value-type="float">
            <text:p>5.98</text:p>
          </table:table-cell>
          <table:table-cell table:style-name="ce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8.6" calcext:value-type="float">
            <text:p>8.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 AVERAGE([.H4:.J5])" office:value-type="float" office:value="10.3333333333333" calcext:value-type="float">
            <text:p>10.3333333333333</text:p>
          </table:table-cell>
          <table:table-cell table:style-name="ce4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.N5:.P5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7.2" calcext:value-type="float">
            <text:p>7.2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4.5" calcext:value-type="float">
            <text:p>4.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 AVERAGE([.T5:.X5])" office:value-type="float" office:value="5.3" calcext:value-type="float">
            <text:p>5.3</text:p>
          </table:table-cell>
          <table:table-cell table:style-name="ce4"/>
          <table:table-cell table:style-name="ce5" office:value-type="float" office:value="7.2" calcext:value-type="float">
            <text:p>7.2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.2" calcext:value-type="float">
            <text:p>7.2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8" calcext:value-type="float">
            <text:p>6.8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 AVERAGE([.AB5:.AF5])" office:value-type="float" office:value="6.68" calcext:value-type="float">
            <text:p>6.68</text:p>
          </table:table-cell>
          <table:table-cell table:style-name="ce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 AVERAGE([.H5:.J6])" office:value-type="float" office:value="9.53333333333333" calcext:value-type="float">
            <text:p>9.5333333333333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AVERAGE([.N6:.P6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2.7" calcext:value-type="float">
            <text:p>2.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 AVERAGE([.T6:.X6])" office:value-type="float" office:value="4.4" calcext:value-type="float">
            <text:p>4.4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2" calcext:value-type="float">
            <text:p>6.2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 AVERAGE([.AB6:.AF6])" office:value-type="float" office:value="6.18" calcext:value-type="float">
            <text:p>6.18</text:p>
          </table:table-cell>
          <table:table-cell table:style-name="ce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3.3" calcext:value-type="float">
            <text:p>3.3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 AVERAGE([.H6:.J7])" office:value-type="float" office:value="8.3" calcext:value-type="float">
            <text:p>8.3</text:p>
          </table:table-cell>
          <table:table-cell table:style-name="ce4"/>
          <table:table-cell table:number-columns-repeated="2" table:style-name="ce5" office:value-type="float" office:value="13" calcext:value-type="float">
            <text:p>13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AVERAGE([.N7:.P7])" office:value-type="float" office:value="11.8" calcext:value-type="float">
            <text:p>11.8</text:p>
          </table:table-cell>
          <table:table-cell table:style-name="ce4"/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 AVERAGE([.T7:.X7])" office:value-type="float" office:value="5.66" calcext:value-type="float">
            <text:p>5.66</text:p>
          </table:table-cell>
          <table:table-cell table:style-name="ce4"/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 AVERAGE([.AB7:.AF7])" office:value-type="float" office:value="6.58" calcext:value-type="float">
            <text:p>6.58</text:p>
          </table:table-cell>
          <table:table-cell table:style-name="ce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2.3" calcext:value-type="float">
            <text:p>2.3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 AVERAGE([.H7:.J8])" office:value-type="float" office:value="7.56666666666667" calcext:value-type="float">
            <text:p>7.56666666666667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AVERAGE([.N8:.P8])" office:value-type="float" office:value="10.4333333333333" calcext:value-type="float">
            <text:p>10.4333333333333</text:p>
          </table:table-cell>
          <table:table-cell table:style-name="ce4"/>
          <table:table-cell table:style-name="ce5" office:value-type="float" office:value="3.7" calcext:value-type="float">
            <text:p>3.7</text:p>
          </table:table-cell>
          <table:table-cell table:style-name="ce5" office:value-type="float" office:value="4.3" calcext:value-type="float">
            <text:p>4.3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 AVERAGE([.T8:.X8])" office:value-type="float" office:value="4.78" calcext:value-type="float">
            <text:p>4.78</text:p>
          </table:table-cell>
          <table:table-cell table:style-name="ce4"/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 AVERAGE([.AB8:.AF8])" office:value-type="float" office:value="6.32" calcext:value-type="float">
            <text:p>6.32</text:p>
          </table:table-cell>
          <table:table-cell table:style-name="ce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6.2" calcext:value-type="float">
            <text:p>6.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 AVERAGE([.H8:.J9])" office:value-type="float" office:value="8.4" calcext:value-type="float">
            <text:p>8.4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AVERAGE([.N9:.P9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4.4" calcext:value-type="float">
            <text:p>4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8" calcext:value-type="float">
            <text:p>6.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 AVERAGE([.T9:.X9])" office:value-type="float" office:value="5.24" calcext:value-type="float">
            <text:p>5.24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8" calcext:value-type="float">
            <text:p>6.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 AVERAGE([.AB9:.AF9])" office:value-type="float" office:value="6.06" calcext:value-type="float">
            <text:p>6.06</text:p>
          </table:table-cell>
          <table:table-cell table:style-name="ce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5" office:value-type="float" office:value="30" calcext:value-type="float">
            <text:p>30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6" calcext:value-type="float">
            <text:p>9.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 AVERAGE([.H9:.J10])" office:value-type="float" office:value="9.7" calcext:value-type="float">
            <text:p>9.7</text:p>
          </table:table-cell>
          <table:table-cell table:style-name="ce4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AVERAGE([.N10:.P10])" office:value-type="float" office:value="12.6666666666667" calcext:value-type="float">
            <text:p>12.6666666666667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3.1" calcext:value-type="float">
            <text:p>3.1</text:p>
          </table:table-cell>
          <table:table-cell table:style-name="ce5" office:value-type="float" office:value="3.8" calcext:value-type="float">
            <text:p>3.8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 AVERAGE([.T10:.X10])" office:value-type="float" office:value="4.52" calcext:value-type="float">
            <text:p>4.52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 AVERAGE([.AB10:.AF10])" office:value-type="float" office:value="6.48" calcext:value-type="float">
            <text:p>6.48</text:p>
          </table:table-cell>
          <table:table-cell table:style-name="ce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9.1" calcext:value-type="float">
            <text:p>9.1</text:p>
          </table:table-cell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 AVERAGE([.H10:.J11])" office:value-type="float" office:value="9.56666666666667" calcext:value-type="float">
            <text:p>9.56666666666667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AVERAGE([.N11:.P11])" office:value-type="float" office:value="10.6" calcext:value-type="float">
            <text:p>10.6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 AVERAGE([.T11:.X11])" office:value-type="float" office:value="5.96" calcext:value-type="float">
            <text:p>5.96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 AVERAGE([.AB11:.AF11])" office:value-type="float" office:value="5.96" calcext:value-type="float">
            <text:p>5.96</text:p>
          </table:table-cell>
          <table:table-cell table:style-name="ce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 AVERAGE([.H11:.J12])" office:value-type="float" office:value="10.2333333333333" calcext:value-type="float">
            <text:p>10.2333333333333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AVERAGE([.N12:.P12])" office:value-type="float" office:value="11.3" calcext:value-type="float">
            <text:p>11.3</text:p>
          </table:table-cell>
          <table:table-cell table:style-name="ce4"/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3.6" calcext:value-type="float">
            <text:p>3.6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 AVERAGE([.T12:.X12])" office:value-type="float" office:value="5.02" calcext:value-type="float">
            <text:p>5.02</text:p>
          </table:table-cell>
          <table:table-cell table:style-name="ce4"/>
          <table:table-cell table:number-columns-repeated="2" table:style-name="ce5" office:value-type="float" office:value="7.5" calcext:value-type="float">
            <text:p>7.5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 AVERAGE([.AB12:.AF12])" office:value-type="float" office:value="7.1" calcext:value-type="float">
            <text:p>7.1</text:p>
          </table:table-cell>
          <table:table-cell table:style-name="ce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 AVERAGE([.H12:.J13])" office:value-type="float" office:value="10.55" calcext:value-type="float">
            <text:p>10.55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AVERAGE([.N13:.P13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 AVERAGE([.T13:.X13])" office:value-type="float" office:value="5.86" calcext:value-type="float">
            <text:p>5.86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 AVERAGE([.AB13:.AF13])" office:value-type="float" office:value="5.86" calcext:value-type="float">
            <text:p>5.86</text:p>
          </table:table-cell>
          <table:table-cell table:style-name="ce4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 AVERAGE([.H13:.J14])" office:value-type="float" office:value="10.1166666666667" calcext:value-type="float">
            <text:p>10.1166666666667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AVERAGE([.N14:.P14])" office:value-type="float" office:value="11.3333333333333" calcext:value-type="float">
            <text:p>11.3333333333333</text:p>
          </table:table-cell>
          <table:table-cell table:style-name="ce4"/>
          <table:table-cell table:number-columns-repeated="2" table:style-name="ce5" office:value-type="float" office:value="5.9" calcext:value-type="float">
            <text:p>5.9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3.3" calcext:value-type="float">
            <text:p>3.3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 AVERAGE([.T14:.X14])" office:value-type="float" office:value="4.8" calcext:value-type="float">
            <text:p>4.8</text:p>
          </table:table-cell>
          <table:table-cell table:style-name="ce4"/>
          <table:table-cell table:number-columns-repeated="2" table:style-name="ce5" office:value-type="float" office:value="5.9" calcext:value-type="float">
            <text:p>5.9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2" table:style-name="ce5" office:value-type="float" office:value="7.1" calcext:value-type="float">
            <text:p>7.1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 AVERAGE([.AB14:.AF14])" office:value-type="float" office:value="6.56" calcext:value-type="float">
            <text:p>6.56</text:p>
          </table:table-cell>
          <table:table-cell table:style-name="ce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2" calcext:value-type="float">
            <text:p>9.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1" calcext:value-type="float">
            <text:p>9.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 AVERAGE([.H14:.J15])" office:value-type="float" office:value="10.1166666666667" calcext:value-type="float">
            <text:p>10.1166666666667</text:p>
          </table:table-cell>
          <table:table-cell table:style-name="ce4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AVERAGE([.N15:.P15])" office:value-type="float" office:value="11" calcext:value-type="float">
            <text:p>11</text:p>
          </table:table-cell>
          <table:table-cell table:style-name="ce4"/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4.1" calcext:value-type="float">
            <text:p>4.1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7" calcext:value-type="float">
            <text:p>5.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 AVERAGE([.T15:.X15])" office:value-type="float" office:value="5.5" calcext:value-type="float">
            <text:p>5.5</text:p>
          </table:table-cell>
          <table:table-cell table:style-name="ce4"/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 AVERAGE([.AB15:.AF15])" office:value-type="float" office:value="6.04" calcext:value-type="float">
            <text:p>6.04</text:p>
          </table:table-cell>
          <table:table-cell table:style-name="ce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 AVERAGE([.H15:.J16])" office:value-type="float" office:value="10.3833333333333" calcext:value-type="float">
            <text:p>10.3833333333333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AVERAGE([.N16:.P16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 AVERAGE([.T16:.X16])" office:value-type="float" office:value="6.52" calcext:value-type="float">
            <text:p>6.52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 AVERAGE([.AB16:.AF16])" office:value-type="float" office:value="6.7" calcext:value-type="float">
            <text:p>6.7</text:p>
          </table:table-cell>
          <table:table-cell table:style-name="ce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 table:style-name="ce5" office:value-type="float" office:value="9.9" calcext:value-type="float">
            <text:p>9.9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 AVERAGE([.H16:.J17])" office:value-type="float" office:value="10.3666666666667" calcext:value-type="float">
            <text:p>10.36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AVERAGE([.N17:.P17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2.3" calcext:value-type="float">
            <text:p>2.3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 AVERAGE([.T17:.X17])" office:value-type="float" office:value="5.24" calcext:value-type="float">
            <text:p>5.24</text:p>
          </table:table-cell>
          <table:table-cell table:style-name="ce4"/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 AVERAGE([.AB17:.AF17])" office:value-type="float" office:value="5.74" calcext:value-type="float">
            <text:p>5.74</text:p>
          </table:table-cell>
          <table:table-cell table:style-name="ce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 AVERAGE([.H17:.J18])" office:value-type="float" office:value="10.1" calcext:value-type="float">
            <text:p>10.1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AVERAGE([.N18:.P18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4.4" calcext:value-type="float">
            <text:p>4.4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3.8" calcext:value-type="float">
            <text:p>3.8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 AVERAGE([.T18:.X18])" office:value-type="float" office:value="5.42" calcext:value-type="float">
            <text:p>5.42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8" calcext:value-type="float">
            <text:p>5.8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 AVERAGE([.AB18:.AF18])" office:value-type="float" office:value="6.22" calcext:value-type="float">
            <text:p>6.22</text:p>
          </table:table-cell>
          <table:table-cell table:style-name="ce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 table:style-name="ce5" office:value-type="float" office:value="9.4" calcext:value-type="float">
            <text:p>9.4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 AVERAGE([.H18:.J19])" office:value-type="float" office:value="10.0333333333333" calcext:value-type="float">
            <text:p>10.033333333333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AVERAGE([.N19:.P19])" office:value-type="float" office:value="10.8" calcext:value-type="float">
            <text:p>10.8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 AVERAGE([.T19:.X19])" office:value-type="float" office:value="6.38" calcext:value-type="float">
            <text:p>6.38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 AVERAGE([.AB19:.AF19])" office:value-type="float" office:value="6.38" calcext:value-type="float">
            <text:p>6.38</text:p>
          </table:table-cell>
          <table:table-cell table:style-name="ce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5" office:value-type="float" office:value="30" calcext:value-type="float">
            <text:p>30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8.9" calcext:value-type="float">
            <text:p>8.9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 AVERAGE([.H19:.J20])" office:value-type="float" office:value="9.95" calcext:value-type="float">
            <text:p>9.95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AVERAGE([.N20:.P20])" office:value-type="float" office:value="10.4666666666667" calcext:value-type="float">
            <text:p>10.4666666666667</text:p>
          </table:table-cell>
          <table:table-cell table:style-name="ce4"/>
          <table:table-cell table:number-columns-repeated="2" table:style-name="ce5" office:value-type="float" office:value="5.6" calcext:value-type="float">
            <text:p>5.6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 AVERAGE([.T20:.X20])" office:value-type="float" office:value="6.28" calcext:value-type="float">
            <text:p>6.28</text:p>
          </table:table-cell>
          <table:table-cell table:style-name="ce4"/>
          <table:table-cell table:number-columns-repeated="2" table:style-name="ce5" office:value-type="float" office:value="5.6" calcext:value-type="float">
            <text:p>5.6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 AVERAGE([.AB20:.AF20])" office:value-type="float" office:value="6.28" calcext:value-type="float">
            <text:p>6.28</text:p>
          </table:table-cell>
          <table:table-cell table:style-name="ce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5" office:value-type="float" office:value="33" calcext:value-type="float">
            <text:p>33</text:p>
          </table:table-cell>
          <table:table-cell table:style-name="ce4" table:number-columns-repeated="2"/>
          <table:table-cell table:style-name="ce5" office:value-type="float" office:value="8.9" calcext:value-type="float">
            <text:p>8.9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 AVERAGE([.H20:.J21])" office:value-type="float" office:value="10.3" calcext:value-type="float">
            <text:p>10.3</text:p>
          </table:table-cell>
          <table:table-cell table:style-name="ce4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AVERAGE([.N21:.P21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 AVERAGE([.T21:.X21])" office:value-type="float" office:value="6.06" calcext:value-type="float">
            <text:p>6.06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 AVERAGE([.AB21:.AF21])" office:value-type="float" office:value="6.06" calcext:value-type="float">
            <text:p>6.06</text:p>
          </table:table-cell>
          <table:table-cell table:style-name="ce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5" office:value-type="float" office:value="31" calcext:value-type="float">
            <text:p>31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 AVERAGE([.H21:.J22])" office:value-type="float" office:value="10.3833333333333" calcext:value-type="float">
            <text:p>10.3833333333333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AVERAGE([.N22:.P22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 AVERAGE([.T22:.X22])" office:value-type="float" office:value="6.54" calcext:value-type="float">
            <text:p>6.54</text:p>
          </table:table-cell>
          <table:table-cell table:style-name="ce4"/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 AVERAGE([.AB22:.AF22])" office:value-type="float" office:value="6.54" calcext:value-type="float">
            <text:p>6.54</text:p>
          </table:table-cell>
          <table:table-cell table:style-name="ce4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formula="of:= AVERAGE([.H22:.J23])" office:value-type="float" office:value="10.4666666666667" calcext:value-type="float">
            <text:p>10.4666666666667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formula="of:=AVERAGE([.N23:.P23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3.3" calcext:value-type="float">
            <text:p>3.3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formula="of:= AVERAGE([.T23:.X23])" office:value-type="float" office:value="5.86" calcext:value-type="float">
            <text:p>5.86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formula="of:= AVERAGE([.AB23:.AF23])" office:value-type="float" office:value="6.26" calcext:value-type="float">
            <text:p>6.26</text:p>
          </table:table-cell>
          <table:table-cell table:style-name="ce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5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7" calcext:value-type="float">
            <text:p>9.7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 AVERAGE([.H23:.J24])" office:value-type="float" office:value="10.1833333333333" calcext:value-type="float">
            <text:p>10.1833333333333</text:p>
          </table:table-cell>
          <table:table-cell table:style-name="ce4"/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AVERAGE([.N24:.P24])" office:value-type="float" office:value="10.8" calcext:value-type="float">
            <text:p>10.8</text:p>
          </table:table-cell>
          <table:table-cell table:style-name="ce4"/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 AVERAGE([.T24:.X24])" office:value-type="float" office:value="6.28" calcext:value-type="float">
            <text:p>6.28</text:p>
          </table:table-cell>
          <table:table-cell table:style-name="ce4"/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 AVERAGE([.AB24:.AF24])" office:value-type="float" office:value="6.28" calcext:value-type="float">
            <text:p>6.28</text:p>
          </table:table-cell>
          <table:table-cell table:style-name="ce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3" calcext:value-type="float">
            <text:p>23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8.9" calcext:value-type="float">
            <text:p>8.9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formula="of:= AVERAGE([.H24:.J25])" office:value-type="float" office:value="10.1" calcext:value-type="float">
            <text:p>10.1</text:p>
          </table:table-cell>
          <table:table-cell table:style-name="ce4"/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formula="of:=AVERAGE([.N25:.P25])" office:value-type="float" office:value="11.3" calcext:value-type="float">
            <text:p>11.3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5.9" calcext:value-type="float">
            <text:p>5.9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formula="of:= AVERAGE([.T25:.X25])" office:value-type="float" office:value="5.7" calcext:value-type="float">
            <text:p>5.7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5.9" calcext:value-type="float">
            <text:p>5.9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formula="of:= AVERAGE([.AB25:.AF25])" office:value-type="float" office:value="5.7" calcext:value-type="float">
            <text:p>5.7</text:p>
          </table:table-cell>
          <table:table-cell table:style-name="ce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 AVERAGE([.H25:.J26])" office:value-type="float" office:value="10.65" calcext:value-type="float">
            <text:p>10.65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AVERAGE([.N26:.P26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 AVERAGE([.T26:.X26])" office:value-type="float" office:value="6.36" calcext:value-type="float">
            <text:p>6.36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 AVERAGE([.AB26:.AF26])" office:value-type="float" office:value="6.36" calcext:value-type="float">
            <text:p>6.36</text:p>
          </table:table-cell>
          <table:table-cell table:style-name="ce4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.7" calcext:value-type="float">
            <text:p>8.7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 AVERAGE([.H26:.J27])" office:value-type="float" office:value="10.35" calcext:value-type="float">
            <text:p>10.35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AVERAGE([.N27:.P27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 AVERAGE([.T27:.X27])" office:value-type="float" office:value="6.4" calcext:value-type="float">
            <text:p>6.4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 AVERAGE([.AB27:.AF27])" office:value-type="float" office:value="6.4" calcext:value-type="float">
            <text:p>6.4</text:p>
          </table:table-cell>
          <table:table-cell table:style-name="ce4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5" office:value-type="float" office:value="36" calcext:value-type="float">
            <text:p>36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 AVERAGE([.H27:.J28])" office:value-type="float" office:value="10.0833333333333" calcext:value-type="float">
            <text:p>10.0833333333333</text:p>
          </table:table-cell>
          <table:table-cell table:style-name="ce4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AVERAGE([.N28:.P28])" office:value-type="float" office:value="11" calcext:value-type="float">
            <text:p>11</text:p>
          </table:table-cell>
          <table:table-cell table:style-name="ce4"/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4.8" calcext:value-type="float">
            <text:p>4.8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 AVERAGE([.T28:.X28])" office:value-type="float" office:value="6.12" calcext:value-type="float">
            <text:p>6.12</text:p>
          </table:table-cell>
          <table:table-cell table:style-name="ce4"/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4.8" calcext:value-type="float">
            <text:p>4.8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 AVERAGE([.AB28:.AF28])" office:value-type="float" office:value="6.12" calcext:value-type="float">
            <text:p>6.12</text:p>
          </table:table-cell>
          <table:table-cell table:style-name="ce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formula="of:= AVERAGE([.H28:.J29])" office:value-type="float" office:value="10.2" calcext:value-type="float">
            <text:p>10.2</text:p>
          </table:table-cell>
          <table:table-cell table:style-name="ce4"/>
          <table:table-cell table:style-name="ce5" office:value-type="float" office:value="9.7" calcext:value-type="float">
            <text:p>9.7</text:p>
          </table:table-cell>
          <table:table-cell table:number-columns-repeated="2" table:style-name="ce5" office:value-type="float" office:value="9.9" calcext:value-type="float">
            <text:p>9.9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formula="of:=AVERAGE([.N29:.P29])" office:value-type="float" office:value="9.83333333333333" calcext:value-type="float">
            <text:p>9.83333333333333</text:p>
          </table:table-cell>
          <table:table-cell table:style-name="ce4"/>
          <table:table-cell table:number-columns-repeated="2" table:style-name="ce5" office:value-type="float" office:value="5.6" calcext:value-type="float">
            <text:p>5.6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6.8" calcext:value-type="float">
            <text:p>6.8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formula="of:= AVERAGE([.T29:.X29])" office:value-type="float" office:value="6.04" calcext:value-type="float">
            <text:p>6.04</text:p>
          </table:table-cell>
          <table:table-cell table:style-name="ce4"/>
          <table:table-cell table:number-columns-repeated="2" table:style-name="ce5" office:value-type="float" office:value="5.6" calcext:value-type="float">
            <text:p>5.6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6.8" calcext:value-type="float">
            <text:p>6.8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formula="of:= AVERAGE([.AB29:.AF29])" office:value-type="float" office:value="6.04" calcext:value-type="float">
            <text:p>6.04</text:p>
          </table:table-cell>
          <table:table-cell table:style-name="ce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5" office:value-type="float" office:value="30" calcext:value-type="float">
            <text:p>30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formula="of:= AVERAGE([.H29:.J30])" office:value-type="float" office:value="10.2" calcext:value-type="float">
            <text:p>10.2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formula="of:=AVERAGE([.N30:.P30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formula="of:= AVERAGE([.T30:.X30])" office:value-type="float" office:value="6.46" calcext:value-type="float">
            <text:p>6.46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formula="of:= AVERAGE([.AB30:.AF30])" office:value-type="float" office:value="6.46" calcext:value-type="float">
            <text:p>6.46</text:p>
          </table:table-cell>
          <table:table-cell table:style-name="ce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formula="of:= AVERAGE([.H30:.J31])" office:value-type="float" office:value="10.7333333333333" calcext:value-type="float">
            <text:p>10.7333333333333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formula="of:=AVERAGE([.N31:.P31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7.2" calcext:value-type="float">
            <text:p>7.2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formula="of:= AVERAGE([.T31:.X31])" office:value-type="float" office:value="6.4" calcext:value-type="float">
            <text:p>6.4</text:p>
          </table:table-cell>
          <table:table-cell table:style-name="ce4"/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7.2" calcext:value-type="float">
            <text:p>7.2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formula="of:= AVERAGE([.AB31:.AF31])" office:value-type="float" office:value="6.4" calcext:value-type="float">
            <text:p>6.4</text:p>
          </table:table-cell>
          <table:table-cell table:style-name="ce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 AVERAGE([.H31:.J32])" office:value-type="float" office:value="10.55" calcext:value-type="float">
            <text:p>10.55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AVERAGE([.N32:.P32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 AVERAGE([.T32:.X32])" office:value-type="float" office:value="5.98" calcext:value-type="float">
            <text:p>5.98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 AVERAGE([.AB32:.AF32])" office:value-type="float" office:value="5.98" calcext:value-type="float">
            <text:p>5.98</text:p>
          </table:table-cell>
          <table:table-cell table:style-name="ce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5" office:value-type="float" office:value="31" calcext:value-type="float">
            <text:p>31</text:p>
          </table:table-cell>
          <table:table-cell table:style-name="ce4"/>
          <table:table-cell table:style-name="ce4" office:value-type="float" office:value="31" calcext:value-type="float">
            <text:p>31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8.9" calcext:value-type="float">
            <text:p>8.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 AVERAGE([.H32:.J33])" office:value-type="float" office:value="10.2" calcext:value-type="float">
            <text:p>10.2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AVERAGE([.N33:.P33])" office:value-type="float" office:value="10.1" calcext:value-type="float">
            <text:p>10.1</text:p>
          </table:table-cell>
          <table:table-cell table:style-name="ce4"/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 AVERAGE([.T33:.X33])" office:value-type="float" office:value="6" calcext:value-type="float">
            <text:p>6</text:p>
          </table:table-cell>
          <table:table-cell table:style-name="ce4"/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 AVERAGE([.AB33:.AF33])" office:value-type="float" office:value="6" calcext:value-type="float">
            <text:p>6</text:p>
          </table:table-cell>
          <table:table-cell table:style-name="ce4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float" office:value="30" calcext:value-type="float">
            <text:p>30</text:p>
          </table:table-cell>
          <table:table-cell table:style-name="ce4" table:number-columns-repeated="2"/>
          <table:table-cell table:number-columns-repeated="2"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 AVERAGE([.H33:.J34])" office:value-type="float" office:value="10.1166666666667" calcext:value-type="float">
            <text:p>10.11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AVERAGE([.N34:.P34])" office:value-type="float" office:value="10.4666666666667" calcext:value-type="float">
            <text:p>10.4666666666667</text:p>
          </table:table-cell>
          <table:table-cell table:style-name="ce4"/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7.9" calcext:value-type="float">
            <text:p>7.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 AVERAGE([.T34:.X34])" office:value-type="float" office:value="7.12" calcext:value-type="float">
            <text:p>7.12</text:p>
          </table:table-cell>
          <table:table-cell table:style-name="ce4"/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7.9" calcext:value-type="float">
            <text:p>7.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 AVERAGE([.AB34:.AF34])" office:value-type="float" office:value="7.12" calcext:value-type="float">
            <text:p>7.12</text:p>
          </table:table-cell>
          <table:table-cell table:style-name="ce4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formula="of:= AVERAGE([.H34:.J35])" office:value-type="float" office:value="10.6333333333333" calcext:value-type="float">
            <text:p>10.6333333333333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formula="of:=AVERAGE([.N35:.P35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5" calcext:value-type="float">
            <text:p>5.5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formula="of:= AVERAGE([.T35:.X35])" office:value-type="float" office:value="5.96" calcext:value-type="float">
            <text:p>5.96</text:p>
          </table:table-cell>
          <table:table-cell table:style-name="ce4"/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5" calcext:value-type="float">
            <text:p>5.5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formula="of:= AVERAGE([.AB35:.AF35])" office:value-type="float" office:value="5.96" calcext:value-type="float">
            <text:p>5.96</text:p>
          </table:table-cell>
          <table:table-cell table:style-name="ce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5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formula="of:= AVERAGE([.H35:.J36])" office:value-type="float" office:value="10.55" calcext:value-type="float">
            <text:p>10.55</text:p>
          </table:table-cell>
          <table:table-cell table:style-name="ce4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formula="of:=AVERAGE([.N36:.P36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formula="of:= AVERAGE([.T36:.X36])" office:value-type="float" office:value="5.92" calcext:value-type="float">
            <text:p>5.92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formula="of:= AVERAGE([.AB36:.AF36])" office:value-type="float" office:value="5.92" calcext:value-type="float">
            <text:p>5.92</text:p>
          </table:table-cell>
          <table:table-cell table:style-name="ce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35" calcext:value-type="float">
            <text:p>35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formula="of:= AVERAGE([.H36:.J37])" office:value-type="float" office:value="10.55" calcext:value-type="float">
            <text:p>10.55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formula="of:=AVERAGE([.N37:.P37])" office:value-type="float" office:value="10.9666666666667" calcext:value-type="float">
            <text:p>10.9666666666667</text:p>
          </table:table-cell>
          <table:table-cell table:style-name="ce4"/>
          <table:table-cell table:number-columns-repeated="2" table:style-name="ce5" office:value-type="float" office:value="6.3" calcext:value-type="float">
            <text:p>6.3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5.8" calcext:value-type="float">
            <text:p>5.8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formula="of:= AVERAGE([.T37:.X37])" office:value-type="float" office:value="6.38" calcext:value-type="float">
            <text:p>6.38</text:p>
          </table:table-cell>
          <table:table-cell table:style-name="ce4"/>
          <table:table-cell table:number-columns-repeated="2" table:style-name="ce5" office:value-type="float" office:value="6.3" calcext:value-type="float">
            <text:p>6.3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5.8" calcext:value-type="float">
            <text:p>5.8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formula="of:= AVERAGE([.AB37:.AF37])" office:value-type="float" office:value="6.38" calcext:value-type="float">
            <text:p>6.38</text:p>
          </table:table-cell>
          <table:table-cell table:style-name="ce4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8.9" calcext:value-type="float">
            <text:p>8.9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 AVERAGE([.H37:.J38])" office:value-type="float" office:value="10.8166666666667" calcext:value-type="float">
            <text:p>10.81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AVERAGE([.N38:.P38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 AVERAGE([.T38:.X38])" office:value-type="float" office:value="6.7" calcext:value-type="float">
            <text:p>6.7</text:p>
          </table:table-cell>
          <table:table-cell table:style-name="ce4"/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 AVERAGE([.AB38:.AF38])" office:value-type="float" office:value="6.7" calcext:value-type="float">
            <text:p>6.7</text:p>
          </table:table-cell>
          <table:table-cell table:style-name="ce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37" calcext:value-type="float">
            <text:p>37</text:p>
          </table:table-cell>
          <table:table-cell table:style-name="ce5" office:value-type="float" office:value="30" calcext:value-type="float">
            <text:p>30</text:p>
          </table:table-cell>
          <table:table-cell table:style-name="ce4" table:number-columns-repeated="2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formula="of:= AVERAGE([.H38:.J39])" office:value-type="float" office:value="10.3" calcext:value-type="float">
            <text:p>10.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formula="of:=AVERAGE([.N39:.P39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5" calcext:value-type="float">
            <text:p>7.5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formula="of:= AVERAGE([.T39:.X39])" office:value-type="float" office:value="6.4" calcext:value-type="float">
            <text:p>6.4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5" calcext:value-type="float">
            <text:p>7.5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formula="of:= AVERAGE([.AB39:.AF39])" office:value-type="float" office:value="6.4" calcext:value-type="float">
            <text:p>6.4</text:p>
          </table:table-cell>
          <table:table-cell table:style-name="ce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38" calcext:value-type="float">
            <text:p>38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38" calcext:value-type="float">
            <text:p>38</text:p>
          </table:table-cell>
          <table:table-cell table:style-name="ce4" table:formula="of:= AVERAGE([.H39:.J40])" office:value-type="float" office:value="10.6333333333333" calcext:value-type="float">
            <text:p>10.6333333333333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38" calcext:value-type="float">
            <text:p>38</text:p>
          </table:table-cell>
          <table:table-cell table:style-name="ce4" table:formula="of:=AVERAGE([.N40:.P40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38" calcext:value-type="float">
            <text:p>38</text:p>
          </table:table-cell>
          <table:table-cell table:style-name="ce4" table:formula="of:= AVERAGE([.T40:.X40])" office:value-type="float" office:value="5.8" calcext:value-type="float">
            <text:p>5.8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38" calcext:value-type="float">
            <text:p>38</text:p>
          </table:table-cell>
          <table:table-cell table:style-name="ce4" table:formula="of:= AVERAGE([.AB40:.AF40])" office:value-type="float" office:value="5.8" calcext:value-type="float">
            <text:p>5.8</text:p>
          </table:table-cell>
          <table:table-cell table:style-name="ce4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formula="of:= AVERAGE([.H40:.J41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formula="of:=AVERAGE([.N41:.P41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formula="of:= AVERAGE([.T41:.X41])" office:value-type="float" office:value="6.38" calcext:value-type="float">
            <text:p>6.38</text:p>
          </table:table-cell>
          <table:table-cell table:style-name="ce4"/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formula="of:= AVERAGE([.AB41:.AF41])" office:value-type="float" office:value="6.38" calcext:value-type="float">
            <text:p>6.38</text:p>
          </table:table-cell>
          <table:table-cell table:style-name="ce4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 AVERAGE([.H41:.J42])" office:value-type="float" office:value="10.7166666666667" calcext:value-type="float">
            <text:p>10.71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AVERAGE([.N42:.P42])" office:value-type="float" office:value="10.8" calcext:value-type="float">
            <text:p>10.8</text:p>
          </table:table-cell>
          <table:table-cell table:style-name="ce4"/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 AVERAGE([.T42:.X42])" office:value-type="float" office:value="6.48" calcext:value-type="float">
            <text:p>6.48</text:p>
          </table:table-cell>
          <table:table-cell table:style-name="ce4"/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 AVERAGE([.AB42:.AF42])" office:value-type="float" office:value="6.48" calcext:value-type="float">
            <text:p>6.48</text:p>
          </table:table-cell>
          <table:table-cell table:style-name="ce4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5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formula="of:= AVERAGE([.H42:.J43])" office:value-type="float" office:value="10.6333333333333" calcext:value-type="float">
            <text:p>10.6333333333333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formula="of:=AVERAGE([.N43:.P43])" office:value-type="float" office:value="11.3" calcext:value-type="float">
            <text:p>11.3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8" calcext:value-type="float">
            <text:p>5.8</text:p>
          </table:table-cell>
          <table:table-cell table:number-columns-repeated="2" table:style-name="ce5" office:value-type="float" office:value="6.3" calcext:value-type="float">
            <text:p>6.3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formula="of:= AVERAGE([.T43:.X43])" office:value-type="float" office:value="6.26" calcext:value-type="float">
            <text:p>6.26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8" calcext:value-type="float">
            <text:p>5.8</text:p>
          </table:table-cell>
          <table:table-cell table:number-columns-repeated="2" table:style-name="ce5" office:value-type="float" office:value="6.3" calcext:value-type="float">
            <text:p>6.3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formula="of:= AVERAGE([.AB43:.AF43])" office:value-type="float" office:value="6.26" calcext:value-type="float">
            <text:p>6.26</text:p>
          </table:table-cell>
          <table:table-cell table:style-name="ce4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2" calcext:value-type="float">
            <text:p>42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formula="of:= AVERAGE([.H43:.J44])" office:value-type="float" office:value="10.6166666666667" calcext:value-type="float">
            <text:p>10.61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formula="of:=AVERAGE([.N44:.P44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2" table:style-name="ce5" office:value-type="float" office:value="5.9" calcext:value-type="float">
            <text:p>5.9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formula="of:= AVERAGE([.T44:.X44])" office:value-type="float" office:value="6.16" calcext:value-type="float">
            <text:p>6.16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2" table:style-name="ce5" office:value-type="float" office:value="5.9" calcext:value-type="float">
            <text:p>5.9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formula="of:= AVERAGE([.AB44:.AF44])" office:value-type="float" office:value="6.16" calcext:value-type="float">
            <text:p>6.16</text:p>
          </table:table-cell>
          <table:table-cell table:style-name="ce4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formula="of:= AVERAGE([.H44:.J45])" office:value-type="float" office:value="10.7166666666667" calcext:value-type="float">
            <text:p>10.71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formula="of:=AVERAGE([.N45:.P45])" office:value-type="float" office:value="10.8" calcext:value-type="float">
            <text:p>10.8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2" calcext:value-type="float">
            <text:p>6.2</text:p>
          </table:table-cell>
          <table:table-cell table:number-columns-repeated="2" table:style-name="ce5" office:value-type="float" office:value="7.5" calcext:value-type="float">
            <text:p>7.5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formula="of:= AVERAGE([.T45:.X45])" office:value-type="float" office:value="6.64" calcext:value-type="float">
            <text:p>6.64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2" calcext:value-type="float">
            <text:p>6.2</text:p>
          </table:table-cell>
          <table:table-cell table:number-columns-repeated="2" table:style-name="ce5" office:value-type="float" office:value="7.5" calcext:value-type="float">
            <text:p>7.5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formula="of:= AVERAGE([.AB45:.AF45])" office:value-type="float" office:value="6.64" calcext:value-type="float">
            <text:p>6.64</text:p>
          </table:table-cell>
          <table:table-cell table:style-name="ce4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4" calcext:value-type="float">
            <text:p>44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formula="of:= AVERAGE([.H45:.J46])" office:value-type="float" office:value="10.1666666666667" calcext:value-type="float">
            <text:p>10.1666666666667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formula="of:=AVERAGE([.N46:.P46])" office:value-type="float" office:value="11.3" calcext:value-type="float">
            <text:p>11.3</text:p>
          </table:table-cell>
          <table:table-cell table:style-name="ce4"/>
          <table:table-cell table:number-columns-repeated="2" table:style-name="ce5" office:value-type="float" office:value="6.7" calcext:value-type="float">
            <text:p>6.7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formula="of:= AVERAGE([.T46:.X46])" office:value-type="float" office:value="6.06" calcext:value-type="float">
            <text:p>6.06</text:p>
          </table:table-cell>
          <table:table-cell table:style-name="ce4"/>
          <table:table-cell table:number-columns-repeated="2" table:style-name="ce5" office:value-type="float" office:value="6.7" calcext:value-type="float">
            <text:p>6.7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formula="of:= AVERAGE([.AB46:.AF46])" office:value-type="float" office:value="6.06" calcext:value-type="float">
            <text:p>6.06</text:p>
          </table:table-cell>
          <table:table-cell table:style-name="ce4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45" calcext:value-type="float">
            <text:p>45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 AVERAGE([.H46:.J47])" office:value-type="float" office:value="10.3333333333333" calcext:value-type="float">
            <text:p>10.3333333333333</text:p>
          </table:table-cell>
          <table:table-cell table:style-name="ce4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AVERAGE([.N47:.P47])" office:value-type="float" office:value="10.4666666666667" calcext:value-type="float">
            <text:p>10.4666666666667</text:p>
          </table:table-cell>
          <table:table-cell table:style-name="ce4"/>
          <table:table-cell table:style-name="ce5" office:value-type="float" office:value="6.1" calcext:value-type="float">
            <text:p>6.1</text:p>
          </table:table-cell>
          <table:table-cell table:number-columns-repeated="2" table:style-name="ce5" office:value-type="float" office:value="5.9" calcext:value-type="float">
            <text:p>5.9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 AVERAGE([.T47:.X47])" office:value-type="float" office:value="6.2" calcext:value-type="float">
            <text:p>6.2</text:p>
          </table:table-cell>
          <table:table-cell table:style-name="ce4"/>
          <table:table-cell table:style-name="ce5" office:value-type="float" office:value="6.1" calcext:value-type="float">
            <text:p>6.1</text:p>
          </table:table-cell>
          <table:table-cell table:number-columns-repeated="2" table:style-name="ce5" office:value-type="float" office:value="5.9" calcext:value-type="float">
            <text:p>5.9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 AVERAGE([.AB47:.AF47])" office:value-type="float" office:value="6.2" calcext:value-type="float">
            <text:p>6.2</text:p>
          </table:table-cell>
          <table:table-cell table:style-name="ce4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6" calcext:value-type="float">
            <text:p>46</text:p>
          </table:table-cell>
          <table:table-cell table:style-name="ce5" office:value-type="float" office:value="30" calcext:value-type="float">
            <text:p>30</text:p>
          </table:table-cell>
          <table:table-cell table:style-name="ce4" table:number-columns-repeated="2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formula="of:= AVERAGE([.H47:.J48])" office:value-type="float" office:value="11.1666666666667" calcext:value-type="float">
            <text:p>11.16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formula="of:=AVERAGE([.N48:.P48])" office:value-type="float" office:value="10.6333333333333" calcext:value-type="float">
            <text:p>10.6333333333333</text:p>
          </table:table-cell>
          <table:table-cell table:style-name="ce4"/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4.3" calcext:value-type="float">
            <text:p>4.3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formula="of:= AVERAGE([.T48:.X48])" office:value-type="float" office:value="6" calcext:value-type="float">
            <text:p>6</text:p>
          </table:table-cell>
          <table:table-cell table:style-name="ce4"/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4.3" calcext:value-type="float">
            <text:p>4.3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formula="of:= AVERAGE([.AB48:.AF48])" office:value-type="float" office:value="6" calcext:value-type="float">
            <text:p>6</text:p>
          </table:table-cell>
          <table:table-cell table:style-name="ce4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number-columns-repeated="2" table:style-name="ce5" office:value-type="float" office:value="9.9" calcext:value-type="float">
            <text:p>9.9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formula="of:= AVERAGE([.H48:.J49])" office:value-type="float" office:value="10.3666666666667" calcext:value-type="float">
            <text:p>10.3666666666667</text:p>
          </table:table-cell>
          <table:table-cell table:style-name="ce4"/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formula="of:=AVERAGE([.N49:.P49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2" calcext:value-type="float">
            <text:p>7.2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formula="of:= AVERAGE([.T49:.X49])" office:value-type="float" office:value="6.44" calcext:value-type="float">
            <text:p>6.44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2" calcext:value-type="float">
            <text:p>7.2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formula="of:= AVERAGE([.AB49:.AF49])" office:value-type="float" office:value="6.44" calcext:value-type="float">
            <text:p>6.44</text:p>
          </table:table-cell>
          <table:table-cell table:style-name="ce4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8" calcext:value-type="float">
            <text:p>48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formula="of:= AVERAGE([.H49:.J50])" office:value-type="float" office:value="10.5333333333333" calcext:value-type="float">
            <text:p>10.5333333333333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formula="of:=AVERAGE([.N50:.P50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formula="of:= AVERAGE([.T50:.X50])" office:value-type="float" office:value="6.38" calcext:value-type="float">
            <text:p>6.38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formula="of:= AVERAGE([.AB50:.AF50])" office:value-type="float" office:value="6.38" calcext:value-type="float">
            <text:p>6.38</text:p>
          </table:table-cell>
          <table:table-cell table:style-name="ce4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9" calcext:value-type="float">
            <text:p>49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49" calcext:value-type="float">
            <text:p>49</text:p>
          </table:table-cell>
          <table:table-cell table:style-name="ce4" table:formula="of:= AVERAGE([.H50:.J51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49" calcext:value-type="float">
            <text:p>49</text:p>
          </table:table-cell>
          <table:table-cell table:style-name="ce4" table:formula="of:=AVERAGE([.N51:.P51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8" calcext:value-type="float">
            <text:p>6.8</text:p>
          </table:table-cell>
          <table:table-cell table:style-name="ce4" office:value-type="float" office:value="49" calcext:value-type="float">
            <text:p>49</text:p>
          </table:table-cell>
          <table:table-cell table:style-name="ce4" table:formula="of:= AVERAGE([.T51:.X51])" office:value-type="float" office:value="5.96" calcext:value-type="float">
            <text:p>5.96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8" calcext:value-type="float">
            <text:p>6.8</text:p>
          </table:table-cell>
          <table:table-cell table:style-name="ce4" office:value-type="float" office:value="49" calcext:value-type="float">
            <text:p>49</text:p>
          </table:table-cell>
          <table:table-cell table:style-name="ce4" table:formula="of:= AVERAGE([.AB51:.AF51])" office:value-type="float" office:value="5.96" calcext:value-type="float">
            <text:p>5.96</text:p>
          </table:table-cell>
          <table:table-cell table:style-name="ce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number-columns-repeated="2" table:style-name="ce5" office:value-type="float" office:value="9.9" calcext:value-type="float">
            <text:p>9.9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 AVERAGE([.H51:.J52])" office:value-type="float" office:value="10.5333333333333" calcext:value-type="float">
            <text:p>10.533333333333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AVERAGE([.N52:.P52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 AVERAGE([.T52:.X52])" office:value-type="float" office:value="6.4" calcext:value-type="float">
            <text:p>6.4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 AVERAGE([.AB52:.AF52])" office:value-type="float" office:value="6.4" calcext:value-type="float">
            <text:p>6.4</text:p>
          </table:table-cell>
          <table:table-cell table:style-name="ce4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1" calcext:value-type="float">
            <text:p>51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6" calcext:value-type="float">
            <text:p>9.6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formula="of:= AVERAGE([.H52:.J53])" office:value-type="float" office:value="9.7" calcext:value-type="float">
            <text:p>9.7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formula="of:=AVERAGE([.N53:.P53])" office:value-type="float" office:value="10.8" calcext:value-type="float">
            <text:p>10.8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formula="of:= AVERAGE([.T53:.X53])" office:value-type="float" office:value="6.06" calcext:value-type="float">
            <text:p>6.06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formula="of:= AVERAGE([.AB53:.AF53])" office:value-type="float" office:value="6.06" calcext:value-type="float">
            <text:p>6.06</text:p>
          </table:table-cell>
          <table:table-cell table:style-name="ce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52" calcext:value-type="float">
            <text:p>52</text:p>
          </table:table-cell>
          <table:table-cell table:style-name="ce4" table:formula="of:= AVERAGE([.H53:.J54])" office:value-type="float" office:value="10.15" calcext:value-type="float">
            <text:p>10.15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1" calcext:value-type="float">
            <text:p>9.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52" calcext:value-type="float">
            <text:p>52</text:p>
          </table:table-cell>
          <table:table-cell table:style-name="ce4" table:formula="of:=AVERAGE([.N54:.P54])" office:value-type="float" office:value="10.7" calcext:value-type="float">
            <text:p>10.7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2" calcext:value-type="float">
            <text:p>6.2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8.1" calcext:value-type="float">
            <text:p>8.1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52" calcext:value-type="float">
            <text:p>52</text:p>
          </table:table-cell>
          <table:table-cell table:style-name="ce4" table:formula="of:= AVERAGE([.T54:.X54])" office:value-type="float" office:value="6.58" calcext:value-type="float">
            <text:p>6.58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2" calcext:value-type="float">
            <text:p>6.2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8.1" calcext:value-type="float">
            <text:p>8.1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52" calcext:value-type="float">
            <text:p>52</text:p>
          </table:table-cell>
          <table:table-cell table:style-name="ce4" table:formula="of:= AVERAGE([.AB54:.AF54])" office:value-type="float" office:value="6.58" calcext:value-type="float">
            <text:p>6.58</text:p>
          </table:table-cell>
          <table:table-cell table:style-name="ce4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formula="of:= AVERAGE([.H54:.J55])" office:value-type="float" office:value="10.9833333333333" calcext:value-type="float">
            <text:p>10.9833333333333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formula="of:=AVERAGE([.N55:.P55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formula="of:= AVERAGE([.T55:.X55])" office:value-type="float" office:value="6" calcext:value-type="float">
            <text:p>6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formula="of:= AVERAGE([.AB55:.AF55])" office:value-type="float" office:value="6" calcext:value-type="float">
            <text:p>6</text:p>
          </table:table-cell>
          <table:table-cell table:style-name="ce4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4" calcext:value-type="float">
            <text:p>54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9.7" calcext:value-type="float">
            <text:p>9.7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formula="of:= AVERAGE([.H55:.J56])" office:value-type="float" office:value="10.7666666666667" calcext:value-type="float">
            <text:p>10.76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formula="of:=AVERAGE([.N56:.P56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formula="of:= AVERAGE([.T56:.X56])" office:value-type="float" office:value="6.04" calcext:value-type="float">
            <text:p>6.04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formula="of:= AVERAGE([.AB56:.AF56])" office:value-type="float" office:value="6.04" calcext:value-type="float">
            <text:p>6.04</text:p>
          </table:table-cell>
          <table:table-cell table:style-name="ce4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5" calcext:value-type="float">
            <text:p>55</text:p>
          </table:table-cell>
          <table:table-cell table:style-name="ce5" office:value-type="float" office:value="30" calcext:value-type="float">
            <text:p>30</text:p>
          </table:table-cell>
          <table:table-cell table:style-name="ce4" table:number-columns-repeated="2"/>
          <table:table-cell table:number-columns-repeated="2"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55" calcext:value-type="float">
            <text:p>55</text:p>
          </table:table-cell>
          <table:table-cell table:style-name="ce4" table:formula="of:= AVERAGE([.H56:.J57])" office:value-type="float" office:value="10.2333333333333" calcext:value-type="float">
            <text:p>10.233333333333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55" calcext:value-type="float">
            <text:p>55</text:p>
          </table:table-cell>
          <table:table-cell table:style-name="ce4" table:formula="of:=AVERAGE([.N57:.P57])" office:value-type="float" office:value="10.6333333333333" calcext:value-type="float">
            <text:p>10.6333333333333</text:p>
          </table:table-cell>
          <table:table-cell table:style-name="ce4"/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2" calcext:value-type="float">
            <text:p>7.2</text:p>
          </table:table-cell>
          <table:table-cell table:style-name="ce4" office:value-type="float" office:value="55" calcext:value-type="float">
            <text:p>55</text:p>
          </table:table-cell>
          <table:table-cell table:style-name="ce4" table:formula="of:= AVERAGE([.T57:.X57])" office:value-type="float" office:value="6.52" calcext:value-type="float">
            <text:p>6.52</text:p>
          </table:table-cell>
          <table:table-cell table:style-name="ce4"/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2" calcext:value-type="float">
            <text:p>7.2</text:p>
          </table:table-cell>
          <table:table-cell table:style-name="ce4" office:value-type="float" office:value="55" calcext:value-type="float">
            <text:p>55</text:p>
          </table:table-cell>
          <table:table-cell table:style-name="ce4" table:formula="of:= AVERAGE([.AB57:.AF57])" office:value-type="float" office:value="6.52" calcext:value-type="float">
            <text:p>6.52</text:p>
          </table:table-cell>
          <table:table-cell table:style-name="ce4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56" calcext:value-type="float">
            <text:p>56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56" calcext:value-type="float">
            <text:p>56</text:p>
          </table:table-cell>
          <table:table-cell table:style-name="ce4" table:formula="of:= AVERAGE([.H57:.J58])" office:value-type="float" office:value="10.35" calcext:value-type="float">
            <text:p>10.35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56" calcext:value-type="float">
            <text:p>56</text:p>
          </table:table-cell>
          <table:table-cell table:style-name="ce4" table:formula="of:=AVERAGE([.N58:.P58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6" calcext:value-type="float">
            <text:p>5.6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4" office:value-type="float" office:value="56" calcext:value-type="float">
            <text:p>56</text:p>
          </table:table-cell>
          <table:table-cell table:style-name="ce4" table:formula="of:= AVERAGE([.T58:.X58])" office:value-type="float" office:value="6.1" calcext:value-type="float">
            <text:p>6.1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6" calcext:value-type="float">
            <text:p>5.6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4" office:value-type="float" office:value="56" calcext:value-type="float">
            <text:p>56</text:p>
          </table:table-cell>
          <table:table-cell table:style-name="ce4" table:formula="of:= AVERAGE([.AB58:.AF58])" office:value-type="float" office:value="6.1" calcext:value-type="float">
            <text:p>6.1</text:p>
          </table:table-cell>
          <table:table-cell table:style-name="ce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7" calcext:value-type="float">
            <text:p>57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57" calcext:value-type="float">
            <text:p>57</text:p>
          </table:table-cell>
          <table:table-cell table:style-name="ce4" table:formula="of:= AVERAGE([.H58:.J59])" office:value-type="float" office:value="10.7" calcext:value-type="float">
            <text:p>10.7</text:p>
          </table:table-cell>
          <table:table-cell table:style-name="ce4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57" calcext:value-type="float">
            <text:p>57</text:p>
          </table:table-cell>
          <table:table-cell table:style-name="ce4" table:formula="of:=AVERAGE([.N59:.P59])" office:value-type="float" office:value="11" calcext:value-type="float">
            <text:p>11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.2" calcext:value-type="float">
            <text:p>7.2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57" calcext:value-type="float">
            <text:p>57</text:p>
          </table:table-cell>
          <table:table-cell table:style-name="ce4" table:formula="of:= AVERAGE([.T59:.X59])" office:value-type="float" office:value="6.16" calcext:value-type="float">
            <text:p>6.16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.2" calcext:value-type="float">
            <text:p>7.2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57" calcext:value-type="float">
            <text:p>57</text:p>
          </table:table-cell>
          <table:table-cell table:style-name="ce4" table:formula="of:= AVERAGE([.AB59:.AF59])" office:value-type="float" office:value="6.16" calcext:value-type="float">
            <text:p>6.16</text:p>
          </table:table-cell>
          <table:table-cell table:style-name="ce4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9.9" calcext:value-type="float">
            <text:p>9.9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58" calcext:value-type="float">
            <text:p>58</text:p>
          </table:table-cell>
          <table:table-cell table:style-name="ce4" table:formula="of:= AVERAGE([.H59:.J60])" office:value-type="float" office:value="10.8" calcext:value-type="float">
            <text:p>10.8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58" calcext:value-type="float">
            <text:p>58</text:p>
          </table:table-cell>
          <table:table-cell table:style-name="ce4" table:formula="of:=AVERAGE([.N60:.P60])" office:value-type="float" office:value="11.3" calcext:value-type="float">
            <text:p>11.3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2" calcext:value-type="float">
            <text:p>6.2</text:p>
          </table:table-cell>
          <table:table-cell table:style-name="ce4" office:value-type="float" office:value="58" calcext:value-type="float">
            <text:p>58</text:p>
          </table:table-cell>
          <table:table-cell table:style-name="ce4" table:formula="of:= AVERAGE([.T60:.X60])" office:value-type="float" office:value="6.44" calcext:value-type="float">
            <text:p>6.44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2" calcext:value-type="float">
            <text:p>6.2</text:p>
          </table:table-cell>
          <table:table-cell table:style-name="ce4" office:value-type="float" office:value="58" calcext:value-type="float">
            <text:p>58</text:p>
          </table:table-cell>
          <table:table-cell table:style-name="ce4" table:formula="of:= AVERAGE([.AB60:.AF60])" office:value-type="float" office:value="6.44" calcext:value-type="float">
            <text:p>6.44</text:p>
          </table:table-cell>
          <table:table-cell table:style-name="ce4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9" calcext:value-type="float">
            <text:p>59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59" calcext:value-type="float">
            <text:p>59</text:p>
          </table:table-cell>
          <table:table-cell table:style-name="ce4" table:formula="of:= AVERAGE([.H60:.J61])" office:value-type="float" office:value="10.7166666666667" calcext:value-type="float">
            <text:p>10.7166666666667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59" calcext:value-type="float">
            <text:p>59</text:p>
          </table:table-cell>
          <table:table-cell table:style-name="ce4" table:formula="of:=AVERAGE([.N61:.P61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59" calcext:value-type="float">
            <text:p>59</text:p>
          </table:table-cell>
          <table:table-cell table:style-name="ce4" table:formula="of:= AVERAGE([.T61:.X61])" office:value-type="float" office:value="6.12" calcext:value-type="float">
            <text:p>6.12</text:p>
          </table:table-cell>
          <table:table-cell table:style-name="ce4"/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59" calcext:value-type="float">
            <text:p>59</text:p>
          </table:table-cell>
          <table:table-cell table:style-name="ce4" table:formula="of:= AVERAGE([.AB61:.AF61])" office:value-type="float" office:value="6.12" calcext:value-type="float">
            <text:p>6.12</text:p>
          </table:table-cell>
          <table:table-cell table:style-name="ce4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1" calcext:value-type="float">
            <text:p>9.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 AVERAGE([.H61:.J62])" office:value-type="float" office:value="10.4833333333333" calcext:value-type="float">
            <text:p>10.4833333333333</text:p>
          </table:table-cell>
          <table:table-cell table:style-name="ce4"/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AVERAGE([.N62:.P62])" office:value-type="float" office:value="10.6666666666667" calcext:value-type="float">
            <text:p>10.6666666666667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6.8" calcext:value-type="float">
            <text:p>6.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 AVERAGE([.T62:.X62])" office:value-type="float" office:value="6.1" calcext:value-type="float">
            <text:p>6.1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6.8" calcext:value-type="float">
            <text:p>6.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 AVERAGE([.AB62:.AF62])" office:value-type="float" office:value="6.1" calcext:value-type="float">
            <text:p>6.1</text:p>
          </table:table-cell>
          <table:table-cell table:style-name="ce4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6" calcext:value-type="float">
            <text:p>9.6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formula="of:= AVERAGE([.H62:.J63])" office:value-type="float" office:value="10.35" calcext:value-type="float">
            <text:p>10.35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formula="of:=AVERAGE([.N63:.P63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formula="of:= AVERAGE([.T63:.X63])" office:value-type="float" office:value="6.54" calcext:value-type="float">
            <text:p>6.54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formula="of:= AVERAGE([.AB63:.AF63])" office:value-type="float" office:value="6.54" calcext:value-type="float">
            <text:p>6.54</text:p>
          </table:table-cell>
          <table:table-cell table:style-name="ce4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62" calcext:value-type="float">
            <text:p>62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62" calcext:value-type="float">
            <text:p>62</text:p>
          </table:table-cell>
          <table:table-cell table:style-name="ce4" table:formula="of:= AVERAGE([.H63:.J64])" office:value-type="float" office:value="10.6" calcext:value-type="float">
            <text:p>10.6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62" calcext:value-type="float">
            <text:p>62</text:p>
          </table:table-cell>
          <table:table-cell table:style-name="ce4" table:formula="of:=AVERAGE([.N64:.P64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62" calcext:value-type="float">
            <text:p>62</text:p>
          </table:table-cell>
          <table:table-cell table:style-name="ce4" table:formula="of:= AVERAGE([.T64:.X64])" office:value-type="float" office:value="6.32" calcext:value-type="float">
            <text:p>6.32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62" calcext:value-type="float">
            <text:p>62</text:p>
          </table:table-cell>
          <table:table-cell table:style-name="ce4" table:formula="of:= AVERAGE([.AB64:.AF64])" office:value-type="float" office:value="6.32" calcext:value-type="float">
            <text:p>6.32</text:p>
          </table:table-cell>
          <table:table-cell table:style-name="ce4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63" calcext:value-type="float">
            <text:p>63</text:p>
          </table:table-cell>
          <table:table-cell table:style-name="ce4" table:formula="of:= AVERAGE([.H64:.J65])" office:value-type="float" office:value="10.5666666666667" calcext:value-type="float">
            <text:p>10.5666666666667</text:p>
          </table:table-cell>
          <table:table-cell table:style-name="ce4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63" calcext:value-type="float">
            <text:p>63</text:p>
          </table:table-cell>
          <table:table-cell table:style-name="ce4" table:formula="of:=AVERAGE([.N65:.P65])" office:value-type="float" office:value="10.6333333333333" calcext:value-type="float">
            <text:p>10.6333333333333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63" calcext:value-type="float">
            <text:p>63</text:p>
          </table:table-cell>
          <table:table-cell table:style-name="ce4" table:formula="of:= AVERAGE([.T65:.X65])" office:value-type="float" office:value="5.92" calcext:value-type="float">
            <text:p>5.92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63" calcext:value-type="float">
            <text:p>63</text:p>
          </table:table-cell>
          <table:table-cell table:style-name="ce4" table:formula="of:= AVERAGE([.AB65:.AF65])" office:value-type="float" office:value="5.92" calcext:value-type="float">
            <text:p>5.92</text:p>
          </table:table-cell>
          <table:table-cell table:style-name="ce4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 AVERAGE([.H65:.J66])" office:value-type="float" office:value="10.3833333333333" calcext:value-type="float">
            <text:p>10.3833333333333</text:p>
          </table:table-cell>
          <table:table-cell table:style-name="ce4"/>
          <table:table-cell table:number-columns-repeated="3" table:style-name="ce5" office:value-type="float" office:value="12" calcext:value-type="float">
            <text:p>1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AVERAGE([.N66:.P66])" office:value-type="float" office:value="12" calcext:value-type="float">
            <text:p>12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5.8" calcext:value-type="float">
            <text:p>5.8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 AVERAGE([.T66:.X66])" office:value-type="float" office:value="6.2" calcext:value-type="float">
            <text:p>6.2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5.8" calcext:value-type="float">
            <text:p>5.8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 AVERAGE([.AB66:.AF66])" office:value-type="float" office:value="6.2" calcext:value-type="float">
            <text:p>6.2</text:p>
          </table:table-cell>
          <table:table-cell table:style-name="ce4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65" calcext:value-type="float">
            <text:p>65</text:p>
          </table:table-cell>
          <table:table-cell table:style-name="ce5" office:value-type="float" office:value="30" calcext:value-type="float">
            <text:p>30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 AVERAGE([.H66:.J67])" office:value-type="float" office:value="10.4666666666667" calcext:value-type="float">
            <text:p>10.46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AVERAGE([.N67:.P67])" office:value-type="float" office:value="10.6333333333333" calcext:value-type="float">
            <text:p>10.6333333333333</text:p>
          </table:table-cell>
          <table:table-cell table:style-name="ce4"/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 AVERAGE([.T67:.X67])" office:value-type="float" office:value="6.26" calcext:value-type="float">
            <text:p>6.26</text:p>
          </table:table-cell>
          <table:table-cell table:style-name="ce4"/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 AVERAGE([.AB67:.AF67])" office:value-type="float" office:value="6.26" calcext:value-type="float">
            <text:p>6.26</text:p>
          </table:table-cell>
          <table:table-cell table:style-name="ce4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66" calcext:value-type="float">
            <text:p>66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66" calcext:value-type="float">
            <text:p>66</text:p>
          </table:table-cell>
          <table:table-cell table:style-name="ce4" table:formula="of:= AVERAGE([.H67:.J68])" office:value-type="float" office:value="10.8166666666667" calcext:value-type="float">
            <text:p>10.8166666666667</text:p>
          </table:table-cell>
          <table:table-cell table:style-name="ce4"/>
          <table:table-cell table:number-columns-repeated="3" table:style-name="ce5" office:value-type="float" office:value="12" calcext:value-type="float">
            <text:p>12</text:p>
          </table:table-cell>
          <table:table-cell table:style-name="ce4" office:value-type="float" office:value="66" calcext:value-type="float">
            <text:p>66</text:p>
          </table:table-cell>
          <table:table-cell table:style-name="ce4" table:formula="of:=AVERAGE([.N68:.P68])" office:value-type="float" office:value="12" calcext:value-type="float">
            <text:p>12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66" calcext:value-type="float">
            <text:p>66</text:p>
          </table:table-cell>
          <table:table-cell table:style-name="ce4" table:formula="of:= AVERAGE([.T68:.X68])" office:value-type="float" office:value="6.1" calcext:value-type="float">
            <text:p>6.1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66" calcext:value-type="float">
            <text:p>66</text:p>
          </table:table-cell>
          <table:table-cell table:style-name="ce4" table:formula="of:= AVERAGE([.AB68:.AF68])" office:value-type="float" office:value="6.1" calcext:value-type="float">
            <text:p>6.1</text:p>
          </table:table-cell>
          <table:table-cell table:style-name="ce4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67" calcext:value-type="float">
            <text:p>67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formula="of:= AVERAGE([.H68:.J69])" office:value-type="float" office:value="11" calcext:value-type="float">
            <text:p>11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formula="of:=AVERAGE([.N69:.P69])" office:value-type="float" office:value="10.6" calcext:value-type="float">
            <text:p>10.6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1" calcext:value-type="float">
            <text:p>7.1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formula="of:= AVERAGE([.T69:.X69])" office:value-type="float" office:value="6.42" calcext:value-type="float">
            <text:p>6.42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1" calcext:value-type="float">
            <text:p>7.1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formula="of:= AVERAGE([.AB69:.AF69])" office:value-type="float" office:value="6.42" calcext:value-type="float">
            <text:p>6.42</text:p>
          </table:table-cell>
          <table:table-cell table:style-name="ce4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68" calcext:value-type="float">
            <text:p>68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number-columns-repeated="2"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68" calcext:value-type="float">
            <text:p>68</text:p>
          </table:table-cell>
          <table:table-cell table:style-name="ce4" table:formula="of:= AVERAGE([.H69:.J70])" office:value-type="float" office:value="10.4666666666667" calcext:value-type="float">
            <text:p>10.4666666666667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68" calcext:value-type="float">
            <text:p>68</text:p>
          </table:table-cell>
          <table:table-cell table:style-name="ce4" table:formula="of:=AVERAGE([.N70:.P70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6" calcext:value-type="float">
            <text:p>5.6</text:p>
          </table:table-cell>
          <table:table-cell table:number-columns-repeated="2" table:style-name="ce5" office:value-type="float" office:value="6.1" calcext:value-type="float">
            <text:p>6.1</text:p>
          </table:table-cell>
          <table:table-cell table:style-name="ce4" office:value-type="float" office:value="68" calcext:value-type="float">
            <text:p>68</text:p>
          </table:table-cell>
          <table:table-cell table:style-name="ce4" table:formula="of:= AVERAGE([.T70:.X70])" office:value-type="float" office:value="6.32" calcext:value-type="float">
            <text:p>6.32</text:p>
          </table:table-cell>
          <table:table-cell table:style-name="ce4"/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6" calcext:value-type="float">
            <text:p>5.6</text:p>
          </table:table-cell>
          <table:table-cell table:number-columns-repeated="2" table:style-name="ce5" office:value-type="float" office:value="6.1" calcext:value-type="float">
            <text:p>6.1</text:p>
          </table:table-cell>
          <table:table-cell table:style-name="ce4" office:value-type="float" office:value="68" calcext:value-type="float">
            <text:p>68</text:p>
          </table:table-cell>
          <table:table-cell table:style-name="ce4" table:formula="of:= AVERAGE([.AB70:.AF70])" office:value-type="float" office:value="6.32" calcext:value-type="float">
            <text:p>6.32</text:p>
          </table:table-cell>
          <table:table-cell table:style-name="ce4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69" calcext:value-type="float">
            <text:p>69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9.7" calcext:value-type="float">
            <text:p>9.7</text:p>
          </table:table-cell>
          <table:table-cell table:style-name="ce4" office:value-type="float" office:value="69" calcext:value-type="float">
            <text:p>69</text:p>
          </table:table-cell>
          <table:table-cell table:style-name="ce4" table:formula="of:= AVERAGE([.H70:.J71])" office:value-type="float" office:value="10.25" calcext:value-type="float">
            <text:p>10.25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69" calcext:value-type="float">
            <text:p>69</text:p>
          </table:table-cell>
          <table:table-cell table:style-name="ce4" table:formula="of:=AVERAGE([.N71:.P71])" office:value-type="float" office:value="10.9666666666667" calcext:value-type="float">
            <text:p>10.9666666666667</text:p>
          </table:table-cell>
          <table:table-cell table:style-name="ce4"/>
          <table:table-cell table:number-columns-repeated="2" table:style-name="ce5" office:value-type="float" office:value="5.9" calcext:value-type="float">
            <text:p>5.9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5.8" calcext:value-type="float">
            <text:p>5.8</text:p>
          </table:table-cell>
          <table:table-cell table:style-name="ce4" office:value-type="float" office:value="69" calcext:value-type="float">
            <text:p>69</text:p>
          </table:table-cell>
          <table:table-cell table:style-name="ce4" table:formula="of:= AVERAGE([.T71:.X71])" office:value-type="float" office:value="5.7" calcext:value-type="float">
            <text:p>5.7</text:p>
          </table:table-cell>
          <table:table-cell table:style-name="ce4"/>
          <table:table-cell table:number-columns-repeated="2" table:style-name="ce5" office:value-type="float" office:value="5.9" calcext:value-type="float">
            <text:p>5.9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5.8" calcext:value-type="float">
            <text:p>5.8</text:p>
          </table:table-cell>
          <table:table-cell table:style-name="ce4" office:value-type="float" office:value="69" calcext:value-type="float">
            <text:p>69</text:p>
          </table:table-cell>
          <table:table-cell table:style-name="ce4" table:formula="of:= AVERAGE([.AB71:.AF71])" office:value-type="float" office:value="5.7" calcext:value-type="float">
            <text:p>5.7</text:p>
          </table:table-cell>
          <table:table-cell table:style-name="ce4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formula="of:= AVERAGE([.H71:.J72])" office:value-type="float" office:value="10.6166666666667" calcext:value-type="float">
            <text:p>10.6166666666667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formula="of:=AVERAGE([.N72:.P72])" office:value-type="float" office:value="10.8" calcext:value-type="float">
            <text:p>10.8</text:p>
          </table:table-cell>
          <table:table-cell table:style-name="ce4"/>
          <table:table-cell table:number-columns-repeated="2" table:style-name="ce5" office:value-type="float" office:value="5.9" calcext:value-type="float">
            <text:p>5.9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7.2" calcext:value-type="float">
            <text:p>7.2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formula="of:= AVERAGE([.T72:.X72])" office:value-type="float" office:value="6.58" calcext:value-type="float">
            <text:p>6.58</text:p>
          </table:table-cell>
          <table:table-cell table:style-name="ce4"/>
          <table:table-cell table:number-columns-repeated="2" table:style-name="ce5" office:value-type="float" office:value="5.9" calcext:value-type="float">
            <text:p>5.9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7.2" calcext:value-type="float">
            <text:p>7.2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formula="of:= AVERAGE([.AB72:.AF72])" office:value-type="float" office:value="6.58" calcext:value-type="float">
            <text:p>6.58</text:p>
          </table:table-cell>
          <table:table-cell table:style-name="ce4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71" calcext:value-type="float">
            <text:p>71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9" calcext:value-type="float">
            <text:p>9.9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 AVERAGE([.H72:.J73])" office:value-type="float" office:value="10.65" calcext:value-type="float">
            <text:p>10.65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AVERAGE([.N73:.P73])" office:value-type="float" office:value="10.6333333333333" calcext:value-type="float">
            <text:p>10.6333333333333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4" calcext:value-type="float">
            <text:p>6.4</text:p>
          </table:table-cell>
          <table:table-cell table:number-columns-repeated="2" table:style-name="ce5" office:value-type="float" office:value="5.3" calcext:value-type="float">
            <text:p>5.3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 AVERAGE([.T73:.X73])" office:value-type="float" office:value="5.84" calcext:value-type="float">
            <text:p>5.84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4" calcext:value-type="float">
            <text:p>6.4</text:p>
          </table:table-cell>
          <table:table-cell table:number-columns-repeated="2" table:style-name="ce5" office:value-type="float" office:value="5.3" calcext:value-type="float">
            <text:p>5.3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 AVERAGE([.AB73:.AF73])" office:value-type="float" office:value="5.84" calcext:value-type="float">
            <text:p>5.84</text:p>
          </table:table-cell>
          <table:table-cell table:style-name="ce4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5" office:value-type="float" office:value="28" calcext:value-type="float">
            <text:p>28</text:p>
          </table:table-cell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 AVERAGE([.H73:.J74])" office:value-type="float" office:value="10.55" calcext:value-type="float">
            <text:p>10.55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AVERAGE([.N74:.P74])" office:value-type="float" office:value="12.3333333333333" calcext:value-type="float">
            <text:p>12.3333333333333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4" calcext:value-type="float">
            <text:p>5.4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 AVERAGE([.T74:.X74])" office:value-type="float" office:value="6.22" calcext:value-type="float">
            <text:p>6.22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4" calcext:value-type="float">
            <text:p>5.4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 AVERAGE([.AB74:.AF74])" office:value-type="float" office:value="6.22" calcext:value-type="float">
            <text:p>6.22</text:p>
          </table:table-cell>
          <table:table-cell table:style-name="ce4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73" calcext:value-type="float">
            <text:p>73</text:p>
          </table:table-cell>
          <table:table-cell table:style-name="ce5" office:value-type="float" office:value="30" calcext:value-type="float">
            <text:p>30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formula="of:= AVERAGE([.H74:.J75])" office:value-type="float" office:value="10.4666666666667" calcext:value-type="float">
            <text:p>10.46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9.6" calcext:value-type="float">
            <text:p>9.6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formula="of:=AVERAGE([.N75:.P75])" office:value-type="float" office:value="10.1666666666667" calcext:value-type="float">
            <text:p>10.1666666666667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formula="of:= AVERAGE([.T75:.X75])" office:value-type="float" office:value="6.12" calcext:value-type="float">
            <text:p>6.12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formula="of:= AVERAGE([.AB75:.AF75])" office:value-type="float" office:value="6.12" calcext:value-type="float">
            <text:p>6.12</text:p>
          </table:table-cell>
          <table:table-cell table:style-name="ce4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formula="of:= AVERAGE([.H75:.J76])" office:value-type="float" office:value="11.0666666666667" calcext:value-type="float">
            <text:p>11.0666666666667</text:p>
          </table:table-cell>
          <table:table-cell table:style-name="ce4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formula="of:=AVERAGE([.N76:.P76])" office:value-type="float" office:value="11" calcext:value-type="float">
            <text:p>11</text:p>
          </table:table-cell>
          <table:table-cell table:style-name="ce4"/>
          <table:table-cell table:number-columns-repeated="2" table:style-name="ce5" office:value-type="float" office:value="6.3" calcext:value-type="float">
            <text:p>6.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8" calcext:value-type="float">
            <text:p>6.8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formula="of:= AVERAGE([.T76:.X76])" office:value-type="float" office:value="6.2" calcext:value-type="float">
            <text:p>6.2</text:p>
          </table:table-cell>
          <table:table-cell table:style-name="ce4"/>
          <table:table-cell table:number-columns-repeated="2" table:style-name="ce5" office:value-type="float" office:value="6.3" calcext:value-type="float">
            <text:p>6.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8" calcext:value-type="float">
            <text:p>6.8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formula="of:= AVERAGE([.AB76:.AF76])" office:value-type="float" office:value="6.2" calcext:value-type="float">
            <text:p>6.2</text:p>
          </table:table-cell>
          <table:table-cell table:style-name="ce4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75" calcext:value-type="float">
            <text:p>75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 AVERAGE([.H76:.J77])" office:value-type="float" office:value="10.9" calcext:value-type="float">
            <text:p>10.9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AVERAGE([.N77:.P77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6.1" calcext:value-type="float">
            <text:p>6.1</text:p>
          </table:table-cell>
          <table:table-cell table:number-columns-repeated="2" table:style-name="ce5" office:value-type="float" office:value="6.4" calcext:value-type="float">
            <text:p>6.4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 AVERAGE([.T77:.X77])" office:value-type="float" office:value="6.36" calcext:value-type="float">
            <text:p>6.36</text:p>
          </table:table-cell>
          <table:table-cell table:style-name="ce4"/>
          <table:table-cell table:style-name="ce5" office:value-type="float" office:value="6.1" calcext:value-type="float">
            <text:p>6.1</text:p>
          </table:table-cell>
          <table:table-cell table:number-columns-repeated="2" table:style-name="ce5" office:value-type="float" office:value="6.4" calcext:value-type="float">
            <text:p>6.4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 AVERAGE([.AB77:.AF77])" office:value-type="float" office:value="6.36" calcext:value-type="float">
            <text:p>6.36</text:p>
          </table:table-cell>
          <table:table-cell table:style-name="ce4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76" calcext:value-type="float">
            <text:p>76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formula="of:= AVERAGE([.H77:.J78])" office:value-type="float" office:value="10.4666666666667" calcext:value-type="float">
            <text:p>10.4666666666667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formula="of:=AVERAGE([.N78:.P78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formula="of:= AVERAGE([.T78:.X78])" office:value-type="float" office:value="6.38" calcext:value-type="float">
            <text:p>6.38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formula="of:= AVERAGE([.AB78:.AF78])" office:value-type="float" office:value="6.38" calcext:value-type="float">
            <text:p>6.38</text:p>
          </table:table-cell>
          <table:table-cell table:style-name="ce4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77" calcext:value-type="float">
            <text:p>77</text:p>
          </table:table-cell>
          <table:table-cell table:style-name="ce5" office:value-type="float" office:value="30" calcext:value-type="float">
            <text:p>30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formula="of:= AVERAGE([.H78:.J79])" office:value-type="float" office:value="10.8" calcext:value-type="float">
            <text:p>10.8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formula="of:=AVERAGE([.N79:.P79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5" calcext:value-type="float">
            <text:p>7.5</text:p>
          </table:table-cell>
          <table:table-cell table:number-columns-repeated="2" table:style-name="ce5" office:value-type="float" office:value="6.3" calcext:value-type="float">
            <text:p>6.3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formula="of:= AVERAGE([.T79:.X79])" office:value-type="float" office:value="6.42" calcext:value-type="float">
            <text:p>6.42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5" calcext:value-type="float">
            <text:p>7.5</text:p>
          </table:table-cell>
          <table:table-cell table:number-columns-repeated="2" table:style-name="ce5" office:value-type="float" office:value="6.3" calcext:value-type="float">
            <text:p>6.3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formula="of:= AVERAGE([.AB79:.AF79])" office:value-type="float" office:value="6.42" calcext:value-type="float">
            <text:p>6.42</text:p>
          </table:table-cell>
          <table:table-cell table:style-name="ce4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78" calcext:value-type="float">
            <text:p>78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formula="of:= AVERAGE([.H79:.J80])" office:value-type="float" office:value="10.45" calcext:value-type="float">
            <text:p>10.45</text:p>
          </table:table-cell>
          <table:table-cell table:style-name="ce4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formula="of:=AVERAGE([.N80:.P80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1" calcext:value-type="float">
            <text:p>5.1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formula="of:= AVERAGE([.T80:.X80])" office:value-type="float" office:value="6.36" calcext:value-type="float">
            <text:p>6.36</text:p>
          </table:table-cell>
          <table:table-cell table:style-name="ce4"/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1" calcext:value-type="float">
            <text:p>5.1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formula="of:= AVERAGE([.AB80:.AF80])" office:value-type="float" office:value="6.36" calcext:value-type="float">
            <text:p>6.36</text:p>
          </table:table-cell>
          <table:table-cell table:style-name="ce4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79" calcext:value-type="float">
            <text:p>79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formula="of:= AVERAGE([.H80:.J81])" office:value-type="float" office:value="10.7166666666667" calcext:value-type="float">
            <text:p>10.7166666666667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formula="of:=AVERAGE([.N81:.P81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2" calcext:value-type="float">
            <text:p>5.2</text:p>
          </table:table-cell>
          <table:table-cell table:style-name="ce5" office:value-type="float" office:value="4.8" calcext:value-type="float">
            <text:p>4.8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formula="of:= AVERAGE([.T81:.X81])" office:value-type="float" office:value="5.54" calcext:value-type="float">
            <text:p>5.54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2" calcext:value-type="float">
            <text:p>5.2</text:p>
          </table:table-cell>
          <table:table-cell table:style-name="ce5" office:value-type="float" office:value="4.8" calcext:value-type="float">
            <text:p>4.8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formula="of:= AVERAGE([.AB81:.AF81])" office:value-type="float" office:value="5.54" calcext:value-type="float">
            <text:p>5.54</text:p>
          </table:table-cell>
          <table:table-cell table:style-name="ce4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80" calcext:value-type="float">
            <text:p>80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80" calcext:value-type="float">
            <text:p>80</text:p>
          </table:table-cell>
          <table:table-cell table:style-name="ce4" table:formula="of:= AVERAGE([.H81:.J82])" office:value-type="float" office:value="10.6333333333333" calcext:value-type="float">
            <text:p>10.6333333333333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7" calcext:value-type="float">
            <text:p>9.7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80" calcext:value-type="float">
            <text:p>80</text:p>
          </table:table-cell>
          <table:table-cell table:style-name="ce4" table:formula="of:=AVERAGE([.N82:.P82])" office:value-type="float" office:value="10.5333333333333" calcext:value-type="float">
            <text:p>10.5333333333333</text:p>
          </table:table-cell>
          <table:table-cell table:style-name="ce4"/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80" calcext:value-type="float">
            <text:p>80</text:p>
          </table:table-cell>
          <table:table-cell table:style-name="ce4" table:formula="of:= AVERAGE([.T82:.X82])" office:value-type="float" office:value="5.96" calcext:value-type="float">
            <text:p>5.96</text:p>
          </table:table-cell>
          <table:table-cell table:style-name="ce4"/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80" calcext:value-type="float">
            <text:p>80</text:p>
          </table:table-cell>
          <table:table-cell table:style-name="ce4" table:formula="of:= AVERAGE([.AB82:.AF82])" office:value-type="float" office:value="5.96" calcext:value-type="float">
            <text:p>5.96</text:p>
          </table:table-cell>
          <table:table-cell table:style-name="ce4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81" calcext:value-type="float">
            <text:p>81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number-columns-repeated="2"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formula="of:= AVERAGE([.H82:.J83])" office:value-type="float" office:value="9.93333333333333" calcext:value-type="float">
            <text:p>9.93333333333333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formula="of:=AVERAGE([.N83:.P83])" office:value-type="float" office:value="10.6333333333333" calcext:value-type="float">
            <text:p>10.6333333333333</text:p>
          </table:table-cell>
          <table:table-cell table:style-name="ce4"/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7.9" calcext:value-type="float">
            <text:p>7.9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formula="of:= AVERAGE([.T83:.X83])" office:value-type="float" office:value="6.94" calcext:value-type="float">
            <text:p>6.94</text:p>
          </table:table-cell>
          <table:table-cell table:style-name="ce4"/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7.9" calcext:value-type="float">
            <text:p>7.9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formula="of:= AVERAGE([.AB83:.AF83])" office:value-type="float" office:value="6.94" calcext:value-type="float">
            <text:p>6.94</text:p>
          </table:table-cell>
          <table:table-cell table:style-name="ce4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82" calcext:value-type="float">
            <text:p>82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82" calcext:value-type="float">
            <text:p>82</text:p>
          </table:table-cell>
          <table:table-cell table:style-name="ce4" table:formula="of:= AVERAGE([.H83:.J84])" office:value-type="float" office:value="10.7833333333333" calcext:value-type="float">
            <text:p>10.7833333333333</text:p>
          </table:table-cell>
          <table:table-cell table:style-name="ce4"/>
          <table:table-cell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4" office:value-type="float" office:value="82" calcext:value-type="float">
            <text:p>82</text:p>
          </table:table-cell>
          <table:table-cell table:style-name="ce4" table:formula="of:=AVERAGE([.N84:.P84])" office:value-type="float" office:value="12.3333333333333" calcext:value-type="float">
            <text:p>12.3333333333333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number-columns-repeated="2" table:style-name="ce5" office:value-type="float" office:value="5.9" calcext:value-type="float">
            <text:p>5.9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82" calcext:value-type="float">
            <text:p>82</text:p>
          </table:table-cell>
          <table:table-cell table:style-name="ce4" table:formula="of:= AVERAGE([.T84:.X84])" office:value-type="float" office:value="5.84" calcext:value-type="float">
            <text:p>5.84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number-columns-repeated="2" table:style-name="ce5" office:value-type="float" office:value="5.9" calcext:value-type="float">
            <text:p>5.9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82" calcext:value-type="float">
            <text:p>82</text:p>
          </table:table-cell>
          <table:table-cell table:style-name="ce4" table:formula="of:= AVERAGE([.AB84:.AF84])" office:value-type="float" office:value="5.84" calcext:value-type="float">
            <text:p>5.84</text:p>
          </table:table-cell>
          <table:table-cell table:style-name="ce4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83" calcext:value-type="float">
            <text:p>83</text:p>
          </table:table-cell>
          <table:table-cell table:style-name="ce5" office:value-type="float" office:value="33" calcext:value-type="float">
            <text:p>33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formula="of:= AVERAGE([.H84:.J85])" office:value-type="float" office:value="10.7" calcext:value-type="float">
            <text:p>10.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formula="of:=AVERAGE([.N85:.P85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1" calcext:value-type="float">
            <text:p>6.1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formula="of:= AVERAGE([.T85:.X85])" office:value-type="float" office:value="6.06" calcext:value-type="float">
            <text:p>6.06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1" calcext:value-type="float">
            <text:p>6.1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formula="of:= AVERAGE([.AB85:.AF85])" office:value-type="float" office:value="6.06" calcext:value-type="float">
            <text:p>6.06</text:p>
          </table:table-cell>
          <table:table-cell table:style-name="ce4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84" calcext:value-type="float">
            <text:p>84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9.7" calcext:value-type="float">
            <text:p>9.7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formula="of:= AVERAGE([.H85:.J86])" office:value-type="float" office:value="9.98333333333333" calcext:value-type="float">
            <text:p>9.98333333333333</text:p>
          </table:table-cell>
          <table:table-cell table:style-name="ce4"/>
          <table:table-cell table:number-columns-repeated="2" table:style-name="ce5" office:value-type="float" office:value="9.9" calcext:value-type="float">
            <text:p>9.9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formula="of:=AVERAGE([.N86:.P86])" office:value-type="float" office:value="10.9333333333333" calcext:value-type="float">
            <text:p>10.9333333333333</text:p>
          </table:table-cell>
          <table:table-cell table:style-name="ce4"/>
          <table:table-cell table:number-columns-repeated="2"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formula="of:= AVERAGE([.T86:.X86])" office:value-type="float" office:value="5.8" calcext:value-type="float">
            <text:p>5.8</text:p>
          </table:table-cell>
          <table:table-cell table:style-name="ce4"/>
          <table:table-cell table:number-columns-repeated="2"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formula="of:= AVERAGE([.AB86:.AF86])" office:value-type="float" office:value="5.8" calcext:value-type="float">
            <text:p>5.8</text:p>
          </table:table-cell>
          <table:table-cell table:style-name="ce4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85" calcext:value-type="float">
            <text:p>85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formula="of:= AVERAGE([.H86:.J87])" office:value-type="float" office:value="10.6666666666667" calcext:value-type="float">
            <text:p>10.6666666666667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formula="of:=AVERAGE([.N87:.P87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8" calcext:value-type="float">
            <text:p>6.8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formula="of:= AVERAGE([.T87:.X87])" office:value-type="float" office:value="6.48" calcext:value-type="float">
            <text:p>6.48</text:p>
          </table:table-cell>
          <table:table-cell table:style-name="ce4"/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8" calcext:value-type="float">
            <text:p>6.8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formula="of:= AVERAGE([.AB87:.AF87])" office:value-type="float" office:value="6.48" calcext:value-type="float">
            <text:p>6.48</text:p>
          </table:table-cell>
          <table:table-cell table:style-name="ce4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86" calcext:value-type="float">
            <text:p>86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formula="of:= AVERAGE([.H87:.J88])" office:value-type="float" office:value="10.7833333333333" calcext:value-type="float">
            <text:p>10.7833333333333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formula="of:=AVERAGE([.N88:.P88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formula="of:= AVERAGE([.T88:.X88])" office:value-type="float" office:value="5.96" calcext:value-type="float">
            <text:p>5.96</text:p>
          </table:table-cell>
          <table:table-cell table:style-name="ce4"/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formula="of:= AVERAGE([.AB88:.AF88])" office:value-type="float" office:value="5.96" calcext:value-type="float">
            <text:p>5.96</text:p>
          </table:table-cell>
          <table:table-cell table:style-name="ce4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87" calcext:value-type="float">
            <text:p>87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formula="of:= AVERAGE([.H88:.J89])" office:value-type="float" office:value="10.8833333333333" calcext:value-type="float">
            <text:p>10.8833333333333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formula="of:=AVERAGE([.N89:.P89])" office:value-type="float" office:value="10.2666666666667" calcext:value-type="float">
            <text:p>10.2666666666667</text:p>
          </table:table-cell>
          <table:table-cell table:style-name="ce4"/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formula="of:= AVERAGE([.T89:.X89])" office:value-type="float" office:value="6" calcext:value-type="float">
            <text:p>6</text:p>
          </table:table-cell>
          <table:table-cell table:style-name="ce4"/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formula="of:= AVERAGE([.AB89:.AF89])" office:value-type="float" office:value="6" calcext:value-type="float">
            <text:p>6</text:p>
          </table:table-cell>
          <table:table-cell table:style-name="ce4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 AVERAGE([.H89:.J90])" office:value-type="float" office:value="10.55" calcext:value-type="float">
            <text:p>10.55</text:p>
          </table:table-cell>
          <table:table-cell table:style-name="ce4"/>
          <table:table-cell table:number-columns-repeated="3" table:style-name="ce5" office:value-type="float" office:value="12" calcext:value-type="float">
            <text:p>12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AVERAGE([.N90:.P90])" office:value-type="float" office:value="12" calcext:value-type="float">
            <text:p>12</text:p>
          </table:table-cell>
          <table:table-cell table:style-name="ce4"/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 AVERAGE([.T90:.X90])" office:value-type="float" office:value="6.56" calcext:value-type="float">
            <text:p>6.56</text:p>
          </table:table-cell>
          <table:table-cell table:style-name="ce4"/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formula="of:= AVERAGE([.AB90:.AF90])" office:value-type="float" office:value="6.56" calcext:value-type="float">
            <text:p>6.56</text:p>
          </table:table-cell>
          <table:table-cell table:style-name="ce4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89" calcext:value-type="float">
            <text:p>89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89" calcext:value-type="float">
            <text:p>89</text:p>
          </table:table-cell>
          <table:table-cell table:style-name="ce4" table:formula="of:= AVERAGE([.H90:.J91])" office:value-type="float" office:value="9.93333333333333" calcext:value-type="float">
            <text:p>9.9333333333333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9.9" calcext:value-type="float">
            <text:p>9.9</text:p>
          </table:table-cell>
          <table:table-cell table:style-name="ce4" office:value-type="float" office:value="89" calcext:value-type="float">
            <text:p>89</text:p>
          </table:table-cell>
          <table:table-cell table:style-name="ce4" table:formula="of:=AVERAGE([.N91:.P91])" office:value-type="float" office:value="10.2666666666667" calcext:value-type="float">
            <text:p>10.2666666666667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float" office:value="4.5" calcext:value-type="float">
            <text:p>4.5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7.1" calcext:value-type="float">
            <text:p>7.1</text:p>
          </table:table-cell>
          <table:table-cell table:style-name="ce4" office:value-type="float" office:value="89" calcext:value-type="float">
            <text:p>89</text:p>
          </table:table-cell>
          <table:table-cell table:style-name="ce4" table:formula="of:= AVERAGE([.T91:.X91])" office:value-type="float" office:value="5.66" calcext:value-type="float">
            <text:p>5.66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float" office:value="4.5" calcext:value-type="float">
            <text:p>4.5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7.1" calcext:value-type="float">
            <text:p>7.1</text:p>
          </table:table-cell>
          <table:table-cell table:style-name="ce4" office:value-type="float" office:value="89" calcext:value-type="float">
            <text:p>89</text:p>
          </table:table-cell>
          <table:table-cell table:style-name="ce4" table:formula="of:= AVERAGE([.AB91:.AF91])" office:value-type="float" office:value="5.66" calcext:value-type="float">
            <text:p>5.66</text:p>
          </table:table-cell>
          <table:table-cell table:style-name="ce4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90" calcext:value-type="float">
            <text:p>90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1" calcext:value-type="float">
            <text:p>9.1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formula="of:= AVERAGE([.H91:.J92])" office:value-type="float" office:value="10.2333333333333" calcext:value-type="float">
            <text:p>10.2333333333333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formula="of:=AVERAGE([.N92:.P92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7.2" calcext:value-type="float">
            <text:p>7.2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formula="of:= AVERAGE([.T92:.X92])" office:value-type="float" office:value="6.02" calcext:value-type="float">
            <text:p>6.02</text:p>
          </table:table-cell>
          <table:table-cell table:style-name="ce4"/>
          <table:table-cell table:style-name="ce5" office:value-type="float" office:value="7.2" calcext:value-type="float">
            <text:p>7.2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formula="of:= AVERAGE([.AB92:.AF92])" office:value-type="float" office:value="6.02" calcext:value-type="float">
            <text:p>6.02</text:p>
          </table:table-cell>
          <table:table-cell table:style-name="ce4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91" calcext:value-type="float">
            <text:p>91</text:p>
          </table:table-cell>
          <table:table-cell table:style-name="ce5" office:value-type="float" office:value="30" calcext:value-type="float">
            <text:p>30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8.9" calcext:value-type="float">
            <text:p>8.9</text:p>
          </table:table-cell>
          <table:table-cell table:style-name="ce4" office:value-type="float" office:value="91" calcext:value-type="float">
            <text:p>91</text:p>
          </table:table-cell>
          <table:table-cell table:style-name="ce4" table:formula="of:= AVERAGE([.H92:.J93])" office:value-type="float" office:value="10.3333333333333" calcext:value-type="float">
            <text:p>10.3333333333333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91" calcext:value-type="float">
            <text:p>91</text:p>
          </table:table-cell>
          <table:table-cell table:style-name="ce4" table:formula="of:=AVERAGE([.N93:.P93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.2" calcext:value-type="float">
            <text:p>7.2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.1" calcext:value-type="float">
            <text:p>7.1</text:p>
          </table:table-cell>
          <table:table-cell table:style-name="ce4" office:value-type="float" office:value="91" calcext:value-type="float">
            <text:p>91</text:p>
          </table:table-cell>
          <table:table-cell table:style-name="ce4" table:formula="of:= AVERAGE([.T93:.X93])" office:value-type="float" office:value="6.66" calcext:value-type="float">
            <text:p>6.66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.2" calcext:value-type="float">
            <text:p>7.2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.1" calcext:value-type="float">
            <text:p>7.1</text:p>
          </table:table-cell>
          <table:table-cell table:style-name="ce4" office:value-type="float" office:value="91" calcext:value-type="float">
            <text:p>91</text:p>
          </table:table-cell>
          <table:table-cell table:style-name="ce4" table:formula="of:= AVERAGE([.AB93:.AF93])" office:value-type="float" office:value="6.66" calcext:value-type="float">
            <text:p>6.66</text:p>
          </table:table-cell>
          <table:table-cell table:style-name="ce4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92" calcext:value-type="float">
            <text:p>92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92" calcext:value-type="float">
            <text:p>92</text:p>
          </table:table-cell>
          <table:table-cell table:style-name="ce4" table:formula="of:= AVERAGE([.H93:.J94])" office:value-type="float" office:value="10.3" calcext:value-type="float">
            <text:p>10.3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92" calcext:value-type="float">
            <text:p>92</text:p>
          </table:table-cell>
          <table:table-cell table:style-name="ce4" table:formula="of:=AVERAGE([.N94:.P94])" office:value-type="float" office:value="10.6333333333333" calcext:value-type="float">
            <text:p>10.6333333333333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92" calcext:value-type="float">
            <text:p>92</text:p>
          </table:table-cell>
          <table:table-cell table:style-name="ce4" table:formula="of:= AVERAGE([.T94:.X94])" office:value-type="float" office:value="5.8" calcext:value-type="float">
            <text:p>5.8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92" calcext:value-type="float">
            <text:p>92</text:p>
          </table:table-cell>
          <table:table-cell table:style-name="ce4" table:formula="of:= AVERAGE([.AB94:.AF94])" office:value-type="float" office:value="5.8" calcext:value-type="float">
            <text:p>5.8</text:p>
          </table:table-cell>
          <table:table-cell table:style-name="ce4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93" calcext:value-type="float">
            <text:p>93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7" calcext:value-type="float">
            <text:p>9.7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93" calcext:value-type="float">
            <text:p>93</text:p>
          </table:table-cell>
          <table:table-cell table:style-name="ce4" table:formula="of:= AVERAGE([.H94:.J95])" office:value-type="float" office:value="9.98333333333333" calcext:value-type="float">
            <text:p>9.98333333333333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93" calcext:value-type="float">
            <text:p>93</text:p>
          </table:table-cell>
          <table:table-cell table:style-name="ce4" table:formula="of:=AVERAGE([.N95:.P95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93" calcext:value-type="float">
            <text:p>93</text:p>
          </table:table-cell>
          <table:table-cell table:style-name="ce4" table:formula="of:= AVERAGE([.T95:.X95])" office:value-type="float" office:value="6.1" calcext:value-type="float">
            <text:p>6.1</text:p>
          </table:table-cell>
          <table:table-cell table:style-name="ce4"/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93" calcext:value-type="float">
            <text:p>93</text:p>
          </table:table-cell>
          <table:table-cell table:style-name="ce4" table:formula="of:= AVERAGE([.AB95:.AF95])" office:value-type="float" office:value="6.1" calcext:value-type="float">
            <text:p>6.1</text:p>
          </table:table-cell>
          <table:table-cell table:style-name="ce4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94" calcext:value-type="float">
            <text:p>94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94" calcext:value-type="float">
            <text:p>94</text:p>
          </table:table-cell>
          <table:table-cell table:style-name="ce4" table:formula="of:= AVERAGE([.H95:.J96])" office:value-type="float" office:value="9.98333333333333" calcext:value-type="float">
            <text:p>9.98333333333333</text:p>
          </table:table-cell>
          <table:table-cell table:style-name="ce4"/>
          <table:table-cell table:style-name="ce5" office:value-type="float" office:value="9.7" calcext:value-type="float">
            <text:p>9.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94" calcext:value-type="float">
            <text:p>94</text:p>
          </table:table-cell>
          <table:table-cell table:style-name="ce4" table:formula="of:=AVERAGE([.N96:.P96])" office:value-type="float" office:value="10.2" calcext:value-type="float">
            <text:p>10.2</text:p>
          </table:table-cell>
          <table:table-cell table:style-name="ce4"/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6.6" calcext:value-type="float">
            <text:p>6.6</text:p>
          </table:table-cell>
          <table:table-cell table:number-columns-repeated="2" table:style-name="ce5" office:value-type="float" office:value="7.1" calcext:value-type="float">
            <text:p>7.1</text:p>
          </table:table-cell>
          <table:table-cell table:style-name="ce4" office:value-type="float" office:value="94" calcext:value-type="float">
            <text:p>94</text:p>
          </table:table-cell>
          <table:table-cell table:style-name="ce4" table:formula="of:= AVERAGE([.T96:.X96])" office:value-type="float" office:value="6.44" calcext:value-type="float">
            <text:p>6.44</text:p>
          </table:table-cell>
          <table:table-cell table:style-name="ce4"/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6.6" calcext:value-type="float">
            <text:p>6.6</text:p>
          </table:table-cell>
          <table:table-cell table:number-columns-repeated="2" table:style-name="ce5" office:value-type="float" office:value="7.1" calcext:value-type="float">
            <text:p>7.1</text:p>
          </table:table-cell>
          <table:table-cell table:style-name="ce4" office:value-type="float" office:value="94" calcext:value-type="float">
            <text:p>94</text:p>
          </table:table-cell>
          <table:table-cell table:style-name="ce4" table:formula="of:= AVERAGE([.AB96:.AF96])" office:value-type="float" office:value="6.44" calcext:value-type="float">
            <text:p>6.44</text:p>
          </table:table-cell>
          <table:table-cell table:style-name="ce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95" calcext:value-type="float">
            <text:p>95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 table:style-name="ce5" office:value-type="float" office:value="9.4" calcext:value-type="float">
            <text:p>9.4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formula="of:= AVERAGE([.H96:.J97])" office:value-type="float" office:value="10.2833333333333" calcext:value-type="float">
            <text:p>10.2833333333333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formula="of:=AVERAGE([.N97:.P97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5.6" calcext:value-type="float">
            <text:p>5.6</text:p>
          </table:table-cell>
          <table:table-cell table:number-columns-repeated="2" table:style-name="ce5" office:value-type="float" office:value="5.3" calcext:value-type="float">
            <text:p>5.3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formula="of:= AVERAGE([.T97:.X97])" office:value-type="float" office:value="5.72" calcext:value-type="float">
            <text:p>5.72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5.6" calcext:value-type="float">
            <text:p>5.6</text:p>
          </table:table-cell>
          <table:table-cell table:number-columns-repeated="2" table:style-name="ce5" office:value-type="float" office:value="5.3" calcext:value-type="float">
            <text:p>5.3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formula="of:= AVERAGE([.AB97:.AF97])" office:value-type="float" office:value="5.72" calcext:value-type="float">
            <text:p>5.72</text:p>
          </table:table-cell>
          <table:table-cell table:style-name="ce4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96" calcext:value-type="float">
            <text:p>96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96" calcext:value-type="float">
            <text:p>96</text:p>
          </table:table-cell>
          <table:table-cell table:style-name="ce4" table:formula="of:= AVERAGE([.H97:.J98])" office:value-type="float" office:value="10.45" calcext:value-type="float">
            <text:p>10.45</text:p>
          </table:table-cell>
          <table:table-cell table:style-name="ce4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96" calcext:value-type="float">
            <text:p>96</text:p>
          </table:table-cell>
          <table:table-cell table:style-name="ce4" table:formula="of:=AVERAGE([.N98:.P98])" office:value-type="float" office:value="11" calcext:value-type="float">
            <text:p>11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96" calcext:value-type="float">
            <text:p>96</text:p>
          </table:table-cell>
          <table:table-cell table:style-name="ce4" table:formula="of:= AVERAGE([.T98:.X98])" office:value-type="float" office:value="6.1" calcext:value-type="float">
            <text:p>6.1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96" calcext:value-type="float">
            <text:p>96</text:p>
          </table:table-cell>
          <table:table-cell table:style-name="ce4" table:formula="of:= AVERAGE([.AB98:.AF98])" office:value-type="float" office:value="6.1" calcext:value-type="float">
            <text:p>6.1</text:p>
          </table:table-cell>
          <table:table-cell table:style-name="ce4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97" calcext:value-type="float">
            <text:p>97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97" calcext:value-type="float">
            <text:p>97</text:p>
          </table:table-cell>
          <table:table-cell table:style-name="ce4" table:formula="of:= AVERAGE([.H98:.J99])" office:value-type="float" office:value="10.45" calcext:value-type="float">
            <text:p>10.45</text:p>
          </table:table-cell>
          <table:table-cell table:style-name="ce4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97" calcext:value-type="float">
            <text:p>97</text:p>
          </table:table-cell>
          <table:table-cell table:style-name="ce4" table:formula="of:=AVERAGE([.N99:.P99])" office:value-type="float" office:value="10.6333333333333" calcext:value-type="float">
            <text:p>10.6333333333333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4.9" calcext:value-type="float">
            <text:p>4.9</text:p>
          </table:table-cell>
          <table:table-cell table:style-name="ce5" office:value-type="float" office:value="4.7" calcext:value-type="float">
            <text:p>4.7</text:p>
          </table:table-cell>
          <table:table-cell table:style-name="ce4" office:value-type="float" office:value="97" calcext:value-type="float">
            <text:p>97</text:p>
          </table:table-cell>
          <table:table-cell table:style-name="ce4" table:formula="of:= AVERAGE([.T99:.X99])" office:value-type="float" office:value="5.36" calcext:value-type="float">
            <text:p>5.36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4.9" calcext:value-type="float">
            <text:p>4.9</text:p>
          </table:table-cell>
          <table:table-cell table:style-name="ce5" office:value-type="float" office:value="4.7" calcext:value-type="float">
            <text:p>4.7</text:p>
          </table:table-cell>
          <table:table-cell table:style-name="ce4" office:value-type="float" office:value="97" calcext:value-type="float">
            <text:p>97</text:p>
          </table:table-cell>
          <table:table-cell table:style-name="ce4" table:formula="of:= AVERAGE([.AB99:.AF99])" office:value-type="float" office:value="5.36" calcext:value-type="float">
            <text:p>5.36</text:p>
          </table:table-cell>
          <table:table-cell table:style-name="ce4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98" calcext:value-type="float">
            <text:p>98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9.7" calcext:value-type="float">
            <text:p>9.7</text:p>
          </table:table-cell>
          <table:table-cell table:style-name="ce4" office:value-type="float" office:value="98" calcext:value-type="float">
            <text:p>98</text:p>
          </table:table-cell>
          <table:table-cell table:style-name="ce4" table:formula="of:= AVERAGE([.H99:.J100])" office:value-type="float" office:value="10.4166666666667" calcext:value-type="float">
            <text:p>10.4166666666667</text:p>
          </table:table-cell>
          <table:table-cell table:style-name="ce4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98" calcext:value-type="float">
            <text:p>98</text:p>
          </table:table-cell>
          <table:table-cell table:style-name="ce4" table:formula="of:=AVERAGE([.N100:.P100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98" calcext:value-type="float">
            <text:p>98</text:p>
          </table:table-cell>
          <table:table-cell table:style-name="ce4" table:formula="of:= AVERAGE([.T100:.X100])" office:value-type="float" office:value="6.46" calcext:value-type="float">
            <text:p>6.46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98" calcext:value-type="float">
            <text:p>98</text:p>
          </table:table-cell>
          <table:table-cell table:style-name="ce4" table:formula="of:= AVERAGE([.AB100:.AF100])" office:value-type="float" office:value="6.46" calcext:value-type="float">
            <text:p>6.46</text:p>
          </table:table-cell>
          <table:table-cell table:style-name="ce4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9.9" calcext:value-type="float">
            <text:p>9.9</text:p>
          </table:table-cell>
          <table:table-cell table:number-columns-repeated="2" table:style-name="ce5" office:value-type="float" office:value="9.4" calcext:value-type="float">
            <text:p>9.4</text:p>
          </table:table-cell>
          <table:table-cell table:style-name="ce4" office:value-type="float" office:value="99" calcext:value-type="float">
            <text:p>99</text:p>
          </table:table-cell>
          <table:table-cell table:style-name="ce4" table:formula="of:= AVERAGE([.H100:.J101])" office:value-type="float" office:value="10.0666666666667" calcext:value-type="float">
            <text:p>10.06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99" calcext:value-type="float">
            <text:p>99</text:p>
          </table:table-cell>
          <table:table-cell table:style-name="ce4" table:formula="of:=AVERAGE([.N101:.P101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4.8" calcext:value-type="float">
            <text:p>4.8</text:p>
          </table:table-cell>
          <table:table-cell table:style-name="ce4" office:value-type="float" office:value="99" calcext:value-type="float">
            <text:p>99</text:p>
          </table:table-cell>
          <table:table-cell table:style-name="ce4" table:formula="of:= AVERAGE([.T101:.X101])" office:value-type="float" office:value="5.6" calcext:value-type="float">
            <text:p>5.6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4.8" calcext:value-type="float">
            <text:p>4.8</text:p>
          </table:table-cell>
          <table:table-cell table:style-name="ce4" office:value-type="float" office:value="99" calcext:value-type="float">
            <text:p>99</text:p>
          </table:table-cell>
          <table:table-cell table:style-name="ce4" table:formula="of:= AVERAGE([.AB101:.AF101])" office:value-type="float" office:value="5.6" calcext:value-type="float">
            <text:p>5.6</text:p>
          </table:table-cell>
          <table:table-cell table:style-name="ce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 AVERAGE([.H101:.J102])" office:value-type="float" office:value="10.2833333333333" calcext:value-type="float">
            <text:p>10.2833333333333</text:p>
          </table:table-cell>
          <table:table-cell table:style-name="ce4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AVERAGE([.N102:.P102])" office:value-type="float" office:value="11" calcext:value-type="float">
            <text:p>11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 AVERAGE([.T102:.X102])" office:value-type="float" office:value="6.14" calcext:value-type="float">
            <text:p>6.14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 AVERAGE([.AB102:.AF102])" office:value-type="float" office:value="6.14" calcext:value-type="float">
            <text:p>6.14</text:p>
          </table:table-cell>
          <table:table-cell table:style-name="ce4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01" calcext:value-type="float">
            <text:p>101</text:p>
          </table:table-cell>
          <table:table-cell table:style-name="ce5" office:value-type="float" office:value="31" calcext:value-type="float">
            <text:p>31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01" calcext:value-type="float">
            <text:p>101</text:p>
          </table:table-cell>
          <table:table-cell table:style-name="ce4" table:formula="of:= AVERAGE([.H102:.J103])" office:value-type="float" office:value="10.3833333333333" calcext:value-type="float">
            <text:p>10.383333333333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01" calcext:value-type="float">
            <text:p>101</text:p>
          </table:table-cell>
          <table:table-cell table:style-name="ce4" table:formula="of:=AVERAGE([.N103:.P103])" office:value-type="float" office:value="10.6333333333333" calcext:value-type="float">
            <text:p>10.6333333333333</text:p>
          </table:table-cell>
          <table:table-cell table:style-name="ce4"/>
          <table:table-cell table:style-name="ce5" office:value-type="float" office:value="3.2" calcext:value-type="float">
            <text:p>3.2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4.4" calcext:value-type="float">
            <text:p>4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4.3" calcext:value-type="float">
            <text:p>4.3</text:p>
          </table:table-cell>
          <table:table-cell table:style-name="ce4" office:value-type="float" office:value="101" calcext:value-type="float">
            <text:p>101</text:p>
          </table:table-cell>
          <table:table-cell table:style-name="ce4" table:formula="of:= AVERAGE([.T103:.X103])" office:value-type="float" office:value="4.56" calcext:value-type="float">
            <text:p>4.56</text:p>
          </table:table-cell>
          <table:table-cell table:style-name="ce4"/>
          <table:table-cell table:style-name="ce5" office:value-type="float" office:value="3.2" calcext:value-type="float">
            <text:p>3.2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4.4" calcext:value-type="float">
            <text:p>4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4.3" calcext:value-type="float">
            <text:p>4.3</text:p>
          </table:table-cell>
          <table:table-cell table:style-name="ce4" office:value-type="float" office:value="101" calcext:value-type="float">
            <text:p>101</text:p>
          </table:table-cell>
          <table:table-cell table:style-name="ce4" table:formula="of:= AVERAGE([.AB103:.AF103])" office:value-type="float" office:value="4.56" calcext:value-type="float">
            <text:p>4.56</text:p>
          </table:table-cell>
          <table:table-cell table:style-name="ce4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formula="of:= AVERAGE([.H103:.J104])" office:value-type="float" office:value="10.2833333333333" calcext:value-type="float">
            <text:p>10.283333333333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formula="of:=AVERAGE([.N104:.P104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6.2" calcext:value-type="float">
            <text:p>6.2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3.6" calcext:value-type="float">
            <text:p>3.6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formula="of:= AVERAGE([.T104:.X104])" office:value-type="float" office:value="5.22" calcext:value-type="float">
            <text:p>5.22</text:p>
          </table:table-cell>
          <table:table-cell table:style-name="ce4"/>
          <table:table-cell table:style-name="ce5" office:value-type="float" office:value="6.2" calcext:value-type="float">
            <text:p>6.2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3.6" calcext:value-type="float">
            <text:p>3.6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formula="of:= AVERAGE([.AB104:.AF104])" office:value-type="float" office:value="5.22" calcext:value-type="float">
            <text:p>5.22</text:p>
          </table:table-cell>
          <table:table-cell table:style-name="ce4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03" calcext:value-type="float">
            <text:p>103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8.9" calcext:value-type="float">
            <text:p>8.9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formula="of:= AVERAGE([.H104:.J105])" office:value-type="float" office:value="10.2833333333333" calcext:value-type="float">
            <text:p>10.2833333333333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formula="of:=AVERAGE([.N105:.P105])" office:value-type="float" office:value="11.3" calcext:value-type="float">
            <text:p>11.3</text:p>
          </table:table-cell>
          <table:table-cell table:style-name="ce4"/>
          <table:table-cell table:style-name="ce5" office:value-type="float" office:value="6" calcext:value-type="float">
            <text:p>6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formula="of:= AVERAGE([.T105:.X105])" office:value-type="float" office:value="5.38" calcext:value-type="float">
            <text:p>5.38</text:p>
          </table:table-cell>
          <table:table-cell table:style-name="ce4"/>
          <table:table-cell table:style-name="ce5" office:value-type="float" office:value="6" calcext:value-type="float">
            <text:p>6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formula="of:= AVERAGE([.AB105:.AF105])" office:value-type="float" office:value="5.38" calcext:value-type="float">
            <text:p>5.38</text:p>
          </table:table-cell>
          <table:table-cell table:style-name="ce4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04" calcext:value-type="float">
            <text:p>104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formula="of:= AVERAGE([.H105:.J106])" office:value-type="float" office:value="10.3833333333333" calcext:value-type="float">
            <text:p>10.3833333333333</text:p>
          </table:table-cell>
          <table:table-cell table:style-name="ce4"/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formula="of:=AVERAGE([.N106:.P106])" office:value-type="float" office:value="11.3" calcext:value-type="float">
            <text:p>11.3</text:p>
          </table:table-cell>
          <table:table-cell table:style-name="ce4"/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2.3" calcext:value-type="float">
            <text:p>2.3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formula="of:= AVERAGE([.T106:.X106])" office:value-type="float" office:value="5.36" calcext:value-type="float">
            <text:p>5.36</text:p>
          </table:table-cell>
          <table:table-cell table:style-name="ce4"/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2.3" calcext:value-type="float">
            <text:p>2.3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formula="of:= AVERAGE([.AB106:.AF106])" office:value-type="float" office:value="5.36" calcext:value-type="float">
            <text:p>5.36</text:p>
          </table:table-cell>
          <table:table-cell table:style-name="ce4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05" calcext:value-type="float">
            <text:p>105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8.9" calcext:value-type="float">
            <text:p>8.9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formula="of:= AVERAGE([.H106:.J107])" office:value-type="float" office:value="10.65" calcext:value-type="float">
            <text:p>10.65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formula="of:=AVERAGE([.N107:.P107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6.9" calcext:value-type="float">
            <text:p>6.9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formula="of:= AVERAGE([.T107:.X107])" office:value-type="float" office:value="6.14" calcext:value-type="float">
            <text:p>6.14</text:p>
          </table:table-cell>
          <table:table-cell table:style-name="ce4"/>
          <table:table-cell table:style-name="ce5" office:value-type="float" office:value="6.9" calcext:value-type="float">
            <text:p>6.9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formula="of:= AVERAGE([.AB107:.AF107])" office:value-type="float" office:value="6.14" calcext:value-type="float">
            <text:p>6.14</text:p>
          </table:table-cell>
          <table:table-cell table:style-name="ce4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formula="of:= AVERAGE([.H107:.J108])" office:value-type="float" office:value="10.65" calcext:value-type="float">
            <text:p>10.65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formula="of:=AVERAGE([.N108:.P108])" office:value-type="float" office:value="10.9333333333333" calcext:value-type="float">
            <text:p>10.9333333333333</text:p>
          </table:table-cell>
          <table:table-cell table:style-name="ce4"/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.7" calcext:value-type="float">
            <text:p>4.7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formula="of:= AVERAGE([.T108:.X108])" office:value-type="float" office:value="5.56" calcext:value-type="float">
            <text:p>5.56</text:p>
          </table:table-cell>
          <table:table-cell table:style-name="ce4"/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.7" calcext:value-type="float">
            <text:p>4.7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formula="of:= AVERAGE([.AB108:.AF108])" office:value-type="float" office:value="5.56" calcext:value-type="float">
            <text:p>5.56</text:p>
          </table:table-cell>
          <table:table-cell table:style-name="ce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8.5" calcext:value-type="float">
            <text:p>8.5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formula="of:= AVERAGE([.H108:.J109])" office:value-type="float" office:value="10.4" calcext:value-type="float">
            <text:p>10.4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formula="of:=AVERAGE([.N109:.P109])" office:value-type="float" office:value="11.1333333333333" calcext:value-type="float">
            <text:p>11.1333333333333</text:p>
          </table:table-cell>
          <table:table-cell table:style-name="ce4"/>
          <table:table-cell table:style-name="ce5" office:value-type="float" office:value="6.6" calcext:value-type="float">
            <text:p>6.6</text:p>
          </table:table-cell>
          <table:table-cell table:number-columns-repeated="2" table:style-name="ce5" office:value-type="float" office:value="5.4" calcext:value-type="float">
            <text:p>5.4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4.8" calcext:value-type="float">
            <text:p>4.8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formula="of:= AVERAGE([.T109:.X109])" office:value-type="float" office:value="5.14" calcext:value-type="float">
            <text:p>5.14</text:p>
          </table:table-cell>
          <table:table-cell table:style-name="ce4"/>
          <table:table-cell table:style-name="ce5" office:value-type="float" office:value="6.6" calcext:value-type="float">
            <text:p>6.6</text:p>
          </table:table-cell>
          <table:table-cell table:number-columns-repeated="2" table:style-name="ce5" office:value-type="float" office:value="5.4" calcext:value-type="float">
            <text:p>5.4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4.8" calcext:value-type="float">
            <text:p>4.8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formula="of:= AVERAGE([.AB109:.AF109])" office:value-type="float" office:value="5.14" calcext:value-type="float">
            <text:p>5.14</text:p>
          </table:table-cell>
          <table:table-cell table:style-name="ce4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5" office:value-type="float" office:value="31" calcext:value-type="float">
            <text:p>31</text:p>
          </table:table-cell>
          <table:table-cell table:style-name="ce4" table:number-columns-repeated="2"/>
          <table:table-cell table:number-columns-repeated="3" table:style-name="ce5" office:value-type="float" office:value="10" calcext:value-type="float">
            <text:p>10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formula="of:= AVERAGE([.H109:.J110])" office:value-type="float" office:value="9.9" calcext:value-type="float">
            <text:p>9.9</text:p>
          </table:table-cell>
          <table:table-cell table:style-name="ce4"/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formula="of:=AVERAGE([.N110:.P110])" office:value-type="float" office:value="11.3" calcext:value-type="float">
            <text:p>11.3</text:p>
          </table:table-cell>
          <table:table-cell table:style-name="ce4"/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4.5" calcext:value-type="float">
            <text:p>4.5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3.7" calcext:value-type="float">
            <text:p>3.7</text:p>
          </table:table-cell>
          <table:table-cell table:style-name="ce5" office:value-type="float" office:value="5.5" calcext:value-type="float">
            <text:p>5.5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formula="of:= AVERAGE([.T110:.X110])" office:value-type="float" office:value="4.98" calcext:value-type="float">
            <text:p>4.98</text:p>
          </table:table-cell>
          <table:table-cell table:style-name="ce4"/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4.5" calcext:value-type="float">
            <text:p>4.5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3.7" calcext:value-type="float">
            <text:p>3.7</text:p>
          </table:table-cell>
          <table:table-cell table:style-name="ce5" office:value-type="float" office:value="5.5" calcext:value-type="float">
            <text:p>5.5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formula="of:= AVERAGE([.AB110:.AF110])" office:value-type="float" office:value="4.98" calcext:value-type="float">
            <text:p>4.98</text:p>
          </table:table-cell>
          <table:table-cell table:style-name="ce4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formula="of:= AVERAGE([.H110:.J111])" office:value-type="float" office:value="10.3166666666667" calcext:value-type="float">
            <text:p>10.31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formula="of:=AVERAGE([.N111:.P111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formula="of:= AVERAGE([.T111:.X111])" office:value-type="float" office:value="5.7" calcext:value-type="float">
            <text:p>5.7</text:p>
          </table:table-cell>
          <table:table-cell table:style-name="ce4"/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formula="of:= AVERAGE([.AB111:.AF111])" office:value-type="float" office:value="5.7" calcext:value-type="float">
            <text:p>5.7</text:p>
          </table:table-cell>
          <table:table-cell table:style-name="ce4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5" office:value-type="float" office:value="28" calcext:value-type="float">
            <text:p>28</text:p>
          </table:table-cell>
          <table:table-cell table:style-name="ce4"/>
          <table:table-cell table:style-name="ce4" office:value-type="float" office:value="110" calcext:value-type="float">
            <text:p>110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.9" calcext:value-type="float">
            <text:p>8.9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formula="of:= AVERAGE([.H111:.J112])" office:value-type="float" office:value="10.3" calcext:value-type="float">
            <text:p>10.3</text:p>
          </table:table-cell>
          <table:table-cell table:style-name="ce4"/>
          <table:table-cell table:number-columns-repeated="3" table:style-name="ce5" office:value-type="float" office:value="12" calcext:value-type="float">
            <text:p>12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formula="of:=AVERAGE([.N112:.P112])" office:value-type="float" office:value="12" calcext:value-type="float">
            <text:p>12</text:p>
          </table:table-cell>
          <table:table-cell table:style-name="ce4"/>
          <table:table-cell table:style-name="ce5" office:value-type="float" office:value="5.2" calcext:value-type="float">
            <text:p>5.2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4" calcext:value-type="float">
            <text:p>5.4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formula="of:= AVERAGE([.T112:.X112])" office:value-type="float" office:value="5.76" calcext:value-type="float">
            <text:p>5.76</text:p>
          </table:table-cell>
          <table:table-cell table:style-name="ce4"/>
          <table:table-cell table:style-name="ce5" office:value-type="float" office:value="5.2" calcext:value-type="float">
            <text:p>5.2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4" calcext:value-type="float">
            <text:p>5.4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formula="of:= AVERAGE([.AB112:.AF112])" office:value-type="float" office:value="5.76" calcext:value-type="float">
            <text:p>5.76</text:p>
          </table:table-cell>
          <table:table-cell table:style-name="ce4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11" calcext:value-type="float">
            <text:p>111</text:p>
          </table:table-cell>
          <table:table-cell table:style-name="ce5" office:value-type="float" office:value="33" calcext:value-type="float">
            <text:p>33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formula="of:= AVERAGE([.H112:.J113])" office:value-type="float" office:value="10.2166666666667" calcext:value-type="float">
            <text:p>10.2166666666667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formula="of:=AVERAGE([.N113:.P113])" office:value-type="float" office:value="10.1" calcext:value-type="float">
            <text:p>10.1</text:p>
          </table:table-cell>
          <table:table-cell table:style-name="ce4"/>
          <table:table-cell table:style-name="ce5" office:value-type="float" office:value="3.2" calcext:value-type="float">
            <text:p>3.2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3.4" calcext:value-type="float">
            <text:p>3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2.7" calcext:value-type="float">
            <text:p>2.7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formula="of:= AVERAGE([.T113:.X113])" office:value-type="float" office:value="4.04" calcext:value-type="float">
            <text:p>4.04</text:p>
          </table:table-cell>
          <table:table-cell table:style-name="ce4"/>
          <table:table-cell table:style-name="ce5" office:value-type="float" office:value="3.2" calcext:value-type="float">
            <text:p>3.2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3.4" calcext:value-type="float">
            <text:p>3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2.7" calcext:value-type="float">
            <text:p>2.7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formula="of:= AVERAGE([.AB113:.AF113])" office:value-type="float" office:value="4.04" calcext:value-type="float">
            <text:p>4.04</text:p>
          </table:table-cell>
          <table:table-cell table:style-name="ce4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8.7" calcext:value-type="float">
            <text:p>8.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12" calcext:value-type="float">
            <text:p>112</text:p>
          </table:table-cell>
          <table:table-cell table:style-name="ce4" table:formula="of:= AVERAGE([.H113:.J114])" office:value-type="float" office:value="10.1666666666667" calcext:value-type="float">
            <text:p>10.1666666666667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12" calcext:value-type="float">
            <text:p>112</text:p>
          </table:table-cell>
          <table:table-cell table:style-name="ce4" table:formula="of:=AVERAGE([.N114:.P114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4.5" calcext:value-type="float">
            <text:p>4.5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12" calcext:value-type="float">
            <text:p>112</text:p>
          </table:table-cell>
          <table:table-cell table:style-name="ce4" table:formula="of:= AVERAGE([.T114:.X114])" office:value-type="float" office:value="5.82" calcext:value-type="float">
            <text:p>5.82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4.5" calcext:value-type="float">
            <text:p>4.5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12" calcext:value-type="float">
            <text:p>112</text:p>
          </table:table-cell>
          <table:table-cell table:style-name="ce4" table:formula="of:= AVERAGE([.AB114:.AF114])" office:value-type="float" office:value="5.82" calcext:value-type="float">
            <text:p>5.82</text:p>
          </table:table-cell>
          <table:table-cell table:style-name="ce4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13" calcext:value-type="float">
            <text:p>113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13" calcext:value-type="float">
            <text:p>113</text:p>
          </table:table-cell>
          <table:table-cell table:style-name="ce4" table:formula="of:= AVERAGE([.H114:.J115])" office:value-type="float" office:value="10.1" calcext:value-type="float">
            <text:p>10.1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13" calcext:value-type="float">
            <text:p>113</text:p>
          </table:table-cell>
          <table:table-cell table:style-name="ce4" table:formula="of:=AVERAGE([.N115:.P115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3.7" calcext:value-type="float">
            <text:p>3.7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113" calcext:value-type="float">
            <text:p>113</text:p>
          </table:table-cell>
          <table:table-cell table:style-name="ce4" table:formula="of:= AVERAGE([.T115:.X115])" office:value-type="float" office:value="5.56" calcext:value-type="float">
            <text:p>5.56</text:p>
          </table:table-cell>
          <table:table-cell table:style-name="ce4"/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3.7" calcext:value-type="float">
            <text:p>3.7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113" calcext:value-type="float">
            <text:p>113</text:p>
          </table:table-cell>
          <table:table-cell table:style-name="ce4" table:formula="of:= AVERAGE([.AB115:.AF115])" office:value-type="float" office:value="5.56" calcext:value-type="float">
            <text:p>5.56</text:p>
          </table:table-cell>
          <table:table-cell table:style-name="ce4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14" calcext:value-type="float">
            <text:p>114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114" calcext:value-type="float">
            <text:p>114</text:p>
          </table:table-cell>
          <table:table-cell table:style-name="ce4" table:formula="of:= AVERAGE([.H115:.J116])" office:value-type="float" office:value="10.6666666666667" calcext:value-type="float">
            <text:p>10.6666666666667</text:p>
          </table:table-cell>
          <table:table-cell table:style-name="ce4"/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14" calcext:value-type="float">
            <text:p>114</text:p>
          </table:table-cell>
          <table:table-cell table:style-name="ce4" table:formula="of:=AVERAGE([.N116:.P116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4.3" calcext:value-type="float">
            <text:p>4.3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14" calcext:value-type="float">
            <text:p>114</text:p>
          </table:table-cell>
          <table:table-cell table:style-name="ce4" table:formula="of:= AVERAGE([.T116:.X116])" office:value-type="float" office:value="5.7" calcext:value-type="float">
            <text:p>5.7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4.3" calcext:value-type="float">
            <text:p>4.3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14" calcext:value-type="float">
            <text:p>114</text:p>
          </table:table-cell>
          <table:table-cell table:style-name="ce4" table:formula="of:= AVERAGE([.AB116:.AF116])" office:value-type="float" office:value="5.7" calcext:value-type="float">
            <text:p>5.7</text:p>
          </table:table-cell>
          <table:table-cell table:style-name="ce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15" calcext:value-type="float">
            <text:p>115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9.4" calcext:value-type="float">
            <text:p>9.4</text:p>
          </table:table-cell>
          <table:table-cell table:style-name="ce4" office:value-type="float" office:value="115" calcext:value-type="float">
            <text:p>115</text:p>
          </table:table-cell>
          <table:table-cell table:style-name="ce4" table:formula="of:= AVERAGE([.H116:.J117])" office:value-type="float" office:value="10.4666666666667" calcext:value-type="float">
            <text:p>10.4666666666667</text:p>
          </table:table-cell>
          <table:table-cell table:style-name="ce4"/>
          <table:table-cell table:number-columns-repeated="3" table:style-name="ce5" office:value-type="float" office:value="9.9" calcext:value-type="float">
            <text:p>9.9</text:p>
          </table:table-cell>
          <table:table-cell table:style-name="ce4" office:value-type="float" office:value="115" calcext:value-type="float">
            <text:p>115</text:p>
          </table:table-cell>
          <table:table-cell table:style-name="ce4" table:formula="of:=AVERAGE([.N117:.P117])" office:value-type="float" office:value="9.9" calcext:value-type="float">
            <text:p>9.9</text:p>
          </table:table-cell>
          <table:table-cell table:style-name="ce4"/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3.9" calcext:value-type="float">
            <text:p>3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3.8" calcext:value-type="float">
            <text:p>3.8</text:p>
          </table:table-cell>
          <table:table-cell table:style-name="ce4" office:value-type="float" office:value="115" calcext:value-type="float">
            <text:p>115</text:p>
          </table:table-cell>
          <table:table-cell table:style-name="ce4" table:formula="of:= AVERAGE([.T117:.X117])" office:value-type="float" office:value="5" calcext:value-type="float">
            <text:p>5</text:p>
          </table:table-cell>
          <table:table-cell table:style-name="ce4"/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3.9" calcext:value-type="float">
            <text:p>3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3.8" calcext:value-type="float">
            <text:p>3.8</text:p>
          </table:table-cell>
          <table:table-cell table:style-name="ce4" office:value-type="float" office:value="115" calcext:value-type="float">
            <text:p>115</text:p>
          </table:table-cell>
          <table:table-cell table:style-name="ce4" table:formula="of:= AVERAGE([.AB117:.AF117])" office:value-type="float" office:value="5" calcext:value-type="float">
            <text:p>5</text:p>
          </table:table-cell>
          <table:table-cell table:style-name="ce4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5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116" calcext:value-type="float">
            <text:p>116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16" calcext:value-type="float">
            <text:p>116</text:p>
          </table:table-cell>
          <table:table-cell table:style-name="ce4" table:formula="of:= AVERAGE([.H117:.J118])" office:value-type="float" office:value="10.0166666666667" calcext:value-type="float">
            <text:p>10.0166666666667</text:p>
          </table:table-cell>
          <table:table-cell table:style-name="ce4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16" calcext:value-type="float">
            <text:p>116</text:p>
          </table:table-cell>
          <table:table-cell table:style-name="ce4" table:formula="of:=AVERAGE([.N118:.P118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3.7" calcext:value-type="float">
            <text:p>3.7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3.1" calcext:value-type="float">
            <text:p>3.1</text:p>
          </table:table-cell>
          <table:table-cell table:style-name="ce5" office:value-type="float" office:value="1.7" calcext:value-type="float">
            <text:p>1.7</text:p>
          </table:table-cell>
          <table:table-cell table:style-name="ce4" office:value-type="float" office:value="116" calcext:value-type="float">
            <text:p>116</text:p>
          </table:table-cell>
          <table:table-cell table:style-name="ce4" table:formula="of:= AVERAGE([.T118:.X118])" office:value-type="float" office:value="3.26" calcext:value-type="float">
            <text:p>3.26</text:p>
          </table:table-cell>
          <table:table-cell table:style-name="ce4"/>
          <table:table-cell table:style-name="ce5" office:value-type="float" office:value="3.7" calcext:value-type="float">
            <text:p>3.7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3.1" calcext:value-type="float">
            <text:p>3.1</text:p>
          </table:table-cell>
          <table:table-cell table:style-name="ce5" office:value-type="float" office:value="1.7" calcext:value-type="float">
            <text:p>1.7</text:p>
          </table:table-cell>
          <table:table-cell table:style-name="ce4" office:value-type="float" office:value="116" calcext:value-type="float">
            <text:p>116</text:p>
          </table:table-cell>
          <table:table-cell table:style-name="ce4" table:formula="of:= AVERAGE([.AB118:.AF118])" office:value-type="float" office:value="3.26" calcext:value-type="float">
            <text:p>3.26</text:p>
          </table:table-cell>
          <table:table-cell table:style-name="ce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17" calcext:value-type="float">
            <text:p>117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17" calcext:value-type="float">
            <text:p>117</text:p>
          </table:table-cell>
          <table:table-cell table:style-name="ce4" table:formula="of:= AVERAGE([.H118:.J119])" office:value-type="float" office:value="10.55" calcext:value-type="float">
            <text:p>10.55</text:p>
          </table:table-cell>
          <table:table-cell table:style-name="ce4"/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17" calcext:value-type="float">
            <text:p>117</text:p>
          </table:table-cell>
          <table:table-cell table:style-name="ce4" table:formula="of:=AVERAGE([.N119:.P119])" office:value-type="float" office:value="11.6666666666667" calcext:value-type="float">
            <text:p>11.6666666666667</text:p>
          </table:table-cell>
          <table:table-cell table:style-name="ce4"/>
          <table:table-cell table:number-columns-repeated="2" table:style-name="ce5" office:value-type="float" office:value="5.3" calcext:value-type="float">
            <text:p>5.3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6.1" calcext:value-type="float">
            <text:p>6.1</text:p>
          </table:table-cell>
          <table:table-cell table:style-name="ce4" office:value-type="float" office:value="117" calcext:value-type="float">
            <text:p>117</text:p>
          </table:table-cell>
          <table:table-cell table:style-name="ce4" table:formula="of:= AVERAGE([.T119:.X119])" office:value-type="float" office:value="5.02" calcext:value-type="float">
            <text:p>5.02</text:p>
          </table:table-cell>
          <table:table-cell table:style-name="ce4"/>
          <table:table-cell table:number-columns-repeated="2" table:style-name="ce5" office:value-type="float" office:value="5.3" calcext:value-type="float">
            <text:p>5.3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6.1" calcext:value-type="float">
            <text:p>6.1</text:p>
          </table:table-cell>
          <table:table-cell table:style-name="ce4" office:value-type="float" office:value="117" calcext:value-type="float">
            <text:p>117</text:p>
          </table:table-cell>
          <table:table-cell table:style-name="ce4" table:formula="of:= AVERAGE([.AB119:.AF119])" office:value-type="float" office:value="5.02" calcext:value-type="float">
            <text:p>5.02</text:p>
          </table:table-cell>
          <table:table-cell table:style-name="ce4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5" office:value-type="float" office:value="31" calcext:value-type="float">
            <text:p>31</text:p>
          </table:table-cell>
          <table:table-cell table:style-name="ce4"/>
          <table:table-cell table:style-name="ce4" office:value-type="float" office:value="118" calcext:value-type="float">
            <text:p>118</text:p>
          </table:table-cell>
          <table:table-cell table:style-name="ce5" office:value-type="float" office:value="35" calcext:value-type="float">
            <text:p>35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8.5" calcext:value-type="float">
            <text:p>8.5</text:p>
          </table:table-cell>
          <table:table-cell table:style-name="ce4" office:value-type="float" office:value="118" calcext:value-type="float">
            <text:p>118</text:p>
          </table:table-cell>
          <table:table-cell table:style-name="ce4" table:formula="of:= AVERAGE([.H119:.J120])" office:value-type="float" office:value="10.5833333333333" calcext:value-type="float">
            <text:p>10.5833333333333</text:p>
          </table:table-cell>
          <table:table-cell table:style-name="ce4"/>
          <table:table-cell table:number-columns-repeated="3" table:style-name="ce5" office:value-type="float" office:value="9.9" calcext:value-type="float">
            <text:p>9.9</text:p>
          </table:table-cell>
          <table:table-cell table:style-name="ce4" office:value-type="float" office:value="118" calcext:value-type="float">
            <text:p>118</text:p>
          </table:table-cell>
          <table:table-cell table:style-name="ce4" table:formula="of:=AVERAGE([.N120:.P120])" office:value-type="float" office:value="9.9" calcext:value-type="float">
            <text:p>9.9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4.6" calcext:value-type="float">
            <text:p>4.6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18" calcext:value-type="float">
            <text:p>118</text:p>
          </table:table-cell>
          <table:table-cell table:style-name="ce4" table:formula="of:= AVERAGE([.T120:.X120])" office:value-type="float" office:value="5.82" calcext:value-type="float">
            <text:p>5.82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4.6" calcext:value-type="float">
            <text:p>4.6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18" calcext:value-type="float">
            <text:p>118</text:p>
          </table:table-cell>
          <table:table-cell table:style-name="ce4" table:formula="of:= AVERAGE([.AB120:.AF120])" office:value-type="float" office:value="5.82" calcext:value-type="float">
            <text:p>5.82</text:p>
          </table:table-cell>
          <table:table-cell table:style-name="ce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.5" calcext:value-type="float">
            <text:p>8.5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19" calcext:value-type="float">
            <text:p>119</text:p>
          </table:table-cell>
          <table:table-cell table:style-name="ce4" table:formula="of:= AVERAGE([.H120:.J121])" office:value-type="float" office:value="10.1666666666667" calcext:value-type="float">
            <text:p>10.1666666666667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119" calcext:value-type="float">
            <text:p>119</text:p>
          </table:table-cell>
          <table:table-cell table:style-name="ce4" table:formula="of:=AVERAGE([.N121:.P121])" office:value-type="float" office:value="12" calcext:value-type="float">
            <text:p>12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4.1" calcext:value-type="float">
            <text:p>4.1</text:p>
          </table:table-cell>
          <table:table-cell table:style-name="ce5" office:value-type="float" office:value="5.2" calcext:value-type="float">
            <text:p>5.2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4" calcext:value-type="float">
            <text:p>5.4</text:p>
          </table:table-cell>
          <table:table-cell table:style-name="ce4" office:value-type="float" office:value="119" calcext:value-type="float">
            <text:p>119</text:p>
          </table:table-cell>
          <table:table-cell table:style-name="ce4" table:formula="of:= AVERAGE([.T121:.X121])" office:value-type="float" office:value="5.34" calcext:value-type="float">
            <text:p>5.34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4.1" calcext:value-type="float">
            <text:p>4.1</text:p>
          </table:table-cell>
          <table:table-cell table:style-name="ce5" office:value-type="float" office:value="5.2" calcext:value-type="float">
            <text:p>5.2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4" calcext:value-type="float">
            <text:p>5.4</text:p>
          </table:table-cell>
          <table:table-cell table:style-name="ce4" office:value-type="float" office:value="119" calcext:value-type="float">
            <text:p>119</text:p>
          </table:table-cell>
          <table:table-cell table:style-name="ce4" table:formula="of:= AVERAGE([.AB121:.AF121])" office:value-type="float" office:value="5.34" calcext:value-type="float">
            <text:p>5.34</text:p>
          </table:table-cell>
          <table:table-cell table:style-name="ce4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20" calcext:value-type="float">
            <text:p>120</text:p>
          </table:table-cell>
          <table:table-cell table:style-name="ce5" office:value-type="float" office:value="31" calcext:value-type="float">
            <text:p>31</text:p>
          </table:table-cell>
          <table:table-cell table:style-name="ce4" table:number-columns-repeated="2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120" calcext:value-type="float">
            <text:p>120</text:p>
          </table:table-cell>
          <table:table-cell table:style-name="ce4" table:formula="of:= AVERAGE([.H121:.J122])" office:value-type="float" office:value="10.5833333333333" calcext:value-type="float">
            <text:p>10.583333333333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20" calcext:value-type="float">
            <text:p>120</text:p>
          </table:table-cell>
          <table:table-cell table:style-name="ce4" table:formula="of:=AVERAGE([.N122:.P122])" office:value-type="float" office:value="11.3" calcext:value-type="float">
            <text:p>11.3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120" calcext:value-type="float">
            <text:p>120</text:p>
          </table:table-cell>
          <table:table-cell table:style-name="ce4" table:formula="of:= AVERAGE([.T122:.X122])" office:value-type="float" office:value="5.06" calcext:value-type="float">
            <text:p>5.06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120" calcext:value-type="float">
            <text:p>120</text:p>
          </table:table-cell>
          <table:table-cell table:style-name="ce4" table:formula="of:= AVERAGE([.AB122:.AF122])" office:value-type="float" office:value="5.06" calcext:value-type="float">
            <text:p>5.06</text:p>
          </table:table-cell>
          <table:table-cell table:style-name="ce4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21" calcext:value-type="float">
            <text:p>121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formula="of:= AVERAGE([.H122:.J123])" office:value-type="float" office:value="10.3833333333333" calcext:value-type="float">
            <text:p>10.3833333333333</text:p>
          </table:table-cell>
          <table:table-cell table:style-name="ce4"/>
          <table:table-cell table:number-columns-repeated="2"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formula="of:=AVERAGE([.N123:.P123])" office:value-type="float" office:value="10.2666666666667" calcext:value-type="float">
            <text:p>10.2666666666667</text:p>
          </table:table-cell>
          <table:table-cell table:style-name="ce4"/>
          <table:table-cell table:style-name="ce5" office:value-type="float" office:value="3.7" calcext:value-type="float">
            <text:p>3.7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formula="of:= AVERAGE([.T123:.X123])" office:value-type="float" office:value="4.6" calcext:value-type="float">
            <text:p>4.6</text:p>
          </table:table-cell>
          <table:table-cell table:style-name="ce4"/>
          <table:table-cell table:style-name="ce5" office:value-type="float" office:value="3.7" calcext:value-type="float">
            <text:p>3.7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formula="of:= AVERAGE([.AB123:.AF123])" office:value-type="float" office:value="4.6" calcext:value-type="float">
            <text:p>4.6</text:p>
          </table:table-cell>
          <table:table-cell table:style-name="ce4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22" calcext:value-type="float">
            <text:p>122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22" calcext:value-type="float">
            <text:p>122</text:p>
          </table:table-cell>
          <table:table-cell table:style-name="ce4" table:formula="of:= AVERAGE([.H123:.J124])" office:value-type="float" office:value="10.1166666666667" calcext:value-type="float">
            <text:p>10.1166666666667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22" calcext:value-type="float">
            <text:p>122</text:p>
          </table:table-cell>
          <table:table-cell table:style-name="ce4" table:formula="of:=AVERAGE([.N124:.P124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5.4" calcext:value-type="float">
            <text:p>5.4</text:p>
          </table:table-cell>
          <table:table-cell table:style-name="ce4" office:value-type="float" office:value="122" calcext:value-type="float">
            <text:p>122</text:p>
          </table:table-cell>
          <table:table-cell table:style-name="ce4" table:formula="of:= AVERAGE([.T124:.X124])" office:value-type="float" office:value="5.92" calcext:value-type="float">
            <text:p>5.92</text:p>
          </table:table-cell>
          <table:table-cell table:style-name="ce4"/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5.4" calcext:value-type="float">
            <text:p>5.4</text:p>
          </table:table-cell>
          <table:table-cell table:style-name="ce4" office:value-type="float" office:value="122" calcext:value-type="float">
            <text:p>122</text:p>
          </table:table-cell>
          <table:table-cell table:style-name="ce4" table:formula="of:= AVERAGE([.AB124:.AF124])" office:value-type="float" office:value="5.92" calcext:value-type="float">
            <text:p>5.92</text:p>
          </table:table-cell>
          <table:table-cell table:style-name="ce4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23" calcext:value-type="float">
            <text:p>123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123" calcext:value-type="float">
            <text:p>123</text:p>
          </table:table-cell>
          <table:table-cell table:style-name="ce4" table:formula="of:= AVERAGE([.H124:.J125])" office:value-type="float" office:value="10.7333333333333" calcext:value-type="float">
            <text:p>10.7333333333333</text:p>
          </table:table-cell>
          <table:table-cell table:style-name="ce4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23" calcext:value-type="float">
            <text:p>123</text:p>
          </table:table-cell>
          <table:table-cell table:style-name="ce4" table:formula="of:=AVERAGE([.N125:.P125])" office:value-type="float" office:value="10.6333333333333" calcext:value-type="float">
            <text:p>10.6333333333333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123" calcext:value-type="float">
            <text:p>123</text:p>
          </table:table-cell>
          <table:table-cell table:style-name="ce4" table:formula="of:= AVERAGE([.T125:.X125])" office:value-type="float" office:value="4.94" calcext:value-type="float">
            <text:p>4.94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123" calcext:value-type="float">
            <text:p>123</text:p>
          </table:table-cell>
          <table:table-cell table:style-name="ce4" table:formula="of:= AVERAGE([.AB125:.AF125])" office:value-type="float" office:value="4.94" calcext:value-type="float">
            <text:p>4.94</text:p>
          </table:table-cell>
          <table:table-cell table:style-name="ce4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24" calcext:value-type="float">
            <text:p>124</text:p>
          </table:table-cell>
          <table:table-cell table:style-name="ce5" office:value-type="float" office:value="33" calcext:value-type="float">
            <text:p>33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124" calcext:value-type="float">
            <text:p>124</text:p>
          </table:table-cell>
          <table:table-cell table:style-name="ce4" table:formula="of:= AVERAGE([.H125:.J126])" office:value-type="float" office:value="10.7333333333333" calcext:value-type="float">
            <text:p>10.733333333333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24" calcext:value-type="float">
            <text:p>124</text:p>
          </table:table-cell>
          <table:table-cell table:style-name="ce4" table:formula="of:=AVERAGE([.N126:.P126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4.4" calcext:value-type="float">
            <text:p>4.4</text:p>
          </table:table-cell>
          <table:table-cell table:style-name="ce5" office:value-type="float" office:value="2.5" calcext:value-type="float">
            <text:p>2.5</text:p>
          </table:table-cell>
          <table:table-cell table:number-columns-repeated="2" table:style-name="ce5" office:value-type="float" office:value="5.9" calcext:value-type="float">
            <text:p>5.9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124" calcext:value-type="float">
            <text:p>124</text:p>
          </table:table-cell>
          <table:table-cell table:style-name="ce4" table:formula="of:= AVERAGE([.T126:.X126])" office:value-type="float" office:value="5.06" calcext:value-type="float">
            <text:p>5.06</text:p>
          </table:table-cell>
          <table:table-cell table:style-name="ce4"/>
          <table:table-cell table:style-name="ce5" office:value-type="float" office:value="4.4" calcext:value-type="float">
            <text:p>4.4</text:p>
          </table:table-cell>
          <table:table-cell table:style-name="ce5" office:value-type="float" office:value="2.5" calcext:value-type="float">
            <text:p>2.5</text:p>
          </table:table-cell>
          <table:table-cell table:number-columns-repeated="2" table:style-name="ce5" office:value-type="float" office:value="5.9" calcext:value-type="float">
            <text:p>5.9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124" calcext:value-type="float">
            <text:p>124</text:p>
          </table:table-cell>
          <table:table-cell table:style-name="ce4" table:formula="of:= AVERAGE([.AB126:.AF126])" office:value-type="float" office:value="5.06" calcext:value-type="float">
            <text:p>5.06</text:p>
          </table:table-cell>
          <table:table-cell table:style-name="ce4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5" office:value-type="float" office:value="28" calcext:value-type="float">
            <text:p>28</text:p>
          </table:table-cell>
          <table:table-cell table:style-name="ce4"/>
          <table:table-cell table:style-name="ce4" office:value-type="float" office:value="125" calcext:value-type="float">
            <text:p>125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125" calcext:value-type="float">
            <text:p>125</text:p>
          </table:table-cell>
          <table:table-cell table:style-name="ce4" table:formula="of:= AVERAGE([.H126:.J127])" office:value-type="float" office:value="10.4666666666667" calcext:value-type="float">
            <text:p>10.46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25" calcext:value-type="float">
            <text:p>125</text:p>
          </table:table-cell>
          <table:table-cell table:style-name="ce4" table:formula="of:=AVERAGE([.N127:.P127])" office:value-type="float" office:value="10.6333333333333" calcext:value-type="float">
            <text:p>10.6333333333333</text:p>
          </table:table-cell>
          <table:table-cell table:style-name="ce4"/>
          <table:table-cell table:style-name="ce5" office:value-type="float" office:value="3.6" calcext:value-type="float">
            <text:p>3.6</text:p>
          </table:table-cell>
          <table:table-cell table:number-columns-repeated="2" table:style-name="ce5" office:value-type="float" office:value="6.4" calcext:value-type="float">
            <text:p>6.4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2" calcext:value-type="float">
            <text:p>5.2</text:p>
          </table:table-cell>
          <table:table-cell table:style-name="ce4" office:value-type="float" office:value="125" calcext:value-type="float">
            <text:p>125</text:p>
          </table:table-cell>
          <table:table-cell table:style-name="ce4" table:formula="of:= AVERAGE([.T127:.X127])" office:value-type="float" office:value="5.5" calcext:value-type="float">
            <text:p>5.5</text:p>
          </table:table-cell>
          <table:table-cell table:style-name="ce4"/>
          <table:table-cell table:style-name="ce5" office:value-type="float" office:value="3.6" calcext:value-type="float">
            <text:p>3.6</text:p>
          </table:table-cell>
          <table:table-cell table:number-columns-repeated="2" table:style-name="ce5" office:value-type="float" office:value="6.4" calcext:value-type="float">
            <text:p>6.4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2" calcext:value-type="float">
            <text:p>5.2</text:p>
          </table:table-cell>
          <table:table-cell table:style-name="ce4" office:value-type="float" office:value="125" calcext:value-type="float">
            <text:p>125</text:p>
          </table:table-cell>
          <table:table-cell table:style-name="ce4" table:formula="of:= AVERAGE([.AB127:.AF127])" office:value-type="float" office:value="5.5" calcext:value-type="float">
            <text:p>5.5</text:p>
          </table:table-cell>
          <table:table-cell table:style-name="ce4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26" calcext:value-type="float">
            <text:p>126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126" calcext:value-type="float">
            <text:p>126</text:p>
          </table:table-cell>
          <table:table-cell table:style-name="ce4" table:formula="of:= AVERAGE([.H127:.J128])" office:value-type="float" office:value="10.7333333333333" calcext:value-type="float">
            <text:p>10.7333333333333</text:p>
          </table:table-cell>
          <table:table-cell table:style-name="ce4"/>
          <table:table-cell table:style-name="ce5" office:value-type="float" office:value="9.8" calcext:value-type="float">
            <text:p>9.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26" calcext:value-type="float">
            <text:p>126</text:p>
          </table:table-cell>
          <table:table-cell table:style-name="ce4" table:formula="of:=AVERAGE([.N128:.P128])" office:value-type="float" office:value="10.2333333333333" calcext:value-type="float">
            <text:p>10.2333333333333</text:p>
          </table:table-cell>
          <table:table-cell table:style-name="ce4"/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.9" calcext:value-type="float">
            <text:p>4.9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5.2" calcext:value-type="float">
            <text:p>5.2</text:p>
          </table:table-cell>
          <table:table-cell table:style-name="ce4" office:value-type="float" office:value="126" calcext:value-type="float">
            <text:p>126</text:p>
          </table:table-cell>
          <table:table-cell table:style-name="ce4" table:formula="of:= AVERAGE([.T128:.X128])" office:value-type="float" office:value="5.26" calcext:value-type="float">
            <text:p>5.26</text:p>
          </table:table-cell>
          <table:table-cell table:style-name="ce4"/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.9" calcext:value-type="float">
            <text:p>4.9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5.2" calcext:value-type="float">
            <text:p>5.2</text:p>
          </table:table-cell>
          <table:table-cell table:style-name="ce4" office:value-type="float" office:value="126" calcext:value-type="float">
            <text:p>126</text:p>
          </table:table-cell>
          <table:table-cell table:style-name="ce4" table:formula="of:= AVERAGE([.AB128:.AF128])" office:value-type="float" office:value="5.26" calcext:value-type="float">
            <text:p>5.26</text:p>
          </table:table-cell>
          <table:table-cell table:style-name="ce4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27" calcext:value-type="float">
            <text:p>127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127" calcext:value-type="float">
            <text:p>127</text:p>
          </table:table-cell>
          <table:table-cell table:style-name="ce4" table:formula="of:= AVERAGE([.H128:.J129])" office:value-type="float" office:value="11" calcext:value-type="float">
            <text:p>11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7" calcext:value-type="float">
            <text:p>9.7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27" calcext:value-type="float">
            <text:p>127</text:p>
          </table:table-cell>
          <table:table-cell table:style-name="ce4" table:formula="of:=AVERAGE([.N129:.P129])" office:value-type="float" office:value="10.5666666666667" calcext:value-type="float">
            <text:p>10.5666666666667</text:p>
          </table:table-cell>
          <table:table-cell table:style-name="ce4"/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2.2" calcext:value-type="float">
            <text:p>2.2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27" calcext:value-type="float">
            <text:p>127</text:p>
          </table:table-cell>
          <table:table-cell table:style-name="ce4" table:formula="of:= AVERAGE([.T129:.X129])" office:value-type="float" office:value="5.12" calcext:value-type="float">
            <text:p>5.12</text:p>
          </table:table-cell>
          <table:table-cell table:style-name="ce4"/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2.2" calcext:value-type="float">
            <text:p>2.2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27" calcext:value-type="float">
            <text:p>127</text:p>
          </table:table-cell>
          <table:table-cell table:style-name="ce4" table:formula="of:= AVERAGE([.AB129:.AF129])" office:value-type="float" office:value="5.12" calcext:value-type="float">
            <text:p>5.12</text:p>
          </table:table-cell>
          <table:table-cell table:style-name="ce4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28" calcext:value-type="float">
            <text:p>128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28" calcext:value-type="float">
            <text:p>128</text:p>
          </table:table-cell>
          <table:table-cell table:style-name="ce4" table:formula="of:= AVERAGE([.H129:.J130])" office:value-type="float" office:value="10.4833333333333" calcext:value-type="float">
            <text:p>10.4833333333333</text:p>
          </table:table-cell>
          <table:table-cell table:style-name="ce4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28" calcext:value-type="float">
            <text:p>128</text:p>
          </table:table-cell>
          <table:table-cell table:style-name="ce4" table:formula="of:=AVERAGE([.N130:.P130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2" calcext:value-type="float">
            <text:p>6.2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128" calcext:value-type="float">
            <text:p>128</text:p>
          </table:table-cell>
          <table:table-cell table:style-name="ce4" table:formula="of:= AVERAGE([.T130:.X130])" office:value-type="float" office:value="5.34" calcext:value-type="float">
            <text:p>5.34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2" calcext:value-type="float">
            <text:p>6.2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128" calcext:value-type="float">
            <text:p>128</text:p>
          </table:table-cell>
          <table:table-cell table:style-name="ce4" table:formula="of:= AVERAGE([.AB130:.AF130])" office:value-type="float" office:value="5.34" calcext:value-type="float">
            <text:p>5.34</text:p>
          </table:table-cell>
          <table:table-cell table:style-name="ce4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29" calcext:value-type="float">
            <text:p>129</text:p>
          </table:table-cell>
          <table:table-cell table:style-name="ce5" office:value-type="float" office:value="30" calcext:value-type="float">
            <text:p>30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29" calcext:value-type="float">
            <text:p>129</text:p>
          </table:table-cell>
          <table:table-cell table:style-name="ce4" table:formula="of:= AVERAGE([.H130:.J131])" office:value-type="float" office:value="10.3" calcext:value-type="float">
            <text:p>10.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29" calcext:value-type="float">
            <text:p>129</text:p>
          </table:table-cell>
          <table:table-cell table:style-name="ce4" table:formula="of:=AVERAGE([.N131:.P131])" office:value-type="float" office:value="12" calcext:value-type="float">
            <text:p>12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29" calcext:value-type="float">
            <text:p>129</text:p>
          </table:table-cell>
          <table:table-cell table:style-name="ce4" table:formula="of:= AVERAGE([.T131:.X131])" office:value-type="float" office:value="5.76" calcext:value-type="float">
            <text:p>5.76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29" calcext:value-type="float">
            <text:p>129</text:p>
          </table:table-cell>
          <table:table-cell table:style-name="ce4" table:formula="of:= AVERAGE([.AB131:.AF131])" office:value-type="float" office:value="5.76" calcext:value-type="float">
            <text:p>5.76</text:p>
          </table:table-cell>
          <table:table-cell table:style-name="ce4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5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30" calcext:value-type="float">
            <text:p>130</text:p>
          </table:table-cell>
          <table:table-cell table:style-name="ce5" office:value-type="float" office:value="33" calcext:value-type="float">
            <text:p>33</text:p>
          </table:table-cell>
          <table:table-cell table:style-name="ce4" table:number-columns-repeated="2"/>
          <table:table-cell table:style-name="ce5" office:value-type="float" office:value="8.7" calcext:value-type="float">
            <text:p>8.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30" calcext:value-type="float">
            <text:p>130</text:p>
          </table:table-cell>
          <table:table-cell table:style-name="ce4" table:formula="of:= AVERAGE([.H131:.J132])" office:value-type="float" office:value="10.2666666666667" calcext:value-type="float">
            <text:p>10.2666666666667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30" calcext:value-type="float">
            <text:p>130</text:p>
          </table:table-cell>
          <table:table-cell table:style-name="ce4" table:formula="of:=AVERAGE([.N132:.P132])" office:value-type="float" office:value="10.2666666666667" calcext:value-type="float">
            <text:p>10.2666666666667</text:p>
          </table:table-cell>
          <table:table-cell table:style-name="ce4"/>
          <table:table-cell table:style-name="ce5" office:value-type="float" office:value="3.7" calcext:value-type="float">
            <text:p>3.7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4.7" calcext:value-type="float">
            <text:p>4.7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3.4" calcext:value-type="float">
            <text:p>3.4</text:p>
          </table:table-cell>
          <table:table-cell table:style-name="ce4" office:value-type="float" office:value="130" calcext:value-type="float">
            <text:p>130</text:p>
          </table:table-cell>
          <table:table-cell table:style-name="ce4" table:formula="of:= AVERAGE([.T132:.X132])" office:value-type="float" office:value="4.98" calcext:value-type="float">
            <text:p>4.98</text:p>
          </table:table-cell>
          <table:table-cell table:style-name="ce4"/>
          <table:table-cell table:style-name="ce5" office:value-type="float" office:value="3.7" calcext:value-type="float">
            <text:p>3.7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4.7" calcext:value-type="float">
            <text:p>4.7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3.4" calcext:value-type="float">
            <text:p>3.4</text:p>
          </table:table-cell>
          <table:table-cell table:style-name="ce4" office:value-type="float" office:value="130" calcext:value-type="float">
            <text:p>130</text:p>
          </table:table-cell>
          <table:table-cell table:style-name="ce4" table:formula="of:= AVERAGE([.AB132:.AF132])" office:value-type="float" office:value="4.98" calcext:value-type="float">
            <text:p>4.98</text:p>
          </table:table-cell>
          <table:table-cell table:style-name="ce4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31" calcext:value-type="float">
            <text:p>131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31" calcext:value-type="float">
            <text:p>131</text:p>
          </table:table-cell>
          <table:table-cell table:style-name="ce4" table:formula="of:= AVERAGE([.H132:.J133])" office:value-type="float" office:value="10.1" calcext:value-type="float">
            <text:p>10.1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31" calcext:value-type="float">
            <text:p>131</text:p>
          </table:table-cell>
          <table:table-cell table:style-name="ce4" table:formula="of:=AVERAGE([.N133:.P133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3.8" calcext:value-type="float">
            <text:p>3.8</text:p>
          </table:table-cell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1.7" calcext:value-type="float">
            <text:p>1.7</text:p>
          </table:table-cell>
          <table:table-cell table:style-name="ce4" office:value-type="float" office:value="131" calcext:value-type="float">
            <text:p>131</text:p>
          </table:table-cell>
          <table:table-cell table:style-name="ce4" table:formula="of:= AVERAGE([.T133:.X133])" office:value-type="float" office:value="4.02" calcext:value-type="float">
            <text:p>4.02</text:p>
          </table:table-cell>
          <table:table-cell table:style-name="ce4"/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3.8" calcext:value-type="float">
            <text:p>3.8</text:p>
          </table:table-cell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1.7" calcext:value-type="float">
            <text:p>1.7</text:p>
          </table:table-cell>
          <table:table-cell table:style-name="ce4" office:value-type="float" office:value="131" calcext:value-type="float">
            <text:p>131</text:p>
          </table:table-cell>
          <table:table-cell table:style-name="ce4" table:formula="of:= AVERAGE([.AB133:.AF133])" office:value-type="float" office:value="4.02" calcext:value-type="float">
            <text:p>4.02</text:p>
          </table:table-cell>
          <table:table-cell table:style-name="ce4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32" calcext:value-type="float">
            <text:p>132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4" office:value-type="float" office:value="132" calcext:value-type="float">
            <text:p>132</text:p>
          </table:table-cell>
          <table:table-cell table:style-name="ce4" table:formula="of:= AVERAGE([.H133:.J134])" office:value-type="float" office:value="10.9833333333333" calcext:value-type="float">
            <text:p>10.9833333333333</text:p>
          </table:table-cell>
          <table:table-cell table:style-name="ce4"/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32" calcext:value-type="float">
            <text:p>132</text:p>
          </table:table-cell>
          <table:table-cell table:style-name="ce4" table:formula="of:=AVERAGE([.N134:.P134])" office:value-type="float" office:value="11.3" calcext:value-type="float">
            <text:p>11.3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float" office:value="2.1" calcext:value-type="float">
            <text:p>2.1</text:p>
          </table:table-cell>
          <table:table-cell table:style-name="ce4" office:value-type="float" office:value="132" calcext:value-type="float">
            <text:p>132</text:p>
          </table:table-cell>
          <table:table-cell table:style-name="ce4" table:formula="of:= AVERAGE([.T134:.X134])" office:value-type="float" office:value="4" calcext:value-type="float">
            <text:p>4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float" office:value="2.1" calcext:value-type="float">
            <text:p>2.1</text:p>
          </table:table-cell>
          <table:table-cell table:style-name="ce4" office:value-type="float" office:value="132" calcext:value-type="float">
            <text:p>132</text:p>
          </table:table-cell>
          <table:table-cell table:style-name="ce4" table:formula="of:= AVERAGE([.AB134:.AF134])" office:value-type="float" office:value="4" calcext:value-type="float">
            <text:p>4</text:p>
          </table:table-cell>
          <table:table-cell table:style-name="ce4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33" calcext:value-type="float">
            <text:p>133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33" calcext:value-type="float">
            <text:p>133</text:p>
          </table:table-cell>
          <table:table-cell table:style-name="ce4" table:formula="of:= AVERAGE([.H134:.J135])" office:value-type="float" office:value="10.8166666666667" calcext:value-type="float">
            <text:p>10.8166666666667</text:p>
          </table:table-cell>
          <table:table-cell table:style-name="ce4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133" calcext:value-type="float">
            <text:p>133</text:p>
          </table:table-cell>
          <table:table-cell table:style-name="ce4" table:formula="of:=AVERAGE([.N135:.P135])" office:value-type="float" office:value="11" calcext:value-type="float">
            <text:p>11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33" calcext:value-type="float">
            <text:p>133</text:p>
          </table:table-cell>
          <table:table-cell table:style-name="ce4" table:formula="of:= AVERAGE([.T135:.X135])" office:value-type="float" office:value="4.8" calcext:value-type="float">
            <text:p>4.8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33" calcext:value-type="float">
            <text:p>133</text:p>
          </table:table-cell>
          <table:table-cell table:style-name="ce4" table:formula="of:= AVERAGE([.AB135:.AF135])" office:value-type="float" office:value="4.8" calcext:value-type="float">
            <text:p>4.8</text:p>
          </table:table-cell>
          <table:table-cell table:style-name="ce4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34" calcext:value-type="float">
            <text:p>134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134" calcext:value-type="float">
            <text:p>134</text:p>
          </table:table-cell>
          <table:table-cell table:style-name="ce4" table:formula="of:= AVERAGE([.H135:.J136])" office:value-type="float" office:value="10.15" calcext:value-type="float">
            <text:p>10.15</text:p>
          </table:table-cell>
          <table:table-cell table:style-name="ce4"/>
          <table:table-cell table:number-columns-repeated="2"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34" calcext:value-type="float">
            <text:p>134</text:p>
          </table:table-cell>
          <table:table-cell table:style-name="ce4" table:formula="of:=AVERAGE([.N136:.P136])" office:value-type="float" office:value="10.2666666666667" calcext:value-type="float">
            <text:p>10.2666666666667</text:p>
          </table:table-cell>
          <table:table-cell table:style-name="ce4"/>
          <table:table-cell table:style-name="ce5" office:value-type="float" office:value="4.9" calcext:value-type="float">
            <text:p>4.9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8" calcext:value-type="float">
            <text:p>6.8</text:p>
          </table:table-cell>
          <table:table-cell table:style-name="ce4" office:value-type="float" office:value="134" calcext:value-type="float">
            <text:p>134</text:p>
          </table:table-cell>
          <table:table-cell table:style-name="ce4" table:formula="of:= AVERAGE([.T136:.X136])" office:value-type="float" office:value="5.16" calcext:value-type="float">
            <text:p>5.16</text:p>
          </table:table-cell>
          <table:table-cell table:style-name="ce4"/>
          <table:table-cell table:style-name="ce5" office:value-type="float" office:value="4.9" calcext:value-type="float">
            <text:p>4.9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8" calcext:value-type="float">
            <text:p>6.8</text:p>
          </table:table-cell>
          <table:table-cell table:style-name="ce4" office:value-type="float" office:value="134" calcext:value-type="float">
            <text:p>134</text:p>
          </table:table-cell>
          <table:table-cell table:style-name="ce4" table:formula="of:= AVERAGE([.AB136:.AF136])" office:value-type="float" office:value="5.16" calcext:value-type="float">
            <text:p>5.16</text:p>
          </table:table-cell>
          <table:table-cell table:style-name="ce4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35" calcext:value-type="float">
            <text:p>135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formula="of:= AVERAGE([.H136:.J137])" office:value-type="float" office:value="10.6666666666667" calcext:value-type="float">
            <text:p>10.6666666666667</text:p>
          </table:table-cell>
          <table:table-cell table:style-name="ce4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formula="of:=AVERAGE([.N137:.P137])" office:value-type="float" office:value="10.6333333333333" calcext:value-type="float">
            <text:p>10.6333333333333</text:p>
          </table:table-cell>
          <table:table-cell table:style-name="ce4"/>
          <table:table-cell table:style-name="ce5" office:value-type="float" office:value="1.4" calcext:value-type="float">
            <text:p>1.4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1.8" calcext:value-type="float">
            <text:p>1.8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8" calcext:value-type="float">
            <text:p>5.8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formula="of:= AVERAGE([.T137:.X137])" office:value-type="float" office:value="4.16" calcext:value-type="float">
            <text:p>4.16</text:p>
          </table:table-cell>
          <table:table-cell table:style-name="ce4"/>
          <table:table-cell table:style-name="ce5" office:value-type="float" office:value="1.4" calcext:value-type="float">
            <text:p>1.4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1.8" calcext:value-type="float">
            <text:p>1.8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8" calcext:value-type="float">
            <text:p>5.8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formula="of:= AVERAGE([.AB137:.AF137])" office:value-type="float" office:value="4.16" calcext:value-type="float">
            <text:p>4.16</text:p>
          </table:table-cell>
          <table:table-cell table:style-name="ce4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36" calcext:value-type="float">
            <text:p>136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36" calcext:value-type="float">
            <text:p>136</text:p>
          </table:table-cell>
          <table:table-cell table:style-name="ce4" table:formula="of:= AVERAGE([.H137:.J138])" office:value-type="float" office:value="11.1666666666667" calcext:value-type="float">
            <text:p>11.1666666666667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36" calcext:value-type="float">
            <text:p>136</text:p>
          </table:table-cell>
          <table:table-cell table:style-name="ce4" table:formula="of:=AVERAGE([.N138:.P138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1.1" calcext:value-type="float">
            <text:p>1.1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36" calcext:value-type="float">
            <text:p>136</text:p>
          </table:table-cell>
          <table:table-cell table:style-name="ce4" table:formula="of:= AVERAGE([.T138:.X138])" office:value-type="float" office:value="4.34" calcext:value-type="float">
            <text:p>4.34</text:p>
          </table:table-cell>
          <table:table-cell table:style-name="ce4"/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1.1" calcext:value-type="float">
            <text:p>1.1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36" calcext:value-type="float">
            <text:p>136</text:p>
          </table:table-cell>
          <table:table-cell table:style-name="ce4" table:formula="of:= AVERAGE([.AB138:.AF138])" office:value-type="float" office:value="4.34" calcext:value-type="float">
            <text:p>4.34</text:p>
          </table:table-cell>
          <table:table-cell table:style-name="ce4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37" calcext:value-type="float">
            <text:p>137</text:p>
          </table:table-cell>
          <table:table-cell table:style-name="ce5" office:value-type="float" office:value="30" calcext:value-type="float">
            <text:p>30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37" calcext:value-type="float">
            <text:p>137</text:p>
          </table:table-cell>
          <table:table-cell table:style-name="ce4" table:formula="of:= AVERAGE([.H138:.J139])" office:value-type="float" office:value="10.65" calcext:value-type="float">
            <text:p>10.65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137" calcext:value-type="float">
            <text:p>137</text:p>
          </table:table-cell>
          <table:table-cell table:style-name="ce4" table:formula="of:=AVERAGE([.N139:.P139])" office:value-type="float" office:value="10.6333333333333" calcext:value-type="float">
            <text:p>10.6333333333333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2" calcext:value-type="float">
            <text:p>5.2</text:p>
          </table:table-cell>
          <table:table-cell table:style-name="ce5" office:value-type="float" office:value="4.7" calcext:value-type="float">
            <text:p>4.7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3.8" calcext:value-type="float">
            <text:p>3.8</text:p>
          </table:table-cell>
          <table:table-cell table:style-name="ce4" office:value-type="float" office:value="137" calcext:value-type="float">
            <text:p>137</text:p>
          </table:table-cell>
          <table:table-cell table:style-name="ce4" table:formula="of:= AVERAGE([.T139:.X139])" office:value-type="float" office:value="5.34" calcext:value-type="float">
            <text:p>5.34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2" calcext:value-type="float">
            <text:p>5.2</text:p>
          </table:table-cell>
          <table:table-cell table:style-name="ce5" office:value-type="float" office:value="4.7" calcext:value-type="float">
            <text:p>4.7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3.8" calcext:value-type="float">
            <text:p>3.8</text:p>
          </table:table-cell>
          <table:table-cell table:style-name="ce4" office:value-type="float" office:value="137" calcext:value-type="float">
            <text:p>137</text:p>
          </table:table-cell>
          <table:table-cell table:style-name="ce4" table:formula="of:= AVERAGE([.AB139:.AF139])" office:value-type="float" office:value="5.34" calcext:value-type="float">
            <text:p>5.34</text:p>
          </table:table-cell>
          <table:table-cell table:style-name="ce4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38" calcext:value-type="float">
            <text:p>138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38" calcext:value-type="float">
            <text:p>138</text:p>
          </table:table-cell>
          <table:table-cell table:style-name="ce4" table:formula="of:= AVERAGE([.H139:.J140])" office:value-type="float" office:value="9.86666666666667" calcext:value-type="float">
            <text:p>9.86666666666667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9.9" calcext:value-type="float">
            <text:p>9.9</text:p>
          </table:table-cell>
          <table:table-cell table:style-name="ce4" office:value-type="float" office:value="138" calcext:value-type="float">
            <text:p>138</text:p>
          </table:table-cell>
          <table:table-cell table:style-name="ce4" table:formula="of:=AVERAGE([.N140:.P140])" office:value-type="float" office:value="10.6" calcext:value-type="float">
            <text:p>10.6</text:p>
          </table:table-cell>
          <table:table-cell table:style-name="ce4"/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38" calcext:value-type="float">
            <text:p>138</text:p>
          </table:table-cell>
          <table:table-cell table:style-name="ce4" table:formula="of:= AVERAGE([.T140:.X140])" office:value-type="float" office:value="5.22" calcext:value-type="float">
            <text:p>5.22</text:p>
          </table:table-cell>
          <table:table-cell table:style-name="ce4"/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38" calcext:value-type="float">
            <text:p>138</text:p>
          </table:table-cell>
          <table:table-cell table:style-name="ce4" table:formula="of:= AVERAGE([.AB140:.AF140])" office:value-type="float" office:value="5.22" calcext:value-type="float">
            <text:p>5.22</text:p>
          </table:table-cell>
          <table:table-cell table:style-name="ce4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39" calcext:value-type="float">
            <text:p>139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39" calcext:value-type="float">
            <text:p>139</text:p>
          </table:table-cell>
          <table:table-cell table:style-name="ce4" table:formula="of:= AVERAGE([.H140:.J141])" office:value-type="float" office:value="10.0333333333333" calcext:value-type="float">
            <text:p>10.0333333333333</text:p>
          </table:table-cell>
          <table:table-cell table:style-name="ce4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39" calcext:value-type="float">
            <text:p>139</text:p>
          </table:table-cell>
          <table:table-cell table:style-name="ce4" table:formula="of:=AVERAGE([.N141:.P141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4.5" calcext:value-type="float">
            <text:p>4.5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8" calcext:value-type="float">
            <text:p>6.8</text:p>
          </table:table-cell>
          <table:table-cell table:style-name="ce4" office:value-type="float" office:value="139" calcext:value-type="float">
            <text:p>139</text:p>
          </table:table-cell>
          <table:table-cell table:style-name="ce4" table:formula="of:= AVERAGE([.T141:.X141])" office:value-type="float" office:value="5.08" calcext:value-type="float">
            <text:p>5.08</text:p>
          </table:table-cell>
          <table:table-cell table:style-name="ce4"/>
          <table:table-cell table:style-name="ce5" office:value-type="float" office:value="4.5" calcext:value-type="float">
            <text:p>4.5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8" calcext:value-type="float">
            <text:p>6.8</text:p>
          </table:table-cell>
          <table:table-cell table:style-name="ce4" office:value-type="float" office:value="139" calcext:value-type="float">
            <text:p>139</text:p>
          </table:table-cell>
          <table:table-cell table:style-name="ce4" table:formula="of:= AVERAGE([.AB141:.AF141])" office:value-type="float" office:value="5.08" calcext:value-type="float">
            <text:p>5.08</text:p>
          </table:table-cell>
          <table:table-cell table:style-name="ce4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40" calcext:value-type="float">
            <text:p>140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40" calcext:value-type="float">
            <text:p>140</text:p>
          </table:table-cell>
          <table:table-cell table:style-name="ce4" table:formula="of:= AVERAGE([.H141:.J142])" office:value-type="float" office:value="10.3833333333333" calcext:value-type="float">
            <text:p>10.3833333333333</text:p>
          </table:table-cell>
          <table:table-cell table:style-name="ce4"/>
          <table:table-cell table:style-name="ce5" office:value-type="float" office:value="9.4" calcext:value-type="float">
            <text:p>9.4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140" calcext:value-type="float">
            <text:p>140</text:p>
          </table:table-cell>
          <table:table-cell table:style-name="ce4" table:formula="of:=AVERAGE([.N142:.P142])" office:value-type="float" office:value="10.4666666666667" calcext:value-type="float">
            <text:p>10.4666666666667</text:p>
          </table:table-cell>
          <table:table-cell table:style-name="ce4"/>
          <table:table-cell table:style-name="ce5" office:value-type="float" office:value="4.1" calcext:value-type="float">
            <text:p>4.1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140" calcext:value-type="float">
            <text:p>140</text:p>
          </table:table-cell>
          <table:table-cell table:style-name="ce4" table:formula="of:= AVERAGE([.T142:.X142])" office:value-type="float" office:value="5.78" calcext:value-type="float">
            <text:p>5.78</text:p>
          </table:table-cell>
          <table:table-cell table:style-name="ce4"/>
          <table:table-cell table:style-name="ce5" office:value-type="float" office:value="4.1" calcext:value-type="float">
            <text:p>4.1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140" calcext:value-type="float">
            <text:p>140</text:p>
          </table:table-cell>
          <table:table-cell table:style-name="ce4" table:formula="of:= AVERAGE([.AB142:.AF142])" office:value-type="float" office:value="5.78" calcext:value-type="float">
            <text:p>5.78</text:p>
          </table:table-cell>
          <table:table-cell table:style-name="ce4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41" calcext:value-type="float">
            <text:p>141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141" calcext:value-type="float">
            <text:p>141</text:p>
          </table:table-cell>
          <table:table-cell table:style-name="ce4" table:formula="of:= AVERAGE([.H142:.J143])" office:value-type="float" office:value="10.1166666666667" calcext:value-type="float">
            <text:p>10.11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41" calcext:value-type="float">
            <text:p>141</text:p>
          </table:table-cell>
          <table:table-cell table:style-name="ce4" table:formula="of:=AVERAGE([.N143:.P143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41" calcext:value-type="float">
            <text:p>141</text:p>
          </table:table-cell>
          <table:table-cell table:style-name="ce4" table:formula="of:= AVERAGE([.T143:.X143])" office:value-type="float" office:value="5.18" calcext:value-type="float">
            <text:p>5.18</text:p>
          </table:table-cell>
          <table:table-cell table:style-name="ce4"/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41" calcext:value-type="float">
            <text:p>141</text:p>
          </table:table-cell>
          <table:table-cell table:style-name="ce4" table:formula="of:= AVERAGE([.AB143:.AF143])" office:value-type="float" office:value="5.18" calcext:value-type="float">
            <text:p>5.18</text:p>
          </table:table-cell>
          <table:table-cell table:style-name="ce4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42" calcext:value-type="float">
            <text:p>142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142" calcext:value-type="float">
            <text:p>142</text:p>
          </table:table-cell>
          <table:table-cell table:style-name="ce4" table:formula="of:= AVERAGE([.H143:.J144])" office:value-type="float" office:value="10.2166666666667" calcext:value-type="float">
            <text:p>10.21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42" calcext:value-type="float">
            <text:p>142</text:p>
          </table:table-cell>
          <table:table-cell table:style-name="ce4" table:formula="of:=AVERAGE([.N144:.P144])" office:value-type="float" office:value="10.6333333333333" calcext:value-type="float">
            <text:p>10.6333333333333</text:p>
          </table:table-cell>
          <table:table-cell table:style-name="ce4"/>
          <table:table-cell table:number-columns-repeated="3" table:style-name="ce5" office:value-type="float" office:value="5.6" calcext:value-type="float">
            <text:p>5.6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42" calcext:value-type="float">
            <text:p>142</text:p>
          </table:table-cell>
          <table:table-cell table:style-name="ce4" table:formula="of:= AVERAGE([.T144:.X144])" office:value-type="float" office:value="5.62" calcext:value-type="float">
            <text:p>5.62</text:p>
          </table:table-cell>
          <table:table-cell table:style-name="ce4"/>
          <table:table-cell table:number-columns-repeated="3" table:style-name="ce5" office:value-type="float" office:value="5.6" calcext:value-type="float">
            <text:p>5.6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42" calcext:value-type="float">
            <text:p>142</text:p>
          </table:table-cell>
          <table:table-cell table:style-name="ce4" table:formula="of:= AVERAGE([.AB144:.AF144])" office:value-type="float" office:value="5.62" calcext:value-type="float">
            <text:p>5.62</text:p>
          </table:table-cell>
          <table:table-cell table:style-name="ce4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5" office:value-type="float" office:value="26" calcext:value-type="float">
            <text:p>26</text:p>
          </table:table-cell>
          <table:table-cell table:style-name="ce4"/>
          <table:table-cell table:style-name="ce4" office:value-type="float" office:value="143" calcext:value-type="float">
            <text:p>143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43" calcext:value-type="float">
            <text:p>143</text:p>
          </table:table-cell>
          <table:table-cell table:style-name="ce4" table:formula="of:= AVERAGE([.H144:.J145])" office:value-type="float" office:value="11" calcext:value-type="float">
            <text:p>11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143" calcext:value-type="float">
            <text:p>143</text:p>
          </table:table-cell>
          <table:table-cell table:style-name="ce4" table:formula="of:=AVERAGE([.N145:.P145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2" table:style-name="ce5" office:value-type="float" office:value="5.6" calcext:value-type="float">
            <text:p>5.6</text:p>
          </table:table-cell>
          <table:table-cell table:style-name="ce5" office:value-type="float" office:value="6.1" calcext:value-type="float">
            <text:p>6.1</text:p>
          </table:table-cell>
          <table:table-cell table:style-name="ce4" office:value-type="float" office:value="143" calcext:value-type="float">
            <text:p>143</text:p>
          </table:table-cell>
          <table:table-cell table:style-name="ce4" table:formula="of:= AVERAGE([.T145:.X145])" office:value-type="float" office:value="6" calcext:value-type="float">
            <text:p>6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2" table:style-name="ce5" office:value-type="float" office:value="5.6" calcext:value-type="float">
            <text:p>5.6</text:p>
          </table:table-cell>
          <table:table-cell table:style-name="ce5" office:value-type="float" office:value="6.1" calcext:value-type="float">
            <text:p>6.1</text:p>
          </table:table-cell>
          <table:table-cell table:style-name="ce4" office:value-type="float" office:value="143" calcext:value-type="float">
            <text:p>143</text:p>
          </table:table-cell>
          <table:table-cell table:style-name="ce4" table:formula="of:= AVERAGE([.AB145:.AF145])" office:value-type="float" office:value="6" calcext:value-type="float">
            <text:p>6</text:p>
          </table:table-cell>
          <table:table-cell table:style-name="ce4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44" calcext:value-type="float">
            <text:p>144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.5" calcext:value-type="float">
            <text:p>8.5</text:p>
          </table:table-cell>
          <table:table-cell table:style-name="ce5" office:value-type="float" office:value="8.4" calcext:value-type="float">
            <text:p>8.4</text:p>
          </table:table-cell>
          <table:table-cell table:style-name="ce4" office:value-type="float" office:value="144" calcext:value-type="float">
            <text:p>144</text:p>
          </table:table-cell>
          <table:table-cell table:style-name="ce4" table:formula="of:= AVERAGE([.H145:.J146])" office:value-type="float" office:value="10.3166666666667" calcext:value-type="float">
            <text:p>10.31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1" calcext:value-type="float">
            <text:p>9.1</text:p>
          </table:table-cell>
          <table:table-cell table:style-name="ce4" office:value-type="float" office:value="144" calcext:value-type="float">
            <text:p>144</text:p>
          </table:table-cell>
          <table:table-cell table:style-name="ce4" table:formula="of:=AVERAGE([.N146:.P146])" office:value-type="float" office:value="10.7" calcext:value-type="float">
            <text:p>10.7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4.9" calcext:value-type="float">
            <text:p>4.9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144" calcext:value-type="float">
            <text:p>144</text:p>
          </table:table-cell>
          <table:table-cell table:style-name="ce4" table:formula="of:= AVERAGE([.T146:.X146])" office:value-type="float" office:value="5.82" calcext:value-type="float">
            <text:p>5.82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4.9" calcext:value-type="float">
            <text:p>4.9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144" calcext:value-type="float">
            <text:p>144</text:p>
          </table:table-cell>
          <table:table-cell table:style-name="ce4" table:formula="of:= AVERAGE([.AB146:.AF146])" office:value-type="float" office:value="5.82" calcext:value-type="float">
            <text:p>5.82</text:p>
          </table:table-cell>
          <table:table-cell table:style-name="ce4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45" calcext:value-type="float">
            <text:p>145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145" calcext:value-type="float">
            <text:p>145</text:p>
          </table:table-cell>
          <table:table-cell table:style-name="ce4" table:formula="of:= AVERAGE([.H146:.J147])" office:value-type="float" office:value="10.15" calcext:value-type="float">
            <text:p>10.15</text:p>
          </table:table-cell>
          <table:table-cell table:style-name="ce4"/>
          <table:table-cell table:number-columns-repeated="2"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45" calcext:value-type="float">
            <text:p>145</text:p>
          </table:table-cell>
          <table:table-cell table:style-name="ce4" table:formula="of:=AVERAGE([.N147:.P147])" office:value-type="float" office:value="10.6" calcext:value-type="float">
            <text:p>10.6</text:p>
          </table:table-cell>
          <table:table-cell table:style-name="ce4"/>
          <table:table-cell table:style-name="ce5" office:value-type="float" office:value="5.4" calcext:value-type="float">
            <text:p>5.4</text:p>
          </table:table-cell>
          <table:table-cell table:number-columns-repeated="2" table:style-name="ce5" office:value-type="float" office:value="5.9" calcext:value-type="float">
            <text:p>5.9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45" calcext:value-type="float">
            <text:p>145</text:p>
          </table:table-cell>
          <table:table-cell table:style-name="ce4" table:formula="of:= AVERAGE([.T147:.X147])" office:value-type="float" office:value="5.62" calcext:value-type="float">
            <text:p>5.62</text:p>
          </table:table-cell>
          <table:table-cell table:style-name="ce4"/>
          <table:table-cell table:style-name="ce5" office:value-type="float" office:value="5.4" calcext:value-type="float">
            <text:p>5.4</text:p>
          </table:table-cell>
          <table:table-cell table:number-columns-repeated="2" table:style-name="ce5" office:value-type="float" office:value="5.9" calcext:value-type="float">
            <text:p>5.9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45" calcext:value-type="float">
            <text:p>145</text:p>
          </table:table-cell>
          <table:table-cell table:style-name="ce4" table:formula="of:= AVERAGE([.AB147:.AF147])" office:value-type="float" office:value="5.62" calcext:value-type="float">
            <text:p>5.62</text:p>
          </table:table-cell>
          <table:table-cell table:style-name="ce4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46" calcext:value-type="float">
            <text:p>146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46" calcext:value-type="float">
            <text:p>146</text:p>
          </table:table-cell>
          <table:table-cell table:style-name="ce4" table:formula="of:= AVERAGE([.H147:.J148])" office:value-type="float" office:value="10.3833333333333" calcext:value-type="float">
            <text:p>10.3833333333333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46" calcext:value-type="float">
            <text:p>146</text:p>
          </table:table-cell>
          <table:table-cell table:style-name="ce4" table:formula="of:=AVERAGE([.N148:.P148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46" calcext:value-type="float">
            <text:p>146</text:p>
          </table:table-cell>
          <table:table-cell table:style-name="ce4" table:formula="of:= AVERAGE([.T148:.X148])" office:value-type="float" office:value="5.44" calcext:value-type="float">
            <text:p>5.44</text:p>
          </table:table-cell>
          <table:table-cell table:style-name="ce4"/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46" calcext:value-type="float">
            <text:p>146</text:p>
          </table:table-cell>
          <table:table-cell table:style-name="ce4" table:formula="of:= AVERAGE([.AB148:.AF148])" office:value-type="float" office:value="5.44" calcext:value-type="float">
            <text:p>5.44</text:p>
          </table:table-cell>
          <table:table-cell table:style-name="ce4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5" office:value-type="float" office:value="28" calcext:value-type="float">
            <text:p>28</text:p>
          </table:table-cell>
          <table:table-cell table:style-name="ce4"/>
          <table:table-cell table:style-name="ce4" office:value-type="float" office:value="147" calcext:value-type="float">
            <text:p>147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147" calcext:value-type="float">
            <text:p>147</text:p>
          </table:table-cell>
          <table:table-cell table:style-name="ce4" table:formula="of:= AVERAGE([.H148:.J149])" office:value-type="float" office:value="10.1166666666667" calcext:value-type="float">
            <text:p>10.11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47" calcext:value-type="float">
            <text:p>147</text:p>
          </table:table-cell>
          <table:table-cell table:style-name="ce4" table:formula="of:=AVERAGE([.N149:.P149])" office:value-type="float" office:value="11.3333333333333" calcext:value-type="float">
            <text:p>11.3333333333333</text:p>
          </table:table-cell>
          <table:table-cell table:style-name="ce4"/>
          <table:table-cell table:number-columns-repeated="2" table:style-name="ce5" office:value-type="float" office:value="5.6" calcext:value-type="float">
            <text:p>5.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7.1" calcext:value-type="float">
            <text:p>7.1</text:p>
          </table:table-cell>
          <table:table-cell table:style-name="ce4" office:value-type="float" office:value="147" calcext:value-type="float">
            <text:p>147</text:p>
          </table:table-cell>
          <table:table-cell table:style-name="ce4" table:formula="of:= AVERAGE([.T149:.X149])" office:value-type="float" office:value="5.82" calcext:value-type="float">
            <text:p>5.82</text:p>
          </table:table-cell>
          <table:table-cell table:style-name="ce4"/>
          <table:table-cell table:number-columns-repeated="2" table:style-name="ce5" office:value-type="float" office:value="5.6" calcext:value-type="float">
            <text:p>5.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7.1" calcext:value-type="float">
            <text:p>7.1</text:p>
          </table:table-cell>
          <table:table-cell table:style-name="ce4" office:value-type="float" office:value="147" calcext:value-type="float">
            <text:p>147</text:p>
          </table:table-cell>
          <table:table-cell table:style-name="ce4" table:formula="of:= AVERAGE([.AB149:.AF149])" office:value-type="float" office:value="5.82" calcext:value-type="float">
            <text:p>5.82</text:p>
          </table:table-cell>
          <table:table-cell table:style-name="ce4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5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148" calcext:value-type="float">
            <text:p>148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48" calcext:value-type="float">
            <text:p>148</text:p>
          </table:table-cell>
          <table:table-cell table:style-name="ce4" table:formula="of:= AVERAGE([.H149:.J150])" office:value-type="float" office:value="10.3666666666667" calcext:value-type="float">
            <text:p>10.3666666666667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148" calcext:value-type="float">
            <text:p>148</text:p>
          </table:table-cell>
          <table:table-cell table:style-name="ce4" table:formula="of:=AVERAGE([.N150:.P150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1" calcext:value-type="float">
            <text:p>5.1</text:p>
          </table:table-cell>
          <table:table-cell table:style-name="ce4" office:value-type="float" office:value="148" calcext:value-type="float">
            <text:p>148</text:p>
          </table:table-cell>
          <table:table-cell table:style-name="ce4" table:formula="of:= AVERAGE([.T150:.X150])" office:value-type="float" office:value="5.88" calcext:value-type="float">
            <text:p>5.88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1" calcext:value-type="float">
            <text:p>5.1</text:p>
          </table:table-cell>
          <table:table-cell table:style-name="ce4" office:value-type="float" office:value="148" calcext:value-type="float">
            <text:p>148</text:p>
          </table:table-cell>
          <table:table-cell table:style-name="ce4" table:formula="of:= AVERAGE([.AB150:.AF150])" office:value-type="float" office:value="5.88" calcext:value-type="float">
            <text:p>5.88</text:p>
          </table:table-cell>
          <table:table-cell table:style-name="ce4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49" calcext:value-type="float">
            <text:p>149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49" calcext:value-type="float">
            <text:p>149</text:p>
          </table:table-cell>
          <table:table-cell table:style-name="ce4" table:formula="of:= AVERAGE([.H150:.J151])" office:value-type="float" office:value="10.45" calcext:value-type="float">
            <text:p>10.45</text:p>
          </table:table-cell>
          <table:table-cell table:style-name="ce4"/>
          <table:table-cell table:style-name="ce5" office:value-type="float" office:value="9.4" calcext:value-type="float">
            <text:p>9.4</text:p>
          </table:table-cell>
          <table:table-cell table:number-columns-repeated="2" table:style-name="ce5" office:value-type="float" office:value="9.9" calcext:value-type="float">
            <text:p>9.9</text:p>
          </table:table-cell>
          <table:table-cell table:style-name="ce4" office:value-type="float" office:value="149" calcext:value-type="float">
            <text:p>149</text:p>
          </table:table-cell>
          <table:table-cell table:style-name="ce4" table:formula="of:=AVERAGE([.N151:.P151])" office:value-type="float" office:value="9.73333333333333" calcext:value-type="float">
            <text:p>9.73333333333333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2" calcext:value-type="float">
            <text:p>5.2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49" calcext:value-type="float">
            <text:p>149</text:p>
          </table:table-cell>
          <table:table-cell table:style-name="ce4" table:formula="of:= AVERAGE([.T151:.X151])" office:value-type="float" office:value="5.94" calcext:value-type="float">
            <text:p>5.94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2" calcext:value-type="float">
            <text:p>5.2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49" calcext:value-type="float">
            <text:p>149</text:p>
          </table:table-cell>
          <table:table-cell table:style-name="ce4" table:formula="of:= AVERAGE([.AB151:.AF151])" office:value-type="float" office:value="5.94" calcext:value-type="float">
            <text:p>5.94</text:p>
          </table:table-cell>
          <table:table-cell table:style-name="ce4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50" calcext:value-type="float">
            <text:p>150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 AVERAGE([.H151:.J152])" office:value-type="float" office:value="10.3833333333333" calcext:value-type="float">
            <text:p>10.3833333333333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AVERAGE([.N152:.P152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1" calcext:value-type="float">
            <text:p>6.1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 AVERAGE([.T152:.X152])" office:value-type="float" office:value="6.24" calcext:value-type="float">
            <text:p>6.24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1" calcext:value-type="float">
            <text:p>6.1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 AVERAGE([.AB152:.AF152])" office:value-type="float" office:value="6.24" calcext:value-type="float">
            <text:p>6.24</text:p>
          </table:table-cell>
          <table:table-cell table:style-name="ce4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5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151" calcext:value-type="float">
            <text:p>151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151" calcext:value-type="float">
            <text:p>151</text:p>
          </table:table-cell>
          <table:table-cell table:style-name="ce4" table:formula="of:= AVERAGE([.H152:.J153])" office:value-type="float" office:value="10.5666666666667" calcext:value-type="float">
            <text:p>10.5666666666667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4" office:value-type="float" office:value="151" calcext:value-type="float">
            <text:p>151</text:p>
          </table:table-cell>
          <table:table-cell table:style-name="ce4" table:formula="of:=AVERAGE([.N153:.P153])" office:value-type="float" office:value="11.3" calcext:value-type="float">
            <text:p>11.3</text:p>
          </table:table-cell>
          <table:table-cell table:style-name="ce4"/>
          <table:table-cell table:style-name="ce5" office:value-type="float" office:value="5.2" calcext:value-type="float">
            <text:p>5.2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151" calcext:value-type="float">
            <text:p>151</text:p>
          </table:table-cell>
          <table:table-cell table:style-name="ce4" table:formula="of:= AVERAGE([.T153:.X153])" office:value-type="float" office:value="5.9" calcext:value-type="float">
            <text:p>5.9</text:p>
          </table:table-cell>
          <table:table-cell table:style-name="ce4"/>
          <table:table-cell table:style-name="ce5" office:value-type="float" office:value="5.2" calcext:value-type="float">
            <text:p>5.2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151" calcext:value-type="float">
            <text:p>151</text:p>
          </table:table-cell>
          <table:table-cell table:style-name="ce4" table:formula="of:= AVERAGE([.AB153:.AF153])" office:value-type="float" office:value="5.9" calcext:value-type="float">
            <text:p>5.9</text:p>
          </table:table-cell>
          <table:table-cell table:style-name="ce4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5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52" calcext:value-type="float">
            <text:p>152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formula="of:= AVERAGE([.H153:.J154])" office:value-type="float" office:value="10.3833333333333" calcext:value-type="float">
            <text:p>10.383333333333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formula="of:=AVERAGE([.N154:.P154])" office:value-type="float" office:value="11.3333333333333" calcext:value-type="float">
            <text:p>11.3333333333333</text:p>
          </table:table-cell>
          <table:table-cell table:style-name="ce4"/>
          <table:table-cell table:number-columns-repeated="2" table:style-name="ce5" office:value-type="float" office:value="5.6" calcext:value-type="float">
            <text:p>5.6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4.6" calcext:value-type="float">
            <text:p>4.6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formula="of:= AVERAGE([.T154:.X154])" office:value-type="float" office:value="5.28" calcext:value-type="float">
            <text:p>5.28</text:p>
          </table:table-cell>
          <table:table-cell table:style-name="ce4"/>
          <table:table-cell table:number-columns-repeated="2" table:style-name="ce5" office:value-type="float" office:value="5.6" calcext:value-type="float">
            <text:p>5.6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4.6" calcext:value-type="float">
            <text:p>4.6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formula="of:= AVERAGE([.AB154:.AF154])" office:value-type="float" office:value="5.28" calcext:value-type="float">
            <text:p>5.28</text:p>
          </table:table-cell>
          <table:table-cell table:style-name="ce4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53" calcext:value-type="float">
            <text:p>153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53" calcext:value-type="float">
            <text:p>153</text:p>
          </table:table-cell>
          <table:table-cell table:style-name="ce4" table:formula="of:= AVERAGE([.H154:.J155])" office:value-type="float" office:value="10.0333333333333" calcext:value-type="float">
            <text:p>10.0333333333333</text:p>
          </table:table-cell>
          <table:table-cell table:style-name="ce4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53" calcext:value-type="float">
            <text:p>153</text:p>
          </table:table-cell>
          <table:table-cell table:style-name="ce4" table:formula="of:=AVERAGE([.N155:.P155])" office:value-type="float" office:value="10.6666666666667" calcext:value-type="float">
            <text:p>10.6666666666667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53" calcext:value-type="float">
            <text:p>153</text:p>
          </table:table-cell>
          <table:table-cell table:style-name="ce4" table:formula="of:= AVERAGE([.T155:.X155])" office:value-type="float" office:value="5.46" calcext:value-type="float">
            <text:p>5.46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53" calcext:value-type="float">
            <text:p>153</text:p>
          </table:table-cell>
          <table:table-cell table:style-name="ce4" table:formula="of:= AVERAGE([.AB155:.AF155])" office:value-type="float" office:value="5.46" calcext:value-type="float">
            <text:p>5.46</text:p>
          </table:table-cell>
          <table:table-cell table:style-name="ce4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54" calcext:value-type="float">
            <text:p>154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9.9" calcext:value-type="float">
            <text:p>9.9</text:p>
          </table:table-cell>
          <table:table-cell table:style-name="ce4" office:value-type="float" office:value="154" calcext:value-type="float">
            <text:p>154</text:p>
          </table:table-cell>
          <table:table-cell table:style-name="ce4" table:formula="of:= AVERAGE([.H155:.J156])" office:value-type="float" office:value="10.45" calcext:value-type="float">
            <text:p>10.45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54" calcext:value-type="float">
            <text:p>154</text:p>
          </table:table-cell>
          <table:table-cell table:style-name="ce4" table:formula="of:=AVERAGE([.N156:.P156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7.1" calcext:value-type="float">
            <text:p>7.1</text:p>
          </table:table-cell>
          <table:table-cell table:style-name="ce4" office:value-type="float" office:value="154" calcext:value-type="float">
            <text:p>154</text:p>
          </table:table-cell>
          <table:table-cell table:style-name="ce4" table:formula="of:= AVERAGE([.T156:.X156])" office:value-type="float" office:value="6.4" calcext:value-type="float">
            <text:p>6.4</text:p>
          </table:table-cell>
          <table:table-cell table:style-name="ce4"/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7.1" calcext:value-type="float">
            <text:p>7.1</text:p>
          </table:table-cell>
          <table:table-cell table:style-name="ce4" office:value-type="float" office:value="154" calcext:value-type="float">
            <text:p>154</text:p>
          </table:table-cell>
          <table:table-cell table:style-name="ce4" table:formula="of:= AVERAGE([.AB156:.AF156])" office:value-type="float" office:value="6.4" calcext:value-type="float">
            <text:p>6.4</text:p>
          </table:table-cell>
          <table:table-cell table:style-name="ce4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55" calcext:value-type="float">
            <text:p>155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.9" calcext:value-type="float">
            <text:p>8.9</text:p>
          </table:table-cell>
          <table:table-cell table:style-name="ce4" office:value-type="float" office:value="155" calcext:value-type="float">
            <text:p>155</text:p>
          </table:table-cell>
          <table:table-cell table:style-name="ce4" table:formula="of:= AVERAGE([.H156:.J157])" office:value-type="float" office:value="10.1" calcext:value-type="float">
            <text:p>10.1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55" calcext:value-type="float">
            <text:p>155</text:p>
          </table:table-cell>
          <table:table-cell table:style-name="ce4" table:formula="of:=AVERAGE([.N157:.P157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7.5" calcext:value-type="float">
            <text:p>7.5</text:p>
          </table:table-cell>
          <table:table-cell table:number-columns-repeated="2"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55" calcext:value-type="float">
            <text:p>155</text:p>
          </table:table-cell>
          <table:table-cell table:style-name="ce4" table:formula="of:= AVERAGE([.T157:.X157])" office:value-type="float" office:value="6.16" calcext:value-type="float">
            <text:p>6.16</text:p>
          </table:table-cell>
          <table:table-cell table:style-name="ce4"/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7.5" calcext:value-type="float">
            <text:p>7.5</text:p>
          </table:table-cell>
          <table:table-cell table:number-columns-repeated="2"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55" calcext:value-type="float">
            <text:p>155</text:p>
          </table:table-cell>
          <table:table-cell table:style-name="ce4" table:formula="of:= AVERAGE([.AB157:.AF157])" office:value-type="float" office:value="6.16" calcext:value-type="float">
            <text:p>6.16</text:p>
          </table:table-cell>
          <table:table-cell table:style-name="ce4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5" office:value-type="float" office:value="22" calcext:value-type="float">
            <text:p>22</text:p>
          </table:table-cell>
          <table:table-cell table:style-name="ce4"/>
          <table:table-cell table:style-name="ce4" office:value-type="float" office:value="156" calcext:value-type="float">
            <text:p>156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7" calcext:value-type="float">
            <text:p>9.7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156" calcext:value-type="float">
            <text:p>156</text:p>
          </table:table-cell>
          <table:table-cell table:style-name="ce4" table:formula="of:= AVERAGE([.H157:.J158])" office:value-type="float" office:value="10.4166666666667" calcext:value-type="float">
            <text:p>10.4166666666667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4" office:value-type="float" office:value="156" calcext:value-type="float">
            <text:p>156</text:p>
          </table:table-cell>
          <table:table-cell table:style-name="ce4" table:formula="of:=AVERAGE([.N158:.P158])" office:value-type="float" office:value="11.3" calcext:value-type="float">
            <text:p>11.3</text:p>
          </table:table-cell>
          <table:table-cell table:style-name="ce4"/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156" calcext:value-type="float">
            <text:p>156</text:p>
          </table:table-cell>
          <table:table-cell table:style-name="ce4" table:formula="of:= AVERAGE([.T158:.X158])" office:value-type="float" office:value="5.66" calcext:value-type="float">
            <text:p>5.66</text:p>
          </table:table-cell>
          <table:table-cell table:style-name="ce4"/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156" calcext:value-type="float">
            <text:p>156</text:p>
          </table:table-cell>
          <table:table-cell table:style-name="ce4" table:formula="of:= AVERAGE([.AB158:.AF158])" office:value-type="float" office:value="5.66" calcext:value-type="float">
            <text:p>5.66</text:p>
          </table:table-cell>
          <table:table-cell table:style-name="ce4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5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57" calcext:value-type="float">
            <text:p>157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57" calcext:value-type="float">
            <text:p>157</text:p>
          </table:table-cell>
          <table:table-cell table:style-name="ce4" table:formula="of:= AVERAGE([.H158:.J159])" office:value-type="float" office:value="10.7666666666667" calcext:value-type="float">
            <text:p>10.76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57" calcext:value-type="float">
            <text:p>157</text:p>
          </table:table-cell>
          <table:table-cell table:style-name="ce4" table:formula="of:=AVERAGE([.N159:.P159])" office:value-type="float" office:value="10.9666666666667" calcext:value-type="float">
            <text:p>10.9666666666667</text:p>
          </table:table-cell>
          <table:table-cell table:style-name="ce4"/>
          <table:table-cell table:number-columns-repeated="2" table:style-name="ce5" office:value-type="float" office:value="5.6" calcext:value-type="float">
            <text:p>5.6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1" calcext:value-type="float">
            <text:p>7.1</text:p>
          </table:table-cell>
          <table:table-cell table:style-name="ce4" office:value-type="float" office:value="157" calcext:value-type="float">
            <text:p>157</text:p>
          </table:table-cell>
          <table:table-cell table:style-name="ce4" table:formula="of:= AVERAGE([.T159:.X159])" office:value-type="float" office:value="6.06" calcext:value-type="float">
            <text:p>6.06</text:p>
          </table:table-cell>
          <table:table-cell table:style-name="ce4"/>
          <table:table-cell table:number-columns-repeated="2" table:style-name="ce5" office:value-type="float" office:value="5.6" calcext:value-type="float">
            <text:p>5.6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1" calcext:value-type="float">
            <text:p>7.1</text:p>
          </table:table-cell>
          <table:table-cell table:style-name="ce4" office:value-type="float" office:value="157" calcext:value-type="float">
            <text:p>157</text:p>
          </table:table-cell>
          <table:table-cell table:style-name="ce4" table:formula="of:= AVERAGE([.AB159:.AF159])" office:value-type="float" office:value="6.06" calcext:value-type="float">
            <text:p>6.06</text:p>
          </table:table-cell>
          <table:table-cell table:style-name="ce4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58" calcext:value-type="float">
            <text:p>158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8.9" calcext:value-type="float">
            <text:p>8.9</text:p>
          </table:table-cell>
          <table:table-cell table:style-name="ce4" office:value-type="float" office:value="158" calcext:value-type="float">
            <text:p>158</text:p>
          </table:table-cell>
          <table:table-cell table:style-name="ce4" table:formula="of:= AVERAGE([.H159:.J160])" office:value-type="float" office:value="9.85" calcext:value-type="float">
            <text:p>9.85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58" calcext:value-type="float">
            <text:p>158</text:p>
          </table:table-cell>
          <table:table-cell table:style-name="ce4" table:formula="of:=AVERAGE([.N160:.P160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58" calcext:value-type="float">
            <text:p>158</text:p>
          </table:table-cell>
          <table:table-cell table:style-name="ce4" table:formula="of:= AVERAGE([.T160:.X160])" office:value-type="float" office:value="5.68" calcext:value-type="float">
            <text:p>5.68</text:p>
          </table:table-cell>
          <table:table-cell table:style-name="ce4"/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58" calcext:value-type="float">
            <text:p>158</text:p>
          </table:table-cell>
          <table:table-cell table:style-name="ce4" table:formula="of:= AVERAGE([.AB160:.AF160])" office:value-type="float" office:value="5.68" calcext:value-type="float">
            <text:p>5.68</text:p>
          </table:table-cell>
          <table:table-cell table:style-name="ce4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59" calcext:value-type="float">
            <text:p>159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59" calcext:value-type="float">
            <text:p>159</text:p>
          </table:table-cell>
          <table:table-cell table:style-name="ce4" table:formula="of:= AVERAGE([.H160:.J161])" office:value-type="float" office:value="10.1833333333333" calcext:value-type="float">
            <text:p>10.183333333333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4" office:value-type="float" office:value="159" calcext:value-type="float">
            <text:p>159</text:p>
          </table:table-cell>
          <table:table-cell table:style-name="ce4" table:formula="of:=AVERAGE([.N161:.P161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159" calcext:value-type="float">
            <text:p>159</text:p>
          </table:table-cell>
          <table:table-cell table:style-name="ce4" table:formula="of:= AVERAGE([.T161:.X161])" office:value-type="float" office:value="6.3" calcext:value-type="float">
            <text:p>6.3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159" calcext:value-type="float">
            <text:p>159</text:p>
          </table:table-cell>
          <table:table-cell table:style-name="ce4" table:formula="of:= AVERAGE([.AB161:.AF161])" office:value-type="float" office:value="6.3" calcext:value-type="float">
            <text:p>6.3</text:p>
          </table:table-cell>
          <table:table-cell table:style-name="ce4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60" calcext:value-type="float">
            <text:p>160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60" calcext:value-type="float">
            <text:p>160</text:p>
          </table:table-cell>
          <table:table-cell table:style-name="ce4" table:formula="of:= AVERAGE([.H161:.J162])" office:value-type="float" office:value="10.2" calcext:value-type="float">
            <text:p>10.2</text:p>
          </table:table-cell>
          <table:table-cell table:style-name="ce4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160" calcext:value-type="float">
            <text:p>160</text:p>
          </table:table-cell>
          <table:table-cell table:style-name="ce4" table:formula="of:=AVERAGE([.N162:.P162])" office:value-type="float" office:value="11" calcext:value-type="float">
            <text:p>11</text:p>
          </table:table-cell>
          <table:table-cell table:style-name="ce4"/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60" calcext:value-type="float">
            <text:p>160</text:p>
          </table:table-cell>
          <table:table-cell table:style-name="ce4" table:formula="of:= AVERAGE([.T162:.X162])" office:value-type="float" office:value="5.8" calcext:value-type="float">
            <text:p>5.8</text:p>
          </table:table-cell>
          <table:table-cell table:style-name="ce4"/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60" calcext:value-type="float">
            <text:p>160</text:p>
          </table:table-cell>
          <table:table-cell table:style-name="ce4" table:formula="of:= AVERAGE([.AB162:.AF162])" office:value-type="float" office:value="5.8" calcext:value-type="float">
            <text:p>5.8</text:p>
          </table:table-cell>
          <table:table-cell table:style-name="ce4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5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61" calcext:value-type="float">
            <text:p>161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161" calcext:value-type="float">
            <text:p>161</text:p>
          </table:table-cell>
          <table:table-cell table:style-name="ce4" table:formula="of:= AVERAGE([.H162:.J163])" office:value-type="float" office:value="10.3833333333333" calcext:value-type="float">
            <text:p>10.383333333333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9.9" calcext:value-type="float">
            <text:p>9.9</text:p>
          </table:table-cell>
          <table:table-cell table:style-name="ce4" office:value-type="float" office:value="161" calcext:value-type="float">
            <text:p>161</text:p>
          </table:table-cell>
          <table:table-cell table:style-name="ce4" table:formula="of:=AVERAGE([.N163:.P163])" office:value-type="float" office:value="10.2666666666667" calcext:value-type="float">
            <text:p>10.2666666666667</text:p>
          </table:table-cell>
          <table:table-cell table:style-name="ce4"/>
          <table:table-cell table:style-name="ce5" office:value-type="float" office:value="6.9" calcext:value-type="float">
            <text:p>6.9</text:p>
          </table:table-cell>
          <table:table-cell table:number-columns-repeated="3" table:style-name="ce5" office:value-type="float" office:value="5.6" calcext:value-type="float">
            <text:p>5.6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161" calcext:value-type="float">
            <text:p>161</text:p>
          </table:table-cell>
          <table:table-cell table:style-name="ce4" table:formula="of:= AVERAGE([.T163:.X163])" office:value-type="float" office:value="6" calcext:value-type="float">
            <text:p>6</text:p>
          </table:table-cell>
          <table:table-cell table:style-name="ce4"/>
          <table:table-cell table:style-name="ce5" office:value-type="float" office:value="6.9" calcext:value-type="float">
            <text:p>6.9</text:p>
          </table:table-cell>
          <table:table-cell table:number-columns-repeated="3" table:style-name="ce5" office:value-type="float" office:value="5.6" calcext:value-type="float">
            <text:p>5.6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161" calcext:value-type="float">
            <text:p>161</text:p>
          </table:table-cell>
          <table:table-cell table:style-name="ce4" table:formula="of:= AVERAGE([.AB163:.AF163])" office:value-type="float" office:value="6" calcext:value-type="float">
            <text:p>6</text:p>
          </table:table-cell>
          <table:table-cell table:style-name="ce4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5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162" calcext:value-type="float">
            <text:p>162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8.5" calcext:value-type="float">
            <text:p>8.5</text:p>
          </table:table-cell>
          <table:table-cell table:style-name="ce4" office:value-type="float" office:value="162" calcext:value-type="float">
            <text:p>162</text:p>
          </table:table-cell>
          <table:table-cell table:style-name="ce4" table:formula="of:= AVERAGE([.H163:.J164])" office:value-type="float" office:value="10.75" calcext:value-type="float">
            <text:p>10.75</text:p>
          </table:table-cell>
          <table:table-cell table:style-name="ce4"/>
          <table:table-cell table:number-columns-repeated="3" table:style-name="ce5" office:value-type="float" office:value="12" calcext:value-type="float">
            <text:p>12</text:p>
          </table:table-cell>
          <table:table-cell table:style-name="ce4" office:value-type="float" office:value="162" calcext:value-type="float">
            <text:p>162</text:p>
          </table:table-cell>
          <table:table-cell table:style-name="ce4" table:formula="of:=AVERAGE([.N164:.P164])" office:value-type="float" office:value="12" calcext:value-type="float">
            <text:p>12</text:p>
          </table:table-cell>
          <table:table-cell table:style-name="ce4"/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7.9" calcext:value-type="float">
            <text:p>7.9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62" calcext:value-type="float">
            <text:p>162</text:p>
          </table:table-cell>
          <table:table-cell table:style-name="ce4" table:formula="of:= AVERAGE([.T164:.X164])" office:value-type="float" office:value="6.48" calcext:value-type="float">
            <text:p>6.48</text:p>
          </table:table-cell>
          <table:table-cell table:style-name="ce4"/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7.9" calcext:value-type="float">
            <text:p>7.9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62" calcext:value-type="float">
            <text:p>162</text:p>
          </table:table-cell>
          <table:table-cell table:style-name="ce4" table:formula="of:= AVERAGE([.AB164:.AF164])" office:value-type="float" office:value="6.48" calcext:value-type="float">
            <text:p>6.48</text:p>
          </table:table-cell>
          <table:table-cell table:style-name="ce4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63" calcext:value-type="float">
            <text:p>163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63" calcext:value-type="float">
            <text:p>163</text:p>
          </table:table-cell>
          <table:table-cell table:style-name="ce4" table:formula="of:= AVERAGE([.H164:.J165])" office:value-type="float" office:value="10.0666666666667" calcext:value-type="float">
            <text:p>10.06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63" calcext:value-type="float">
            <text:p>163</text:p>
          </table:table-cell>
          <table:table-cell table:style-name="ce4" table:formula="of:=AVERAGE([.N165:.P165])" office:value-type="float" office:value="10.6333333333333" calcext:value-type="float">
            <text:p>10.6333333333333</text:p>
          </table:table-cell>
          <table:table-cell table:style-name="ce4"/>
          <table:table-cell table:number-columns-repeated="2" table:style-name="ce5" office:value-type="float" office:value="5.8" calcext:value-type="float">
            <text:p>5.8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163" calcext:value-type="float">
            <text:p>163</text:p>
          </table:table-cell>
          <table:table-cell table:style-name="ce4" table:formula="of:= AVERAGE([.T165:.X165])" office:value-type="float" office:value="6.1" calcext:value-type="float">
            <text:p>6.1</text:p>
          </table:table-cell>
          <table:table-cell table:style-name="ce4"/>
          <table:table-cell table:number-columns-repeated="2" table:style-name="ce5" office:value-type="float" office:value="5.8" calcext:value-type="float">
            <text:p>5.8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163" calcext:value-type="float">
            <text:p>163</text:p>
          </table:table-cell>
          <table:table-cell table:style-name="ce4" table:formula="of:= AVERAGE([.AB165:.AF165])" office:value-type="float" office:value="6.1" calcext:value-type="float">
            <text:p>6.1</text:p>
          </table:table-cell>
          <table:table-cell table:style-name="ce4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64" calcext:value-type="float">
            <text:p>164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64" calcext:value-type="float">
            <text:p>164</text:p>
          </table:table-cell>
          <table:table-cell table:style-name="ce4" table:formula="of:= AVERAGE([.H165:.J166])" office:value-type="float" office:value="10.1333333333333" calcext:value-type="float">
            <text:p>10.133333333333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64" calcext:value-type="float">
            <text:p>164</text:p>
          </table:table-cell>
          <table:table-cell table:style-name="ce4" table:formula="of:=AVERAGE([.N166:.P166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5" office:value-type="float" office:value="5.6" calcext:value-type="float">
            <text:p>5.6</text:p>
          </table:table-cell>
          <table:table-cell table:number-columns-repeated="2" table:style-name="ce5" office:value-type="float" office:value="5.3" calcext:value-type="float">
            <text:p>5.3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64" calcext:value-type="float">
            <text:p>164</text:p>
          </table:table-cell>
          <table:table-cell table:style-name="ce4" table:formula="of:= AVERAGE([.T166:.X166])" office:value-type="float" office:value="5.76" calcext:value-type="float">
            <text:p>5.76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5" office:value-type="float" office:value="5.6" calcext:value-type="float">
            <text:p>5.6</text:p>
          </table:table-cell>
          <table:table-cell table:number-columns-repeated="2" table:style-name="ce5" office:value-type="float" office:value="5.3" calcext:value-type="float">
            <text:p>5.3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64" calcext:value-type="float">
            <text:p>164</text:p>
          </table:table-cell>
          <table:table-cell table:style-name="ce4" table:formula="of:= AVERAGE([.AB166:.AF166])" office:value-type="float" office:value="5.76" calcext:value-type="float">
            <text:p>5.76</text:p>
          </table:table-cell>
          <table:table-cell table:style-name="ce4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5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165" calcext:value-type="float">
            <text:p>165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165" calcext:value-type="float">
            <text:p>165</text:p>
          </table:table-cell>
          <table:table-cell table:style-name="ce4" table:formula="of:= AVERAGE([.H166:.J167])" office:value-type="float" office:value="10.2166666666667" calcext:value-type="float">
            <text:p>10.2166666666667</text:p>
          </table:table-cell>
          <table:table-cell table:style-name="ce4"/>
          <table:table-cell table:number-columns-repeated="2"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65" calcext:value-type="float">
            <text:p>165</text:p>
          </table:table-cell>
          <table:table-cell table:style-name="ce4" table:formula="of:=AVERAGE([.N167:.P167])" office:value-type="float" office:value="10.6" calcext:value-type="float">
            <text:p>10.6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165" calcext:value-type="float">
            <text:p>165</text:p>
          </table:table-cell>
          <table:table-cell table:style-name="ce4" table:formula="of:= AVERAGE([.T167:.X167])" office:value-type="float" office:value="6.34" calcext:value-type="float">
            <text:p>6.34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165" calcext:value-type="float">
            <text:p>165</text:p>
          </table:table-cell>
          <table:table-cell table:style-name="ce4" table:formula="of:= AVERAGE([.AB167:.AF167])" office:value-type="float" office:value="6.34" calcext:value-type="float">
            <text:p>6.34</text:p>
          </table:table-cell>
          <table:table-cell table:style-name="ce4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5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166" calcext:value-type="float">
            <text:p>166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166" calcext:value-type="float">
            <text:p>166</text:p>
          </table:table-cell>
          <table:table-cell table:style-name="ce4" table:formula="of:= AVERAGE([.H167:.J168])" office:value-type="float" office:value="10.4" calcext:value-type="float">
            <text:p>10.4</text:p>
          </table:table-cell>
          <table:table-cell table:style-name="ce4"/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66" calcext:value-type="float">
            <text:p>166</text:p>
          </table:table-cell>
          <table:table-cell table:style-name="ce4" table:formula="of:=AVERAGE([.N168:.P168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166" calcext:value-type="float">
            <text:p>166</text:p>
          </table:table-cell>
          <table:table-cell table:style-name="ce4" table:formula="of:= AVERAGE([.T168:.X168])" office:value-type="float" office:value="6.22" calcext:value-type="float">
            <text:p>6.22</text:p>
          </table:table-cell>
          <table:table-cell table:style-name="ce4"/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6.6" calcext:value-type="float">
            <text:p>6.6</text:p>
          </table:table-cell>
          <table:table-cell table:style-name="ce4" office:value-type="float" office:value="166" calcext:value-type="float">
            <text:p>166</text:p>
          </table:table-cell>
          <table:table-cell table:style-name="ce4" table:formula="of:= AVERAGE([.AB168:.AF168])" office:value-type="float" office:value="6.22" calcext:value-type="float">
            <text:p>6.22</text:p>
          </table:table-cell>
          <table:table-cell table:style-name="ce4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5" office:value-type="float" office:value="26" calcext:value-type="float">
            <text:p>26</text:p>
          </table:table-cell>
          <table:table-cell table:style-name="ce4"/>
          <table:table-cell table:style-name="ce4" office:value-type="float" office:value="167" calcext:value-type="float">
            <text:p>167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8.5" calcext:value-type="float">
            <text:p>8.5</text:p>
          </table:table-cell>
          <table:table-cell table:style-name="ce5" office:value-type="float" office:value="9.7" calcext:value-type="float">
            <text:p>9.7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67" calcext:value-type="float">
            <text:p>167</text:p>
          </table:table-cell>
          <table:table-cell table:style-name="ce4" table:formula="of:= AVERAGE([.H168:.J169])" office:value-type="float" office:value="10.2" calcext:value-type="float">
            <text:p>10.2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67" calcext:value-type="float">
            <text:p>167</text:p>
          </table:table-cell>
          <table:table-cell table:style-name="ce4" table:formula="of:=AVERAGE([.N169:.P169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7.5" calcext:value-type="float">
            <text:p>7.5</text:p>
          </table:table-cell>
          <table:table-cell table:number-columns-repeated="2" table:style-name="ce5" office:value-type="float" office:value="5.3" calcext:value-type="float">
            <text:p>5.3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167" calcext:value-type="float">
            <text:p>167</text:p>
          </table:table-cell>
          <table:table-cell table:style-name="ce4" table:formula="of:= AVERAGE([.T169:.X169])" office:value-type="float" office:value="6.24" calcext:value-type="float">
            <text:p>6.24</text:p>
          </table:table-cell>
          <table:table-cell table:style-name="ce4"/>
          <table:table-cell table:style-name="ce5" office:value-type="float" office:value="7.5" calcext:value-type="float">
            <text:p>7.5</text:p>
          </table:table-cell>
          <table:table-cell table:number-columns-repeated="2" table:style-name="ce5" office:value-type="float" office:value="5.3" calcext:value-type="float">
            <text:p>5.3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167" calcext:value-type="float">
            <text:p>167</text:p>
          </table:table-cell>
          <table:table-cell table:style-name="ce4" table:formula="of:= AVERAGE([.AB169:.AF169])" office:value-type="float" office:value="6.24" calcext:value-type="float">
            <text:p>6.24</text:p>
          </table:table-cell>
          <table:table-cell table:style-name="ce4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5" office:value-type="float" office:value="26" calcext:value-type="float">
            <text:p>26</text:p>
          </table:table-cell>
          <table:table-cell table:style-name="ce4"/>
          <table:table-cell table:style-name="ce4" office:value-type="float" office:value="168" calcext:value-type="float">
            <text:p>168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168" calcext:value-type="float">
            <text:p>168</text:p>
          </table:table-cell>
          <table:table-cell table:style-name="ce4" table:formula="of:= AVERAGE([.H169:.J170])" office:value-type="float" office:value="9.93333333333333" calcext:value-type="float">
            <text:p>9.9333333333333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68" calcext:value-type="float">
            <text:p>168</text:p>
          </table:table-cell>
          <table:table-cell table:style-name="ce4" table:formula="of:=AVERAGE([.N170:.P170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68" calcext:value-type="float">
            <text:p>168</text:p>
          </table:table-cell>
          <table:table-cell table:style-name="ce4" table:formula="of:= AVERAGE([.T170:.X170])" office:value-type="float" office:value="5.92" calcext:value-type="float">
            <text:p>5.92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68" calcext:value-type="float">
            <text:p>168</text:p>
          </table:table-cell>
          <table:table-cell table:style-name="ce4" table:formula="of:= AVERAGE([.AB170:.AF170])" office:value-type="float" office:value="5.92" calcext:value-type="float">
            <text:p>5.92</text:p>
          </table:table-cell>
          <table:table-cell table:style-name="ce4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5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69" calcext:value-type="float">
            <text:p>169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69" calcext:value-type="float">
            <text:p>169</text:p>
          </table:table-cell>
          <table:table-cell table:style-name="ce4" table:formula="of:= AVERAGE([.H170:.J171])" office:value-type="float" office:value="10.2166666666667" calcext:value-type="float">
            <text:p>10.2166666666667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69" calcext:value-type="float">
            <text:p>169</text:p>
          </table:table-cell>
          <table:table-cell table:style-name="ce4" table:formula="of:=AVERAGE([.N171:.P171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5.6" calcext:value-type="float">
            <text:p>5.6</text:p>
          </table:table-cell>
          <table:table-cell table:style-name="ce4" office:value-type="float" office:value="169" calcext:value-type="float">
            <text:p>169</text:p>
          </table:table-cell>
          <table:table-cell table:style-name="ce4" table:formula="of:= AVERAGE([.T171:.X171])" office:value-type="float" office:value="5.82" calcext:value-type="float">
            <text:p>5.82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5.6" calcext:value-type="float">
            <text:p>5.6</text:p>
          </table:table-cell>
          <table:table-cell table:style-name="ce4" office:value-type="float" office:value="169" calcext:value-type="float">
            <text:p>169</text:p>
          </table:table-cell>
          <table:table-cell table:style-name="ce4" table:formula="of:= AVERAGE([.AB171:.AF171])" office:value-type="float" office:value="5.82" calcext:value-type="float">
            <text:p>5.82</text:p>
          </table:table-cell>
          <table:table-cell table:style-name="ce4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5" office:value-type="float" office:value="9.1" calcext:value-type="float">
            <text:p>9.1</text:p>
          </table:table-cell>
          <table:table-cell table:style-name="ce4"/>
          <table:table-cell table:style-name="ce4" office:value-type="float" office:value="170" calcext:value-type="float">
            <text:p>170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70" calcext:value-type="float">
            <text:p>170</text:p>
          </table:table-cell>
          <table:table-cell table:style-name="ce4" table:formula="of:= AVERAGE([.H171:.J172])" office:value-type="float" office:value="10.3833333333333" calcext:value-type="float">
            <text:p>10.3833333333333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70" calcext:value-type="float">
            <text:p>170</text:p>
          </table:table-cell>
          <table:table-cell table:style-name="ce4" table:formula="of:=AVERAGE([.N172:.P172])" office:value-type="float" office:value="11.3" calcext:value-type="float">
            <text:p>11.3</text:p>
          </table:table-cell>
          <table:table-cell table:style-name="ce4"/>
          <table:table-cell table:number-columns-repeated="2" table:style-name="ce5" office:value-type="float" office:value="6.7" calcext:value-type="float">
            <text:p>6.7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70" calcext:value-type="float">
            <text:p>170</text:p>
          </table:table-cell>
          <table:table-cell table:style-name="ce4" table:formula="of:= AVERAGE([.T172:.X172])" office:value-type="float" office:value="6.08" calcext:value-type="float">
            <text:p>6.08</text:p>
          </table:table-cell>
          <table:table-cell table:style-name="ce4"/>
          <table:table-cell table:number-columns-repeated="2" table:style-name="ce5" office:value-type="float" office:value="6.7" calcext:value-type="float">
            <text:p>6.7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70" calcext:value-type="float">
            <text:p>170</text:p>
          </table:table-cell>
          <table:table-cell table:style-name="ce4" table:formula="of:= AVERAGE([.AB172:.AF172])" office:value-type="float" office:value="6.08" calcext:value-type="float">
            <text:p>6.08</text:p>
          </table:table-cell>
          <table:table-cell table:style-name="ce4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5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171" calcext:value-type="float">
            <text:p>171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71" calcext:value-type="float">
            <text:p>171</text:p>
          </table:table-cell>
          <table:table-cell table:style-name="ce4" table:formula="of:= AVERAGE([.H172:.J173])" office:value-type="float" office:value="10.3833333333333" calcext:value-type="float">
            <text:p>10.3833333333333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171" calcext:value-type="float">
            <text:p>171</text:p>
          </table:table-cell>
          <table:table-cell table:style-name="ce4" table:formula="of:=AVERAGE([.N173:.P173])" office:value-type="float" office:value="10.4333333333333" calcext:value-type="float">
            <text:p>10.4333333333333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171" calcext:value-type="float">
            <text:p>171</text:p>
          </table:table-cell>
          <table:table-cell table:style-name="ce4" table:formula="of:= AVERAGE([.T173:.X173])" office:value-type="float" office:value="6.02" calcext:value-type="float">
            <text:p>6.02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171" calcext:value-type="float">
            <text:p>171</text:p>
          </table:table-cell>
          <table:table-cell table:style-name="ce4" table:formula="of:= AVERAGE([.AB173:.AF173])" office:value-type="float" office:value="6.02" calcext:value-type="float">
            <text:p>6.02</text:p>
          </table:table-cell>
          <table:table-cell table:style-name="ce4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5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172" calcext:value-type="float">
            <text:p>172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9.1" calcext:value-type="float">
            <text:p>9.1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72" calcext:value-type="float">
            <text:p>172</text:p>
          </table:table-cell>
          <table:table-cell table:style-name="ce4" table:formula="of:= AVERAGE([.H173:.J174])" office:value-type="float" office:value="10.15" calcext:value-type="float">
            <text:p>10.15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72" calcext:value-type="float">
            <text:p>172</text:p>
          </table:table-cell>
          <table:table-cell table:style-name="ce4" table:formula="of:=AVERAGE([.N174:.P174])" office:value-type="float" office:value="11.3" calcext:value-type="float">
            <text:p>11.3</text:p>
          </table:table-cell>
          <table:table-cell table:style-name="ce4"/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172" calcext:value-type="float">
            <text:p>172</text:p>
          </table:table-cell>
          <table:table-cell table:style-name="ce4" table:formula="of:= AVERAGE([.T174:.X174])" office:value-type="float" office:value="6.16" calcext:value-type="float">
            <text:p>6.16</text:p>
          </table:table-cell>
          <table:table-cell table:style-name="ce4"/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172" calcext:value-type="float">
            <text:p>172</text:p>
          </table:table-cell>
          <table:table-cell table:style-name="ce4" table:formula="of:= AVERAGE([.AB174:.AF174])" office:value-type="float" office:value="6.16" calcext:value-type="float">
            <text:p>6.16</text:p>
          </table:table-cell>
          <table:table-cell table:style-name="ce4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73" calcext:value-type="float">
            <text:p>173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173" calcext:value-type="float">
            <text:p>173</text:p>
          </table:table-cell>
          <table:table-cell table:style-name="ce4" table:formula="of:= AVERAGE([.H174:.J175])" office:value-type="float" office:value="10.2333333333333" calcext:value-type="float">
            <text:p>10.2333333333333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4" office:value-type="float" office:value="173" calcext:value-type="float">
            <text:p>173</text:p>
          </table:table-cell>
          <table:table-cell table:style-name="ce4" table:formula="of:=AVERAGE([.N175:.P175])" office:value-type="float" office:value="11.3" calcext:value-type="float">
            <text:p>11.3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.5" calcext:value-type="float">
            <text:p>7.5</text:p>
          </table:table-cell>
          <table:table-cell table:style-name="ce4" office:value-type="float" office:value="173" calcext:value-type="float">
            <text:p>173</text:p>
          </table:table-cell>
          <table:table-cell table:style-name="ce4" table:formula="of:= AVERAGE([.T175:.X175])" office:value-type="float" office:value="6.46" calcext:value-type="float">
            <text:p>6.46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.5" calcext:value-type="float">
            <text:p>7.5</text:p>
          </table:table-cell>
          <table:table-cell table:style-name="ce4" office:value-type="float" office:value="173" calcext:value-type="float">
            <text:p>173</text:p>
          </table:table-cell>
          <table:table-cell table:style-name="ce4" table:formula="of:= AVERAGE([.AB175:.AF175])" office:value-type="float" office:value="6.46" calcext:value-type="float">
            <text:p>6.46</text:p>
          </table:table-cell>
          <table:table-cell table:style-name="ce4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5" office:value-type="float" office:value="26" calcext:value-type="float">
            <text:p>26</text:p>
          </table:table-cell>
          <table:table-cell table:style-name="ce4"/>
          <table:table-cell table:style-name="ce4" office:value-type="float" office:value="174" calcext:value-type="float">
            <text:p>174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74" calcext:value-type="float">
            <text:p>174</text:p>
          </table:table-cell>
          <table:table-cell table:style-name="ce4" table:formula="of:= AVERAGE([.H175:.J176])" office:value-type="float" office:value="10.2" calcext:value-type="float">
            <text:p>10.2</text:p>
          </table:table-cell>
          <table:table-cell table:style-name="ce4"/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74" calcext:value-type="float">
            <text:p>174</text:p>
          </table:table-cell>
          <table:table-cell table:style-name="ce4" table:formula="of:=AVERAGE([.N176:.P176])" office:value-type="float" office:value="11.3" calcext:value-type="float">
            <text:p>11.3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2" table:style-name="ce5" office:value-type="float" office:value="5.9" calcext:value-type="float">
            <text:p>5.9</text:p>
          </table:table-cell>
          <table:table-cell table:style-name="ce5" office:value-type="float" office:value="4.5" calcext:value-type="float">
            <text:p>4.5</text:p>
          </table:table-cell>
          <table:table-cell table:style-name="ce4" office:value-type="float" office:value="174" calcext:value-type="float">
            <text:p>174</text:p>
          </table:table-cell>
          <table:table-cell table:style-name="ce4" table:formula="of:= AVERAGE([.T176:.X176])" office:value-type="float" office:value="5.4" calcext:value-type="float">
            <text:p>5.4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2" table:style-name="ce5" office:value-type="float" office:value="5.9" calcext:value-type="float">
            <text:p>5.9</text:p>
          </table:table-cell>
          <table:table-cell table:style-name="ce5" office:value-type="float" office:value="4.5" calcext:value-type="float">
            <text:p>4.5</text:p>
          </table:table-cell>
          <table:table-cell table:style-name="ce4" office:value-type="float" office:value="174" calcext:value-type="float">
            <text:p>174</text:p>
          </table:table-cell>
          <table:table-cell table:style-name="ce4" table:formula="of:= AVERAGE([.AB176:.AF176])" office:value-type="float" office:value="5.4" calcext:value-type="float">
            <text:p>5.4</text:p>
          </table:table-cell>
          <table:table-cell table:style-name="ce4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5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75" calcext:value-type="float">
            <text:p>175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8" calcext:value-type="float">
            <text:p>9.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175" calcext:value-type="float">
            <text:p>175</text:p>
          </table:table-cell>
          <table:table-cell table:style-name="ce4" table:formula="of:= AVERAGE([.H176:.J177])" office:value-type="float" office:value="9.83333333333333" calcext:value-type="float">
            <text:p>9.83333333333333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75" calcext:value-type="float">
            <text:p>175</text:p>
          </table:table-cell>
          <table:table-cell table:style-name="ce4" table:formula="of:=AVERAGE([.N177:.P177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2" table:style-name="ce5" office:value-type="float" office:value="6.7" calcext:value-type="float">
            <text:p>6.7</text:p>
          </table:table-cell>
          <table:table-cell table:style-name="ce4" office:value-type="float" office:value="175" calcext:value-type="float">
            <text:p>175</text:p>
          </table:table-cell>
          <table:table-cell table:style-name="ce4" table:formula="of:= AVERAGE([.T177:.X177])" office:value-type="float" office:value="6.1" calcext:value-type="float">
            <text:p>6.1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2" table:style-name="ce5" office:value-type="float" office:value="6.7" calcext:value-type="float">
            <text:p>6.7</text:p>
          </table:table-cell>
          <table:table-cell table:style-name="ce4" office:value-type="float" office:value="175" calcext:value-type="float">
            <text:p>175</text:p>
          </table:table-cell>
          <table:table-cell table:style-name="ce4" table:formula="of:= AVERAGE([.AB177:.AF177])" office:value-type="float" office:value="6.1" calcext:value-type="float">
            <text:p>6.1</text:p>
          </table:table-cell>
          <table:table-cell table:style-name="ce4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5" office:value-type="float" office:value="6.4" calcext:value-type="float">
            <text:p>6.4</text:p>
          </table:table-cell>
          <table:table-cell table:style-name="ce4"/>
          <table:table-cell table:style-name="ce4" office:value-type="float" office:value="176" calcext:value-type="float">
            <text:p>176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76" calcext:value-type="float">
            <text:p>176</text:p>
          </table:table-cell>
          <table:table-cell table:style-name="ce4" table:formula="of:= AVERAGE([.H177:.J178])" office:value-type="float" office:value="10.1" calcext:value-type="float">
            <text:p>10.1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76" calcext:value-type="float">
            <text:p>176</text:p>
          </table:table-cell>
          <table:table-cell table:style-name="ce4" table:formula="of:=AVERAGE([.N178:.P178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76" calcext:value-type="float">
            <text:p>176</text:p>
          </table:table-cell>
          <table:table-cell table:style-name="ce4" table:formula="of:= AVERAGE([.T178:.X178])" office:value-type="float" office:value="5.88" calcext:value-type="float">
            <text:p>5.88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76" calcext:value-type="float">
            <text:p>176</text:p>
          </table:table-cell>
          <table:table-cell table:style-name="ce4" table:formula="of:= AVERAGE([.AB178:.AF178])" office:value-type="float" office:value="5.88" calcext:value-type="float">
            <text:p>5.88</text:p>
          </table:table-cell>
          <table:table-cell table:style-name="ce4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5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177" calcext:value-type="float">
            <text:p>177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8.9" calcext:value-type="float">
            <text:p>8.9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177" calcext:value-type="float">
            <text:p>177</text:p>
          </table:table-cell>
          <table:table-cell table:style-name="ce4" table:formula="of:= AVERAGE([.H178:.J179])" office:value-type="float" office:value="10.3833333333333" calcext:value-type="float">
            <text:p>10.3833333333333</text:p>
          </table:table-cell>
          <table:table-cell table:style-name="ce4"/>
          <table:table-cell table:number-columns-repeated="3" table:style-name="ce5" office:value-type="float" office:value="12" calcext:value-type="float">
            <text:p>12</text:p>
          </table:table-cell>
          <table:table-cell table:style-name="ce4" office:value-type="float" office:value="177" calcext:value-type="float">
            <text:p>177</text:p>
          </table:table-cell>
          <table:table-cell table:style-name="ce4" table:formula="of:=AVERAGE([.N179:.P179])" office:value-type="float" office:value="12" calcext:value-type="float">
            <text:p>12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177" calcext:value-type="float">
            <text:p>177</text:p>
          </table:table-cell>
          <table:table-cell table:style-name="ce4" table:formula="of:= AVERAGE([.T179:.X179])" office:value-type="float" office:value="6.72" calcext:value-type="float">
            <text:p>6.72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177" calcext:value-type="float">
            <text:p>177</text:p>
          </table:table-cell>
          <table:table-cell table:style-name="ce4" table:formula="of:= AVERAGE([.AB179:.AF179])" office:value-type="float" office:value="6.72" calcext:value-type="float">
            <text:p>6.72</text:p>
          </table:table-cell>
          <table:table-cell table:style-name="ce4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78" calcext:value-type="float">
            <text:p>178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78" calcext:value-type="float">
            <text:p>178</text:p>
          </table:table-cell>
          <table:table-cell table:style-name="ce4" table:formula="of:= AVERAGE([.H179:.J180])" office:value-type="float" office:value="10.6333333333333" calcext:value-type="float">
            <text:p>10.633333333333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78" calcext:value-type="float">
            <text:p>178</text:p>
          </table:table-cell>
          <table:table-cell table:style-name="ce4" table:formula="of:=AVERAGE([.N180:.P180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.1" calcext:value-type="float">
            <text:p>7.1</text:p>
          </table:table-cell>
          <table:table-cell table:number-columns-repeated="2" table:style-name="ce5" office:value-type="float" office:value="5.6" calcext:value-type="float">
            <text:p>5.6</text:p>
          </table:table-cell>
          <table:table-cell table:style-name="ce4" office:value-type="float" office:value="178" calcext:value-type="float">
            <text:p>178</text:p>
          </table:table-cell>
          <table:table-cell table:style-name="ce4" table:formula="of:= AVERAGE([.T180:.X180])" office:value-type="float" office:value="5.92" calcext:value-type="float">
            <text:p>5.92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.1" calcext:value-type="float">
            <text:p>7.1</text:p>
          </table:table-cell>
          <table:table-cell table:number-columns-repeated="2" table:style-name="ce5" office:value-type="float" office:value="5.6" calcext:value-type="float">
            <text:p>5.6</text:p>
          </table:table-cell>
          <table:table-cell table:style-name="ce4" office:value-type="float" office:value="178" calcext:value-type="float">
            <text:p>178</text:p>
          </table:table-cell>
          <table:table-cell table:style-name="ce4" table:formula="of:= AVERAGE([.AB180:.AF180])" office:value-type="float" office:value="5.92" calcext:value-type="float">
            <text:p>5.92</text:p>
          </table:table-cell>
          <table:table-cell table:style-name="ce4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5" office:value-type="float" office:value="21" calcext:value-type="float">
            <text:p>21</text:p>
          </table:table-cell>
          <table:table-cell table:style-name="ce4"/>
          <table:table-cell table:style-name="ce4" office:value-type="float" office:value="179" calcext:value-type="float">
            <text:p>179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.9" calcext:value-type="float">
            <text:p>8.9</text:p>
          </table:table-cell>
          <table:table-cell table:style-name="ce4" office:value-type="float" office:value="179" calcext:value-type="float">
            <text:p>179</text:p>
          </table:table-cell>
          <table:table-cell table:style-name="ce4" table:formula="of:= AVERAGE([.H180:.J181])" office:value-type="float" office:value="10.3666666666667" calcext:value-type="float">
            <text:p>10.3666666666667</text:p>
          </table:table-cell>
          <table:table-cell table:style-name="ce4"/>
          <table:table-cell table:number-columns-repeated="2"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79" calcext:value-type="float">
            <text:p>179</text:p>
          </table:table-cell>
          <table:table-cell table:style-name="ce4" table:formula="of:=AVERAGE([.N181:.P181])" office:value-type="float" office:value="10.2666666666667" calcext:value-type="float">
            <text:p>10.2666666666667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79" calcext:value-type="float">
            <text:p>179</text:p>
          </table:table-cell>
          <table:table-cell table:style-name="ce4" table:formula="of:= AVERAGE([.T181:.X181])" office:value-type="float" office:value="5.6" calcext:value-type="float">
            <text:p>5.6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79" calcext:value-type="float">
            <text:p>179</text:p>
          </table:table-cell>
          <table:table-cell table:style-name="ce4" table:formula="of:= AVERAGE([.AB181:.AF181])" office:value-type="float" office:value="5.6" calcext:value-type="float">
            <text:p>5.6</text:p>
          </table:table-cell>
          <table:table-cell table:style-name="ce4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5" office:value-type="float" office:value="9.3" calcext:value-type="float">
            <text:p>9.3</text:p>
          </table:table-cell>
          <table:table-cell table:style-name="ce4"/>
          <table:table-cell table:style-name="ce4" office:value-type="float" office:value="180" calcext:value-type="float">
            <text:p>180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80" calcext:value-type="float">
            <text:p>180</text:p>
          </table:table-cell>
          <table:table-cell table:style-name="ce4" table:formula="of:= AVERAGE([.H181:.J182])" office:value-type="float" office:value="10.2166666666667" calcext:value-type="float">
            <text:p>10.2166666666667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180" calcext:value-type="float">
            <text:p>180</text:p>
          </table:table-cell>
          <table:table-cell table:style-name="ce4" table:formula="of:=AVERAGE([.N182:.P182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5" calcext:value-type="float">
            <text:p>6.5</text:p>
          </table:table-cell>
          <table:table-cell table:style-name="ce4" office:value-type="float" office:value="180" calcext:value-type="float">
            <text:p>180</text:p>
          </table:table-cell>
          <table:table-cell table:style-name="ce4" table:formula="of:= AVERAGE([.T182:.X182])" office:value-type="float" office:value="6.54" calcext:value-type="float">
            <text:p>6.54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5" calcext:value-type="float">
            <text:p>6.5</text:p>
          </table:table-cell>
          <table:table-cell table:style-name="ce4" office:value-type="float" office:value="180" calcext:value-type="float">
            <text:p>180</text:p>
          </table:table-cell>
          <table:table-cell table:style-name="ce4" table:formula="of:= AVERAGE([.AB182:.AF182])" office:value-type="float" office:value="6.54" calcext:value-type="float">
            <text:p>6.54</text:p>
          </table:table-cell>
          <table:table-cell table:style-name="ce4"/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table:style-name="ce5" office:value-type="float" office:value="8.9" calcext:value-type="float">
            <text:p>8.9</text:p>
          </table:table-cell>
          <table:table-cell table:style-name="ce4"/>
          <table:table-cell table:style-name="ce4" office:value-type="float" office:value="181" calcext:value-type="float">
            <text:p>181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181" calcext:value-type="float">
            <text:p>181</text:p>
          </table:table-cell>
          <table:table-cell table:style-name="ce4" table:formula="of:= AVERAGE([.H182:.J183])" office:value-type="float" office:value="10.7333333333333" calcext:value-type="float">
            <text:p>10.7333333333333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81" calcext:value-type="float">
            <text:p>181</text:p>
          </table:table-cell>
          <table:table-cell table:style-name="ce4" table:formula="of:=AVERAGE([.N183:.P183])" office:value-type="float" office:value="10.9666666666667" calcext:value-type="float">
            <text:p>10.9666666666667</text:p>
          </table:table-cell>
          <table:table-cell table:style-name="ce4"/>
          <table:table-cell table:number-columns-repeated="2" table:style-name="ce5" office:value-type="float" office:value="5.3" calcext:value-type="float">
            <text:p>5.3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181" calcext:value-type="float">
            <text:p>181</text:p>
          </table:table-cell>
          <table:table-cell table:style-name="ce4" table:formula="of:= AVERAGE([.T183:.X183])" office:value-type="float" office:value="5.82" calcext:value-type="float">
            <text:p>5.82</text:p>
          </table:table-cell>
          <table:table-cell table:style-name="ce4"/>
          <table:table-cell table:number-columns-repeated="2" table:style-name="ce5" office:value-type="float" office:value="5.3" calcext:value-type="float">
            <text:p>5.3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181" calcext:value-type="float">
            <text:p>181</text:p>
          </table:table-cell>
          <table:table-cell table:style-name="ce4" table:formula="of:= AVERAGE([.AB183:.AF183])" office:value-type="float" office:value="5.82" calcext:value-type="float">
            <text:p>5.82</text:p>
          </table:table-cell>
          <table:table-cell table:style-name="ce4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82" calcext:value-type="float">
            <text:p>182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1" calcext:value-type="float">
            <text:p>9.1</text:p>
          </table:table-cell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82" calcext:value-type="float">
            <text:p>182</text:p>
          </table:table-cell>
          <table:table-cell table:style-name="ce4" table:formula="of:= AVERAGE([.H183:.J184])" office:value-type="float" office:value="10.2333333333333" calcext:value-type="float">
            <text:p>10.233333333333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4" office:value-type="float" office:value="182" calcext:value-type="float">
            <text:p>182</text:p>
          </table:table-cell>
          <table:table-cell table:style-name="ce4" table:formula="of:=AVERAGE([.N184:.P184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182" calcext:value-type="float">
            <text:p>182</text:p>
          </table:table-cell>
          <table:table-cell table:style-name="ce4" table:formula="of:= AVERAGE([.T184:.X184])" office:value-type="float" office:value="6.38" calcext:value-type="float">
            <text:p>6.38</text:p>
          </table:table-cell>
          <table:table-cell table:style-name="ce4"/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182" calcext:value-type="float">
            <text:p>182</text:p>
          </table:table-cell>
          <table:table-cell table:style-name="ce4" table:formula="of:= AVERAGE([.AB184:.AF184])" office:value-type="float" office:value="6.38" calcext:value-type="float">
            <text:p>6.38</text:p>
          </table:table-cell>
          <table:table-cell table:style-name="ce4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83" calcext:value-type="float">
            <text:p>183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8.9" calcext:value-type="float">
            <text:p>8.9</text:p>
          </table:table-cell>
          <table:table-cell table:style-name="ce4" office:value-type="float" office:value="183" calcext:value-type="float">
            <text:p>183</text:p>
          </table:table-cell>
          <table:table-cell table:style-name="ce4" table:formula="of:= AVERAGE([.H184:.J185])" office:value-type="float" office:value="9.98333333333333" calcext:value-type="float">
            <text:p>9.9833333333333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83" calcext:value-type="float">
            <text:p>183</text:p>
          </table:table-cell>
          <table:table-cell table:style-name="ce4" table:formula="of:=AVERAGE([.N185:.P185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7.1" calcext:value-type="float">
            <text:p>7.1</text:p>
          </table:table-cell>
          <table:table-cell table:style-name="ce4" office:value-type="float" office:value="183" calcext:value-type="float">
            <text:p>183</text:p>
          </table:table-cell>
          <table:table-cell table:style-name="ce4" table:formula="of:= AVERAGE([.T185:.X185])" office:value-type="float" office:value="6.68" calcext:value-type="float">
            <text:p>6.68</text:p>
          </table:table-cell>
          <table:table-cell table:style-name="ce4"/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7.1" calcext:value-type="float">
            <text:p>7.1</text:p>
          </table:table-cell>
          <table:table-cell table:style-name="ce4" office:value-type="float" office:value="183" calcext:value-type="float">
            <text:p>183</text:p>
          </table:table-cell>
          <table:table-cell table:style-name="ce4" table:formula="of:= AVERAGE([.AB185:.AF185])" office:value-type="float" office:value="6.68" calcext:value-type="float">
            <text:p>6.68</text:p>
          </table:table-cell>
          <table:table-cell table:style-name="ce4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84" calcext:value-type="float">
            <text:p>184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84" calcext:value-type="float">
            <text:p>184</text:p>
          </table:table-cell>
          <table:table-cell table:style-name="ce4" table:formula="of:= AVERAGE([.H185:.J186])" office:value-type="float" office:value="10.3" calcext:value-type="float">
            <text:p>10.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84" calcext:value-type="float">
            <text:p>184</text:p>
          </table:table-cell>
          <table:table-cell table:style-name="ce4" table:formula="of:=AVERAGE([.N186:.P186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84" calcext:value-type="float">
            <text:p>184</text:p>
          </table:table-cell>
          <table:table-cell table:style-name="ce4" table:formula="of:= AVERAGE([.T186:.X186])" office:value-type="float" office:value="5.54" calcext:value-type="float">
            <text:p>5.54</text:p>
          </table:table-cell>
          <table:table-cell table:style-name="ce4"/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84" calcext:value-type="float">
            <text:p>184</text:p>
          </table:table-cell>
          <table:table-cell table:style-name="ce4" table:formula="of:= AVERAGE([.AB186:.AF186])" office:value-type="float" office:value="5.54" calcext:value-type="float">
            <text:p>5.54</text:p>
          </table:table-cell>
          <table:table-cell table:style-name="ce4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5" office:value-type="float" office:value="21" calcext:value-type="float">
            <text:p>21</text:p>
          </table:table-cell>
          <table:table-cell table:style-name="ce4"/>
          <table:table-cell table:style-name="ce4" office:value-type="float" office:value="185" calcext:value-type="float">
            <text:p>185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85" calcext:value-type="float">
            <text:p>185</text:p>
          </table:table-cell>
          <table:table-cell table:style-name="ce4" table:formula="of:= AVERAGE([.H186:.J187])" office:value-type="float" office:value="10.3666666666667" calcext:value-type="float">
            <text:p>10.36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4" office:value-type="float" office:value="185" calcext:value-type="float">
            <text:p>185</text:p>
          </table:table-cell>
          <table:table-cell table:style-name="ce4" table:formula="of:=AVERAGE([.N187:.P187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.9" calcext:value-type="float">
            <text:p>7.9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185" calcext:value-type="float">
            <text:p>185</text:p>
          </table:table-cell>
          <table:table-cell table:style-name="ce4" table:formula="of:= AVERAGE([.T187:.X187])" office:value-type="float" office:value="6.14" calcext:value-type="float">
            <text:p>6.14</text:p>
          </table:table-cell>
          <table:table-cell table:style-name="ce4"/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.9" calcext:value-type="float">
            <text:p>7.9</text:p>
          </table:table-cell>
          <table:table-cell table:style-name="ce5" office:value-type="float" office:value="5.3" calcext:value-type="float">
            <text:p>5.3</text:p>
          </table:table-cell>
          <table:table-cell table:style-name="ce4" office:value-type="float" office:value="185" calcext:value-type="float">
            <text:p>185</text:p>
          </table:table-cell>
          <table:table-cell table:style-name="ce4" table:formula="of:= AVERAGE([.AB187:.AF187])" office:value-type="float" office:value="6.14" calcext:value-type="float">
            <text:p>6.14</text:p>
          </table:table-cell>
          <table:table-cell table:style-name="ce4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5" office:value-type="float" office:value="22" calcext:value-type="float">
            <text:p>22</text:p>
          </table:table-cell>
          <table:table-cell table:style-name="ce4"/>
          <table:table-cell table:style-name="ce4" office:value-type="float" office:value="186" calcext:value-type="float">
            <text:p>186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186" calcext:value-type="float">
            <text:p>186</text:p>
          </table:table-cell>
          <table:table-cell table:style-name="ce4" table:formula="of:= AVERAGE([.H187:.J188])" office:value-type="float" office:value="10.7" calcext:value-type="float">
            <text:p>10.7</text:p>
          </table:table-cell>
          <table:table-cell table:style-name="ce4"/>
          <table:table-cell table:number-columns-repeated="3" table:style-name="ce5" office:value-type="float" office:value="12" calcext:value-type="float">
            <text:p>12</text:p>
          </table:table-cell>
          <table:table-cell table:style-name="ce4" office:value-type="float" office:value="186" calcext:value-type="float">
            <text:p>186</text:p>
          </table:table-cell>
          <table:table-cell table:style-name="ce4" table:formula="of:=AVERAGE([.N188:.P188])" office:value-type="float" office:value="12" calcext:value-type="float">
            <text:p>12</text:p>
          </table:table-cell>
          <table:table-cell table:style-name="ce4"/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186" calcext:value-type="float">
            <text:p>186</text:p>
          </table:table-cell>
          <table:table-cell table:style-name="ce4" table:formula="of:= AVERAGE([.T188:.X188])" office:value-type="float" office:value="6.06" calcext:value-type="float">
            <text:p>6.06</text:p>
          </table:table-cell>
          <table:table-cell table:style-name="ce4"/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186" calcext:value-type="float">
            <text:p>186</text:p>
          </table:table-cell>
          <table:table-cell table:style-name="ce4" table:formula="of:= AVERAGE([.AB188:.AF188])" office:value-type="float" office:value="6.06" calcext:value-type="float">
            <text:p>6.06</text:p>
          </table:table-cell>
          <table:table-cell table:style-name="ce4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87" calcext:value-type="float">
            <text:p>187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1" calcext:value-type="float">
            <text:p>9.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87" calcext:value-type="float">
            <text:p>187</text:p>
          </table:table-cell>
          <table:table-cell table:style-name="ce4" table:formula="of:= AVERAGE([.H188:.J189])" office:value-type="float" office:value="10.4833333333333" calcext:value-type="float">
            <text:p>10.483333333333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87" calcext:value-type="float">
            <text:p>187</text:p>
          </table:table-cell>
          <table:table-cell table:style-name="ce4" table:formula="of:=AVERAGE([.N189:.P189])" office:value-type="float" office:value="11" calcext:value-type="float">
            <text:p>11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187" calcext:value-type="float">
            <text:p>187</text:p>
          </table:table-cell>
          <table:table-cell table:style-name="ce4" table:formula="of:= AVERAGE([.T189:.X189])" office:value-type="float" office:value="6.56" calcext:value-type="float">
            <text:p>6.56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187" calcext:value-type="float">
            <text:p>187</text:p>
          </table:table-cell>
          <table:table-cell table:style-name="ce4" table:formula="of:= AVERAGE([.AB189:.AF189])" office:value-type="float" office:value="6.56" calcext:value-type="float">
            <text:p>6.56</text:p>
          </table:table-cell>
          <table:table-cell table:style-name="ce4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88" calcext:value-type="float">
            <text:p>188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88" calcext:value-type="float">
            <text:p>188</text:p>
          </table:table-cell>
          <table:table-cell table:style-name="ce4" table:formula="of:= AVERAGE([.H189:.J190])" office:value-type="float" office:value="10.0666666666667" calcext:value-type="float">
            <text:p>10.0666666666667</text:p>
          </table:table-cell>
          <table:table-cell table:style-name="ce4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88" calcext:value-type="float">
            <text:p>188</text:p>
          </table:table-cell>
          <table:table-cell table:style-name="ce4" table:formula="of:=AVERAGE([.N190:.P190])" office:value-type="float" office:value="10.6666666666667" calcext:value-type="float">
            <text:p>10.6666666666667</text:p>
          </table:table-cell>
          <table:table-cell table:style-name="ce4"/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88" calcext:value-type="float">
            <text:p>188</text:p>
          </table:table-cell>
          <table:table-cell table:style-name="ce4" table:formula="of:= AVERAGE([.T190:.X190])" office:value-type="float" office:value="5.64" calcext:value-type="float">
            <text:p>5.64</text:p>
          </table:table-cell>
          <table:table-cell table:style-name="ce4"/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5.6" calcext:value-type="float">
            <text:p>5.6</text:p>
          </table:table-cell>
          <table:table-cell table:style-name="ce4" office:value-type="float" office:value="188" calcext:value-type="float">
            <text:p>188</text:p>
          </table:table-cell>
          <table:table-cell table:style-name="ce4" table:formula="of:= AVERAGE([.AB190:.AF190])" office:value-type="float" office:value="5.64" calcext:value-type="float">
            <text:p>5.64</text:p>
          </table:table-cell>
          <table:table-cell table:style-name="ce4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89" calcext:value-type="float">
            <text:p>189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 AVERAGE([.H190:.J191])" office:value-type="float" office:value="10.3" calcext:value-type="float">
            <text:p>10.3</text:p>
          </table:table-cell>
          <table:table-cell table:style-name="ce4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AVERAGE([.N191:.P191])" office:value-type="float" office:value="10.6333333333333" calcext:value-type="float">
            <text:p>10.6333333333333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5" calcext:value-type="float">
            <text:p>7.5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 AVERAGE([.T191:.X191])" office:value-type="float" office:value="6.2" calcext:value-type="float">
            <text:p>6.2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7.5" calcext:value-type="float">
            <text:p>7.5</text:p>
          </table:table-cell>
          <table:table-cell table:style-name="ce4" office:value-type="float" office:value="189" calcext:value-type="float">
            <text:p>189</text:p>
          </table:table-cell>
          <table:table-cell table:style-name="ce4" table:formula="of:= AVERAGE([.AB191:.AF191])" office:value-type="float" office:value="6.2" calcext:value-type="float">
            <text:p>6.2</text:p>
          </table:table-cell>
          <table:table-cell table:style-name="ce4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style-name="ce5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190" calcext:value-type="float">
            <text:p>190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.2" calcext:value-type="float">
            <text:p>8.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90" calcext:value-type="float">
            <text:p>190</text:p>
          </table:table-cell>
          <table:table-cell table:style-name="ce4" table:formula="of:= AVERAGE([.H191:.J192])" office:value-type="float" office:value="10.2666666666667" calcext:value-type="float">
            <text:p>10.26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90" calcext:value-type="float">
            <text:p>190</text:p>
          </table:table-cell>
          <table:table-cell table:style-name="ce4" table:formula="of:=AVERAGE([.N192:.P192])" office:value-type="float" office:value="10.6333333333333" calcext:value-type="float">
            <text:p>10.6333333333333</text:p>
          </table:table-cell>
          <table:table-cell table:style-name="ce4"/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190" calcext:value-type="float">
            <text:p>190</text:p>
          </table:table-cell>
          <table:table-cell table:style-name="ce4" table:formula="of:= AVERAGE([.T192:.X192])" office:value-type="float" office:value="6.44" calcext:value-type="float">
            <text:p>6.44</text:p>
          </table:table-cell>
          <table:table-cell table:style-name="ce4"/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190" calcext:value-type="float">
            <text:p>190</text:p>
          </table:table-cell>
          <table:table-cell table:style-name="ce4" table:formula="of:= AVERAGE([.AB192:.AF192])" office:value-type="float" office:value="6.44" calcext:value-type="float">
            <text:p>6.44</text:p>
          </table:table-cell>
          <table:table-cell table:style-name="ce4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style-name="ce5" office:value-type="float" office:value="25" calcext:value-type="float">
            <text:p>25</text:p>
          </table:table-cell>
          <table:table-cell table:style-name="ce4"/>
          <table:table-cell table:style-name="ce4" office:value-type="float" office:value="191" calcext:value-type="float">
            <text:p>191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7" calcext:value-type="float">
            <text:p>9.7</text:p>
          </table:table-cell>
          <table:table-cell table:number-columns-repeated="2" table:style-name="ce5" office:value-type="float" office:value="9.9" calcext:value-type="float">
            <text:p>9.9</text:p>
          </table:table-cell>
          <table:table-cell table:style-name="ce4" office:value-type="float" office:value="191" calcext:value-type="float">
            <text:p>191</text:p>
          </table:table-cell>
          <table:table-cell table:style-name="ce4" table:formula="of:= AVERAGE([.H192:.J193])" office:value-type="float" office:value="9.95" calcext:value-type="float">
            <text:p>9.95</text:p>
          </table:table-cell>
          <table:table-cell table:style-name="ce4"/>
          <table:table-cell table:number-columns-repeated="3" table:style-name="ce5" office:value-type="float" office:value="11" calcext:value-type="float">
            <text:p>11</text:p>
          </table:table-cell>
          <table:table-cell table:style-name="ce4" office:value-type="float" office:value="191" calcext:value-type="float">
            <text:p>191</text:p>
          </table:table-cell>
          <table:table-cell table:style-name="ce4" table:formula="of:=AVERAGE([.N193:.P193])" office:value-type="float" office:value="11" calcext:value-type="float">
            <text:p>11</text:p>
          </table:table-cell>
          <table:table-cell table:style-name="ce4"/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91" calcext:value-type="float">
            <text:p>191</text:p>
          </table:table-cell>
          <table:table-cell table:style-name="ce4" table:formula="of:= AVERAGE([.T193:.X193])" office:value-type="float" office:value="6.14" calcext:value-type="float">
            <text:p>6.14</text:p>
          </table:table-cell>
          <table:table-cell table:style-name="ce4"/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4" office:value-type="float" office:value="191" calcext:value-type="float">
            <text:p>191</text:p>
          </table:table-cell>
          <table:table-cell table:style-name="ce4" table:formula="of:= AVERAGE([.AB193:.AF193])" office:value-type="float" office:value="6.14" calcext:value-type="float">
            <text:p>6.14</text:p>
          </table:table-cell>
          <table:table-cell table:style-name="ce4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92" calcext:value-type="float">
            <text:p>192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192" calcext:value-type="float">
            <text:p>192</text:p>
          </table:table-cell>
          <table:table-cell table:style-name="ce4" table:formula="of:= AVERAGE([.H193:.J194])" office:value-type="float" office:value="10.15" calcext:value-type="float">
            <text:p>10.15</text:p>
          </table:table-cell>
          <table:table-cell table:style-name="ce4"/>
          <table:table-cell table:number-columns-repeated="3" table:style-name="ce5" office:value-type="float" office:value="12" calcext:value-type="float">
            <text:p>12</text:p>
          </table:table-cell>
          <table:table-cell table:style-name="ce4" office:value-type="float" office:value="192" calcext:value-type="float">
            <text:p>192</text:p>
          </table:table-cell>
          <table:table-cell table:style-name="ce4" table:formula="of:=AVERAGE([.N194:.P194])" office:value-type="float" office:value="12" calcext:value-type="float">
            <text:p>12</text:p>
          </table:table-cell>
          <table:table-cell table:style-name="ce4"/>
          <table:table-cell table:style-name="ce5" office:value-type="float" office:value="5.5" calcext:value-type="float">
            <text:p>5.5</text:p>
          </table:table-cell>
          <table:table-cell table:number-columns-repeated="2" table:style-name="ce5" office:value-type="float" office:value="7.1" calcext:value-type="float">
            <text:p>7.1</text:p>
          </table:table-cell>
          <table:table-cell table:number-columns-repeated="2" table:style-name="ce5" office:value-type="float" office:value="5.9" calcext:value-type="float">
            <text:p>5.9</text:p>
          </table:table-cell>
          <table:table-cell table:style-name="ce4" office:value-type="float" office:value="192" calcext:value-type="float">
            <text:p>192</text:p>
          </table:table-cell>
          <table:table-cell table:style-name="ce4" table:formula="of:= AVERAGE([.T194:.X194])" office:value-type="float" office:value="6.3" calcext:value-type="float">
            <text:p>6.3</text:p>
          </table:table-cell>
          <table:table-cell table:style-name="ce4"/>
          <table:table-cell table:style-name="ce5" office:value-type="float" office:value="5.5" calcext:value-type="float">
            <text:p>5.5</text:p>
          </table:table-cell>
          <table:table-cell table:number-columns-repeated="2" table:style-name="ce5" office:value-type="float" office:value="7.1" calcext:value-type="float">
            <text:p>7.1</text:p>
          </table:table-cell>
          <table:table-cell table:number-columns-repeated="2" table:style-name="ce5" office:value-type="float" office:value="5.9" calcext:value-type="float">
            <text:p>5.9</text:p>
          </table:table-cell>
          <table:table-cell table:style-name="ce4" office:value-type="float" office:value="192" calcext:value-type="float">
            <text:p>192</text:p>
          </table:table-cell>
          <table:table-cell table:style-name="ce4" table:formula="of:= AVERAGE([.AB194:.AF194])" office:value-type="float" office:value="6.3" calcext:value-type="float">
            <text:p>6.3</text:p>
          </table:table-cell>
          <table:table-cell table:style-name="ce4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93" calcext:value-type="float">
            <text:p>193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93" calcext:value-type="float">
            <text:p>193</text:p>
          </table:table-cell>
          <table:table-cell table:style-name="ce4" table:formula="of:= AVERAGE([.H194:.J195])" office:value-type="float" office:value="10.7166666666667" calcext:value-type="float">
            <text:p>10.7166666666667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93" calcext:value-type="float">
            <text:p>193</text:p>
          </table:table-cell>
          <table:table-cell table:style-name="ce4" table:formula="of:=AVERAGE([.N195:.P195])" office:value-type="float" office:value="10.9666666666667" calcext:value-type="float">
            <text:p>10.9666666666667</text:p>
          </table:table-cell>
          <table:table-cell table:style-name="ce4"/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193" calcext:value-type="float">
            <text:p>193</text:p>
          </table:table-cell>
          <table:table-cell table:style-name="ce4" table:formula="of:= AVERAGE([.T195:.X195])" office:value-type="float" office:value="6.02" calcext:value-type="float">
            <text:p>6.02</text:p>
          </table:table-cell>
          <table:table-cell table:style-name="ce4"/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193" calcext:value-type="float">
            <text:p>193</text:p>
          </table:table-cell>
          <table:table-cell table:style-name="ce4" table:formula="of:= AVERAGE([.AB195:.AF195])" office:value-type="float" office:value="6.02" calcext:value-type="float">
            <text:p>6.02</text:p>
          </table:table-cell>
          <table:table-cell table:style-name="ce4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94" calcext:value-type="float">
            <text:p>194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94" calcext:value-type="float">
            <text:p>194</text:p>
          </table:table-cell>
          <table:table-cell table:style-name="ce4" table:formula="of:= AVERAGE([.H195:.J196])" office:value-type="float" office:value="10.6166666666667" calcext:value-type="float">
            <text:p>10.6166666666667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194" calcext:value-type="float">
            <text:p>194</text:p>
          </table:table-cell>
          <table:table-cell table:style-name="ce4" table:formula="of:=AVERAGE([.N196:.P196])" office:value-type="float" office:value="11.6333333333333" calcext:value-type="float">
            <text:p>11.6333333333333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7" calcext:value-type="float">
            <text:p>6.7</text:p>
          </table:table-cell>
          <table:table-cell table:number-columns-repeated="2" table:style-name="ce5" office:value-type="float" office:value="6.3" calcext:value-type="float">
            <text:p>6.3</text:p>
          </table:table-cell>
          <table:table-cell table:style-name="ce5" office:value-type="float" office:value="6.2" calcext:value-type="float">
            <text:p>6.2</text:p>
          </table:table-cell>
          <table:table-cell table:style-name="ce4" office:value-type="float" office:value="194" calcext:value-type="float">
            <text:p>194</text:p>
          </table:table-cell>
          <table:table-cell table:style-name="ce4" table:formula="of:= AVERAGE([.T196:.X196])" office:value-type="float" office:value="6.22" calcext:value-type="float">
            <text:p>6.22</text:p>
          </table:table-cell>
          <table:table-cell table:style-name="ce4"/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6.7" calcext:value-type="float">
            <text:p>6.7</text:p>
          </table:table-cell>
          <table:table-cell table:number-columns-repeated="2" table:style-name="ce5" office:value-type="float" office:value="6.3" calcext:value-type="float">
            <text:p>6.3</text:p>
          </table:table-cell>
          <table:table-cell table:style-name="ce5" office:value-type="float" office:value="6.2" calcext:value-type="float">
            <text:p>6.2</text:p>
          </table:table-cell>
          <table:table-cell table:style-name="ce4" office:value-type="float" office:value="194" calcext:value-type="float">
            <text:p>194</text:p>
          </table:table-cell>
          <table:table-cell table:style-name="ce4" table:formula="of:= AVERAGE([.AB196:.AF196])" office:value-type="float" office:value="6.22" calcext:value-type="float">
            <text:p>6.22</text:p>
          </table:table-cell>
          <table:table-cell table:style-name="ce4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95" calcext:value-type="float">
            <text:p>195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 table:style-name="ce5" office:value-type="float" office:value="8.9" calcext:value-type="float">
            <text:p>8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4" table:formula="of:= AVERAGE([.H196:.J197])" office:value-type="float" office:value="9.93333333333333" calcext:value-type="float">
            <text:p>9.93333333333333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4" table:formula="of:=AVERAGE([.N197:.P197])" office:value-type="float" office:value="11.3333333333333" calcext:value-type="float">
            <text:p>11.3333333333333</text:p>
          </table:table-cell>
          <table:table-cell table:style-name="ce4"/>
          <table:table-cell table:number-columns-repeated="2" table:style-name="ce5" office:value-type="float" office:value="6.4" calcext:value-type="float">
            <text:p>6.4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7.1" calcext:value-type="float">
            <text:p>7.1</text:p>
          </table:table-cell>
          <table:table-cell table:style-name="ce4" office:value-type="float" office:value="195" calcext:value-type="float">
            <text:p>195</text:p>
          </table:table-cell>
          <table:table-cell table:style-name="ce4" table:formula="of:= AVERAGE([.T197:.X197])" office:value-type="float" office:value="6.5" calcext:value-type="float">
            <text:p>6.5</text:p>
          </table:table-cell>
          <table:table-cell table:style-name="ce4"/>
          <table:table-cell table:number-columns-repeated="2" table:style-name="ce5" office:value-type="float" office:value="6.4" calcext:value-type="float">
            <text:p>6.4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7.1" calcext:value-type="float">
            <text:p>7.1</text:p>
          </table:table-cell>
          <table:table-cell table:style-name="ce4" office:value-type="float" office:value="195" calcext:value-type="float">
            <text:p>195</text:p>
          </table:table-cell>
          <table:table-cell table:style-name="ce4" table:formula="of:= AVERAGE([.AB197:.AF197])" office:value-type="float" office:value="6.5" calcext:value-type="float">
            <text:p>6.5</text:p>
          </table:table-cell>
          <table:table-cell table:style-name="ce4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5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196" calcext:value-type="float">
            <text:p>196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7" calcext:value-type="float">
            <text:p>9.7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96" calcext:value-type="float">
            <text:p>196</text:p>
          </table:table-cell>
          <table:table-cell table:style-name="ce4" table:formula="of:= AVERAGE([.H197:.J198])" office:value-type="float" office:value="9.9" calcext:value-type="float">
            <text:p>9.9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6" calcext:value-type="float">
            <text:p>9.6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96" calcext:value-type="float">
            <text:p>196</text:p>
          </table:table-cell>
          <table:table-cell table:style-name="ce4" table:formula="of:=AVERAGE([.N198:.P198])" office:value-type="float" office:value="10.5333333333333" calcext:value-type="float">
            <text:p>10.5333333333333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5.4" calcext:value-type="float">
            <text:p>5.4</text:p>
          </table:table-cell>
          <table:table-cell table:style-name="ce4" office:value-type="float" office:value="196" calcext:value-type="float">
            <text:p>196</text:p>
          </table:table-cell>
          <table:table-cell table:style-name="ce4" table:formula="of:= AVERAGE([.T198:.X198])" office:value-type="float" office:value="6.22" calcext:value-type="float">
            <text:p>6.22</text:p>
          </table:table-cell>
          <table:table-cell table:style-name="ce4"/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5.4" calcext:value-type="float">
            <text:p>5.4</text:p>
          </table:table-cell>
          <table:table-cell table:style-name="ce4" office:value-type="float" office:value="196" calcext:value-type="float">
            <text:p>196</text:p>
          </table:table-cell>
          <table:table-cell table:style-name="ce4" table:formula="of:= AVERAGE([.AB198:.AF198])" office:value-type="float" office:value="6.22" calcext:value-type="float">
            <text:p>6.22</text:p>
          </table:table-cell>
          <table:table-cell table:style-name="ce4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197" calcext:value-type="float">
            <text:p>197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4" calcext:value-type="float">
            <text:p>9.4</text:p>
          </table:table-cell>
          <table:table-cell table:style-name="ce4" office:value-type="float" office:value="197" calcext:value-type="float">
            <text:p>197</text:p>
          </table:table-cell>
          <table:table-cell table:style-name="ce4" table:formula="of:= AVERAGE([.H198:.J199])" office:value-type="float" office:value="10.5" calcext:value-type="float">
            <text:p>10.5</text:p>
          </table:table-cell>
          <table:table-cell table:style-name="ce4"/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6" calcext:value-type="float">
            <text:p>9.6</text:p>
          </table:table-cell>
          <table:table-cell table:style-name="ce4" office:value-type="float" office:value="197" calcext:value-type="float">
            <text:p>197</text:p>
          </table:table-cell>
          <table:table-cell table:style-name="ce4" table:formula="of:=AVERAGE([.N199:.P199])" office:value-type="float" office:value="10.1666666666667" calcext:value-type="float">
            <text:p>10.1666666666667</text:p>
          </table:table-cell>
          <table:table-cell table:style-name="ce4"/>
          <table:table-cell table:style-name="ce5" office:value-type="float" office:value="6" calcext:value-type="float">
            <text:p>6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197" calcext:value-type="float">
            <text:p>197</text:p>
          </table:table-cell>
          <table:table-cell table:style-name="ce4" table:formula="of:= AVERAGE([.T199:.X199])" office:value-type="float" office:value="6.32" calcext:value-type="float">
            <text:p>6.32</text:p>
          </table:table-cell>
          <table:table-cell table:style-name="ce4"/>
          <table:table-cell table:style-name="ce5" office:value-type="float" office:value="6" calcext:value-type="float">
            <text:p>6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197" calcext:value-type="float">
            <text:p>197</text:p>
          </table:table-cell>
          <table:table-cell table:style-name="ce4" table:formula="of:= AVERAGE([.AB199:.AF199])" office:value-type="float" office:value="6.32" calcext:value-type="float">
            <text:p>6.32</text:p>
          </table:table-cell>
          <table:table-cell table:style-name="ce4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98" calcext:value-type="float">
            <text:p>198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 table:style-name="ce5" office:value-type="float" office:value="9.4" calcext:value-type="float">
            <text:p>9.4</text:p>
          </table:table-cell>
          <table:table-cell table:style-name="ce5" office:value-type="float" office:value="9.9" calcext:value-type="float">
            <text:p>9.9</text:p>
          </table:table-cell>
          <table:table-cell table:style-name="ce4" office:value-type="float" office:value="198" calcext:value-type="float">
            <text:p>198</text:p>
          </table:table-cell>
          <table:table-cell table:style-name="ce4" table:formula="of:= AVERAGE([.H199:.J200])" office:value-type="float" office:value="10.1833333333333" calcext:value-type="float">
            <text:p>10.1833333333333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4" office:value-type="float" office:value="198" calcext:value-type="float">
            <text:p>198</text:p>
          </table:table-cell>
          <table:table-cell table:style-name="ce4" table:formula="of:=AVERAGE([.N200:.P200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8" calcext:value-type="float">
            <text:p>6.8</text:p>
          </table:table-cell>
          <table:table-cell table:style-name="ce4" office:value-type="float" office:value="198" calcext:value-type="float">
            <text:p>198</text:p>
          </table:table-cell>
          <table:table-cell table:style-name="ce4" table:formula="of:= AVERAGE([.T200:.X200])" office:value-type="float" office:value="6.2" calcext:value-type="float">
            <text:p>6.2</text:p>
          </table:table-cell>
          <table:table-cell table:style-name="ce4"/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8" calcext:value-type="float">
            <text:p>6.8</text:p>
          </table:table-cell>
          <table:table-cell table:style-name="ce4" office:value-type="float" office:value="198" calcext:value-type="float">
            <text:p>198</text:p>
          </table:table-cell>
          <table:table-cell table:style-name="ce4" table:formula="of:= AVERAGE([.AB200:.AF200])" office:value-type="float" office:value="6.2" calcext:value-type="float">
            <text:p>6.2</text:p>
          </table:table-cell>
          <table:table-cell table:style-name="ce4"/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style-name="ce5" office:value-type="float" office:value="28" calcext:value-type="float">
            <text:p>28</text:p>
          </table:table-cell>
          <table:table-cell table:style-name="ce4"/>
          <table:table-cell table:style-name="ce4" office:value-type="float" office:value="199" calcext:value-type="float">
            <text:p>199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6" calcext:value-type="float">
            <text:p>9.6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99" calcext:value-type="float">
            <text:p>199</text:p>
          </table:table-cell>
          <table:table-cell table:style-name="ce4" table:formula="of:= AVERAGE([.H200:.J201])" office:value-type="float" office:value="10.05" calcext:value-type="float">
            <text:p>10.05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4" office:value-type="float" office:value="199" calcext:value-type="float">
            <text:p>199</text:p>
          </table:table-cell>
          <table:table-cell table:style-name="ce4" table:formula="of:=AVERAGE([.N201:.P201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4" calcext:value-type="float">
            <text:p>5.4</text:p>
          </table:table-cell>
          <table:table-cell table:style-name="ce4" office:value-type="float" office:value="199" calcext:value-type="float">
            <text:p>199</text:p>
          </table:table-cell>
          <table:table-cell table:style-name="ce4" table:formula="of:= AVERAGE([.T201:.X201])" office:value-type="float" office:value="5.76" calcext:value-type="float">
            <text:p>5.76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4" calcext:value-type="float">
            <text:p>5.4</text:p>
          </table:table-cell>
          <table:table-cell table:style-name="ce4" office:value-type="float" office:value="199" calcext:value-type="float">
            <text:p>199</text:p>
          </table:table-cell>
          <table:table-cell table:style-name="ce4" table:formula="of:= AVERAGE([.AB201:.AF201])" office:value-type="float" office:value="5.76" calcext:value-type="float">
            <text:p>5.76</text:p>
          </table:table-cell>
          <table:table-cell table:style-name="ce4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5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00" calcext:value-type="float">
            <text:p>200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9.4" calcext:value-type="float">
            <text:p>9.4</text:p>
          </table:table-cell>
          <table:table-cell table:number-columns-repeated="2" table:style-name="ce5" office:value-type="float" office:value="9.9" calcext:value-type="float">
            <text:p>9.9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 AVERAGE([.H201:.J202])" office:value-type="float" office:value="10.1333333333333" calcext:value-type="float">
            <text:p>10.1333333333333</text:p>
          </table:table-cell>
          <table:table-cell table:style-name="ce4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9.7" calcext:value-type="float">
            <text:p>9.7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AVERAGE([.N202:.P202])" office:value-type="float" office:value="10.8666666666667" calcext:value-type="float">
            <text:p>10.8666666666667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 AVERAGE([.T202:.X202])" office:value-type="float" office:value="6.62" calcext:value-type="float">
            <text:p>6.62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4" calcext:value-type="float">
            <text:p>6.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 AVERAGE([.AB202:.AF202])" office:value-type="float" office:value="6.62" calcext:value-type="float">
            <text:p>6.62</text:p>
          </table:table-cell>
          <table:table-cell table:style-name="ce4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5" office:value-type="float" office:value="31" calcext:value-type="float">
            <text:p>31</text:p>
          </table:table-cell>
          <table:table-cell table:style-name="ce4"/>
          <table:table-cell table:style-name="ce4" office:value-type="float" office:value="201" calcext:value-type="float">
            <text:p>201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8.9" calcext:value-type="float">
            <text:p>8.9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formula="of:= AVERAGE([.H202:.J203])" office:value-type="float" office:value="10.0166666666667" calcext:value-type="float">
            <text:p>10.0166666666667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formula="of:=AVERAGE([.N203:.P203])" office:value-type="float" office:value="11.6666666666667" calcext:value-type="float">
            <text:p>11.6666666666667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7.5" calcext:value-type="float">
            <text:p>7.5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formula="of:= AVERAGE([.T203:.X203])" office:value-type="float" office:value="6.64" calcext:value-type="float">
            <text:p>6.64</text:p>
          </table:table-cell>
          <table:table-cell table:style-name="ce4"/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7.5" calcext:value-type="float">
            <text:p>7.5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formula="of:= AVERAGE([.AB203:.AF203])" office:value-type="float" office:value="6.64" calcext:value-type="float">
            <text:p>6.64</text:p>
          </table:table-cell>
          <table:table-cell table:style-name="ce4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5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202" calcext:value-type="float">
            <text:p>202</text:p>
          </table:table-cell>
          <table:table-cell table:style-name="ce5" office:value-type="float" office:value="34" calcext:value-type="float">
            <text:p>34</text:p>
          </table:table-cell>
          <table:table-cell table:style-name="ce4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formula="of:= AVERAGE([.H203:.J204])" office:value-type="float" office:value="10.8166666666667" calcext:value-type="float">
            <text:p>10.8166666666667</text:p>
          </table:table-cell>
          <table:table-cell table:style-name="ce4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formula="of:=AVERAGE([.N204:.P204])" office:value-type="float" office:value="11.3333333333333" calcext:value-type="float">
            <text:p>11.3333333333333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1" calcext:value-type="float">
            <text:p>5.1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formula="of:= AVERAGE([.T204:.X204])" office:value-type="float" office:value="5.9" calcext:value-type="float">
            <text:p>5.9</text:p>
          </table:table-cell>
          <table:table-cell table:style-name="ce4"/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5.1" calcext:value-type="float">
            <text:p>5.1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formula="of:= AVERAGE([.AB204:.AF204])" office:value-type="float" office:value="5.9" calcext:value-type="float">
            <text:p>5.9</text:p>
          </table:table-cell>
          <table:table-cell table:style-name="ce4"/>
        </table:table-row>
        <table:table-row table:style-name="ro1" table:number-rows-repeated="47">
          <table:table-cell table:style-name="ce4" table:number-columns-repeated="9"/>
          <table:table-cell table:style-name="ce7"/>
          <table:table-cell table:style-name="ce4" table:number-columns-repeated="3"/>
          <table:table-cell table:style-name="ce7" table:number-columns-repeated="2"/>
          <table:table-cell table:style-name="ce4" table:number-columns-repeated="4"/>
          <table:table-cell table:style-name="ce7" table:number-columns-repeated="2"/>
          <table:table-cell table:style-name="ce4" table:number-columns-repeated="2"/>
          <table:table-cell table:style-name="ce7"/>
          <table:table-cell table:style-name="ce4" table:number-columns-repeated="11"/>
        </table:table-row>
        <table:table-row table:style-name="ro1" table:number-rows-repeated="474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 style:data-style-name="N2" text:time-value="18:41:48.4949039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7:58:36.552916739</meta:creation-date>
    <meta:generator>LibreOffice/24.2.6.2$Linux_X86_64 LibreOffice_project/420$Build-2</meta:generator>
    <dc:date>2025-01-28T23:21:09.108556384</dc:date>
    <meta:editing-duration>PT4H38M54S</meta:editing-duration>
    <meta:editing-cycles>7</meta:editing-cycles>
    <meta:document-statistic meta:table-count="1" meta:cell-count="5690" meta:object-count="0"/>
  </office:meta>
</office:document-meta>
</file>